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Standard" style:font-family-generic="roman" style:font-pitch="variable"/>
  </office:font-face-decls>
  <office:automatic-styles>
    <style:style style:name="P1" style:family="paragraph" style:parent-style-name="Standard">
      <style:paragraph-properties fo:orphans="0" fo:widows="0"/>
      <style:text-properties fo:font-size="1pt" style:font-size-asian="1pt" style:font-size-complex="1pt"/>
    </style:style>
    <style:style style:name="P2" style:family="paragraph" style:parent-style-name="Header_20_or_20_footer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16.9cm" style:type="right"/>
        </style:tab-stops>
      </style:paragraph-properties>
    </style:style>
    <style:style style:name="P3" style:family="paragraph" style:parent-style-name="Header_20_or_20_footer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4" style:family="paragraph" style:parent-style-name="Standard">
      <style:paragraph-properties fo:orphans="0" fo:widows="0"/>
    </style:style>
    <style:style style:name="P5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keep-together="auto" fo:orphans="0" fo:widows="0" fo:text-indent="0cm" style:auto-text-indent="false" fo:background-color="transparent" fo:keep-with-next="auto" style:writing-mode="lr-tb"/>
    </style:style>
    <style:style style:name="P6" style:family="paragraph" style:parent-style-name="Body_20_text_20__28_8_29_">
      <loext:graphic-properties draw:fill="none" draw:fill-color="#ffffff"/>
      <style:paragraph-properties fo:margin-left="0cm" fo:margin-right="0cm" fo:margin-top="0cm" fo:margin-bottom="0cm" style:contextual-spacing="false" fo:keep-together="auto" fo:orphans="0" fo:widows="0" fo:text-indent="0cm" style:auto-text-indent="false" fo:background-color="transparent" fo:keep-with-next="auto" style:writing-mode="lr-tb"/>
    </style:style>
    <style:style style:name="P7" style:family="paragraph" style:parent-style-name="Body_20_text_20__28_6_29_">
      <loext:graphic-properties draw:fill="none" draw:fill-color="#ffffff"/>
      <style:paragraph-properties fo:margin-left="0cm" fo:margin-right="0cm" fo:margin-top="0cm" fo:margin-bottom="0.224cm" style:contextual-spacing="false" fo:keep-together="auto" fo:orphans="0" fo:widows="0" fo:text-indent="0cm" style:auto-text-indent="false" fo:background-color="transparent" fo:keep-with-next="auto" style:writing-mode="lr-tb"/>
    </style:style>
    <style:style style:name="P8" style:family="paragraph" style:parent-style-name="Body_20_text_20__28_2_29_">
      <loext:graphic-properties draw:fill="none" draw:fill-color="#ffffff"/>
      <style:paragraph-properties fo:margin-left="4.833cm" fo:margin-right="0cm" fo:margin-top="0cm" fo:margin-bottom="0cm" style:contextual-spacing="false" fo:keep-together="auto" fo:orphans="0" fo:widows="0" fo:text-indent="0cm" style:auto-text-indent="false" fo:background-color="transparent" fo:keep-with-next="auto" style:writing-mode="lr-tb"/>
    </style:style>
    <style:style style:name="P9" style:family="paragraph" style:parent-style-name="Body_20_text_20__28_2_29_">
      <loext:graphic-properties draw:fill="none" draw:fill-color="#ffffff"/>
      <style:paragraph-properties fo:margin-left="4.833cm" fo:margin-right="0cm" fo:margin-top="0cm" fo:margin-bottom="0.212cm" style:contextual-spacing="false" fo:keep-together="auto" fo:orphans="0" fo:widows="0" fo:text-indent="0cm" style:auto-text-indent="false" fo:background-color="transparent" fo:keep-with-next="auto" style:writing-mode="lr-tb"/>
    </style:style>
    <style:style style:name="P10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keep-together="auto" fo:orphans="0" fo:widows="0" fo:text-indent="0cm" style:auto-text-indent="false" fo:background-color="transparent" fo:keep-with-next="auto" style:writing-mode="lr-tb">
        <style:tab-stops>
          <style:tab-stop style:position="0.674cm"/>
        </style:tab-stops>
      </style:paragraph-properties>
    </style:style>
    <style:style style:name="P11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keep-together="auto" fo:orphans="0" fo:widows="0" fo:text-indent="0cm" style:auto-text-indent="false" fo:background-color="transparent" fo:keep-with-next="auto" style:writing-mode="lr-tb">
        <style:tab-stops>
          <style:tab-stop style:position="0.631cm"/>
        </style:tab-stops>
      </style:paragraph-properties>
    </style:style>
    <style:style style:name="P12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keep-together="auto" fo:orphans="0" fo:widows="0" fo:text-indent="0cm" style:auto-text-indent="false" fo:background-color="transparent" fo:keep-with-next="auto" style:writing-mode="lr-tb">
        <style:tab-stops>
          <style:tab-stop style:position="7.188cm" style:type="right"/>
        </style:tab-stops>
      </style:paragraph-properties>
    </style:style>
    <style:style style:name="P13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keep-together="auto" fo:orphans="0" fo:widows="0" fo:text-indent="0cm" style:auto-text-indent="false" fo:background-color="transparent" fo:keep-with-next="auto" style:writing-mode="lr-tb">
        <style:tab-stops>
          <style:tab-stop style:position="2.91cm"/>
        </style:tab-stops>
      </style:paragraph-properties>
    </style:style>
    <style:style style:name="P14" style:family="paragraph" style:parent-style-name="Body_20_text_20__28_5_29_">
      <loext:graphic-properties draw:fill="none" draw:fill-color="#ffffff"/>
      <style:paragraph-properties fo:margin-left="0cm" fo:margin-right="0cm" fo:margin-top="0cm" fo:margin-bottom="0cm" style:contextual-spacing="false" fo:keep-together="auto" fo:orphans="0" fo:widows="0" fo:text-indent="0cm" style:auto-text-indent="false" fo:background-color="transparent" fo:keep-with-next="auto" style:writing-mode="lr-tb">
        <style:tab-stops>
          <style:tab-stop style:position="2.91cm"/>
        </style:tab-stops>
      </style:paragraph-properties>
    </style:style>
    <style:style style:name="P15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keep-together="auto" fo:orphans="0" fo:widows="0" fo:text-indent="0cm" style:auto-text-indent="false" fo:background-color="transparent" fo:keep-with-next="auto" style:writing-mode="lr-tb">
        <style:tab-stops>
          <style:tab-stop style:position="2.91cm"/>
          <style:tab-stop style:position="4.919cm" style:type="right"/>
          <style:tab-stop style:position="7.184cm" style:type="right"/>
        </style:tab-stops>
      </style:paragraph-properties>
    </style:style>
    <style:style style:name="P16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keep-together="auto" fo:orphans="0" fo:widows="0" fo:text-indent="0cm" style:auto-text-indent="false" fo:background-color="transparent" fo:keep-with-next="auto" style:writing-mode="lr-tb">
        <style:tab-stops>
          <style:tab-stop style:position="2.983cm"/>
        </style:tab-stops>
      </style:paragraph-properties>
    </style:style>
    <style:style style:name="P17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keep-together="auto" fo:orphans="0" fo:widows="0" fo:text-indent="0cm" style:auto-text-indent="false" fo:background-color="transparent" fo:keep-with-next="auto" style:writing-mode="lr-tb">
        <style:tab-stops>
          <style:tab-stop style:position="2.965cm"/>
          <style:tab-stop style:position="5.609cm" style:type="center"/>
          <style:tab-stop style:position="7.006cm" style:type="right"/>
        </style:tab-stops>
      </style:paragraph-properties>
    </style:style>
    <style:style style:name="P18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keep-together="auto" fo:orphans="0" fo:widows="0" fo:text-indent="0cm" style:auto-text-indent="false" fo:background-color="transparent" fo:keep-with-next="auto" style:writing-mode="lr-tb">
        <style:tab-stops>
          <style:tab-stop style:position="2.923cm"/>
          <style:tab-stop style:position="6.258cm"/>
          <style:tab-stop style:position="7.273cm" style:type="right"/>
        </style:tab-stops>
      </style:paragraph-properties>
    </style:style>
    <style:style style:name="P19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keep-together="auto" fo:orphans="0" fo:widows="0" fo:text-indent="0cm" style:auto-text-indent="false" fo:background-color="transparent" fo:keep-with-next="auto" style:writing-mode="lr-tb">
        <style:tab-stops>
          <style:tab-stop style:position="2.923cm"/>
          <style:tab-stop style:position="5.935cm" style:type="right"/>
          <style:tab-stop style:position="6.267cm"/>
          <style:tab-stop style:position="6.754cm" style:type="center"/>
        </style:tab-stops>
      </style:paragraph-properties>
    </style:style>
    <style:style style:name="P20" style:family="paragraph" style:parent-style-name="Body_20_text_20__28_5_29_">
      <loext:graphic-properties draw:fill="none" draw:fill-color="#ffffff"/>
      <style:paragraph-properties fo:margin-left="4.833cm" fo:margin-right="0cm" fo:margin-top="0cm" fo:margin-bottom="0cm" style:contextual-spacing="false" fo:keep-together="auto" fo:orphans="0" fo:widows="0" fo:text-indent="0cm" style:auto-text-indent="false" fo:background-color="transparent" fo:keep-with-next="auto" style:writing-mode="lr-tb">
        <style:tab-stops>
          <style:tab-stop style:position="7.805cm"/>
        </style:tab-stops>
      </style:paragraph-properties>
    </style:style>
    <style:style style:name="P21" style:family="paragraph" style:parent-style-name="Body_20_text_20__28_5_29_">
      <loext:graphic-properties draw:fill="none" draw:fill-color="#ffffff"/>
      <style:paragraph-properties fo:margin-left="4.833cm" fo:margin-right="0cm" fo:margin-top="0cm" fo:margin-bottom="0cm" style:contextual-spacing="false" fo:keep-together="auto" fo:orphans="0" fo:widows="0" fo:text-indent="0cm" style:auto-text-indent="false" fo:background-color="transparent" fo:keep-with-next="auto" style:writing-mode="lr-tb">
        <style:tab-stops>
          <style:tab-stop style:position="7.809cm"/>
        </style:tab-stops>
      </style:paragraph-properties>
    </style:style>
    <style:style style:name="P22" style:family="paragraph" style:parent-style-name="Body_20_text_20__28_5_29_">
      <loext:graphic-properties draw:fill="none" draw:fill-color="#ffffff"/>
      <style:paragraph-properties fo:margin-left="0cm" fo:margin-right="0cm" fo:margin-top="0cm" fo:margin-bottom="0cm" style:contextual-spacing="false" fo:keep-together="auto" fo:orphans="0" fo:widows="0" fo:text-indent="0cm" style:auto-text-indent="false" fo:background-color="transparent" fo:keep-with-next="auto" style:writing-mode="lr-tb">
        <style:tab-stops>
          <style:tab-stop style:position="3.916cm" style:type="right"/>
        </style:tab-stops>
      </style:paragraph-properties>
    </style:style>
    <style:style style:name="P23" style:family="paragraph" style:parent-style-name="Body_20_text_20__28_5_29_">
      <loext:graphic-properties draw:fill="none" draw:fill-color="#ffffff"/>
      <style:paragraph-properties fo:margin-left="0cm" fo:margin-right="0cm" fo:margin-top="0cm" fo:margin-bottom="0cm" style:contextual-spacing="false" fo:keep-together="auto" fo:orphans="0" fo:widows="0" fo:text-indent="0cm" style:auto-text-indent="false" fo:background-color="transparent" fo:keep-with-next="auto" style:writing-mode="lr-tb">
        <style:tab-stops>
          <style:tab-stop style:position="2.917cm"/>
        </style:tab-stops>
      </style:paragraph-properties>
    </style:style>
    <style:style style:name="P24" style:family="paragraph" style:parent-style-name="Body_20_text_20__28_5_29_">
      <loext:graphic-properties draw:fill="none" draw:fill-color="#ffffff"/>
      <style:paragraph-properties fo:margin-left="0cm" fo:margin-right="0cm" fo:margin-top="0cm" fo:margin-bottom="0cm" style:contextual-spacing="false" fo:keep-together="auto" fo:orphans="0" fo:widows="0" fo:text-indent="0cm" style:auto-text-indent="false" fo:background-color="transparent" fo:keep-with-next="auto" style:writing-mode="lr-tb">
        <style:tab-stops>
          <style:tab-stop style:position="2.965cm"/>
        </style:tab-stops>
      </style:paragraph-properties>
    </style:style>
    <style:style style:name="P25" style:family="paragraph" style:parent-style-name="Body_20_text_20__28_5_29_">
      <loext:graphic-properties draw:fill="none" draw:fill-color="#ffffff"/>
      <style:paragraph-properties fo:margin-left="0cm" fo:margin-right="0cm" fo:margin-top="0cm" fo:margin-bottom="0cm" style:contextual-spacing="false" fo:keep-together="auto" fo:orphans="0" fo:widows="0" fo:text-indent="0cm" style:auto-text-indent="false" fo:background-color="transparent" fo:keep-with-next="auto" style:writing-mode="lr-tb">
        <style:tab-stops>
          <style:tab-stop style:position="2.923cm"/>
        </style:tab-stops>
      </style:paragraph-properties>
    </style:style>
    <style:style style:name="P26" style:family="paragraph" style:parent-style-name="Body_20_text_20__28_7_29_">
      <loext:graphic-properties draw:fill="none" draw:fill-color="#ffffff"/>
      <style:paragraph-properties fo:margin-left="0cm" fo:margin-right="0cm" fo:margin-top="0cm" fo:margin-bottom="0cm" style:contextual-spacing="false" fo:keep-together="auto" fo:orphans="0" fo:widows="0" fo:text-indent="0cm" style:auto-text-indent="false" fo:background-color="transparent" fo:keep-with-next="auto" style:writing-mode="lr-tb">
        <style:tab-stops>
          <style:tab-stop style:position="4.634cm" style:type="right"/>
        </style:tab-stops>
      </style:paragraph-properties>
    </style:style>
    <style:style style:name="P27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28" style:family="paragraph" style:parent-style-name="Body_20_text_20__28_2_29_">
      <loext:graphic-properties draw:fill="none" draw:fill-color="#ffffff"/>
      <style:paragraph-properties fo:margin-left="0cm" fo:margin-right="0cm" fo:margin-top="0cm" fo:margin-bottom="0.173cm" style:contextual-spacing="false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29" style:family="paragraph" style:parent-style-name="Body_20_text_20__28_2_29_">
      <loext:graphic-properties draw:fill="none" draw:fill-color="#ffffff"/>
      <style:paragraph-properties fo:margin-left="0cm" fo:margin-right="5.256cm" fo:margin-top="0cm" fo:margin-bottom="0cm" style:contextual-spacing="false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30" style:family="paragraph" style:parent-style-name="Body_20_text_20__28_2_29_">
      <loext:graphic-properties draw:fill="none" draw:fill-color="#ffffff"/>
      <style:paragraph-properties fo:margin-left="0cm" fo:margin-right="1.658cm" fo:margin-top="0cm" fo:margin-bottom="0cm" style:contextual-spacing="false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31" style:family="paragraph" style:parent-style-name="Body_20_text_20__28_2_29_">
      <loext:graphic-properties draw:fill="none" draw:fill-color="#ffffff"/>
      <style:paragraph-properties fo:margin-left="0cm" fo:margin-right="4.621cm" fo:margin-top="0cm" fo:margin-bottom="0cm" style:contextual-spacing="false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32" style:family="paragraph" style:parent-style-name="Body_20_text_20__28_2_29_">
      <loext:graphic-properties draw:fill="none" draw:fill-color="#ffffff"/>
      <style:paragraph-properties fo:margin-left="4.833cm" fo:margin-right="0cm" fo:margin-top="0cm" fo:margin-bottom="0cm" style:contextual-spacing="false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33" style:family="paragraph" style:parent-style-name="Body_20_text_20__28_2_29_">
      <loext:graphic-properties draw:fill="none" draw:fill-color="#ffffff"/>
      <style:paragraph-properties fo:margin-left="0cm" fo:margin-right="1.129cm" fo:margin-top="0cm" fo:margin-bottom="0cm" style:contextual-spacing="false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34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1cm"/>
        </style:tab-stops>
      </style:paragraph-properties>
    </style:style>
    <style:style style:name="P35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cm" fo:keep-together="auto" fo:orphans="0" fo:widows="0" fo:text-indent="0cm" style:auto-text-indent="false" fo:background-color="transparent" fo:keep-with-next="auto" style:writing-mode="lr-tb"/>
    </style:style>
    <style:style style:name="P36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35cm" fo:keep-together="auto" fo:orphans="0" fo:widows="0" fo:text-indent="0cm" style:auto-text-indent="false" fo:background-color="transparent" fo:keep-with-next="auto" style:writing-mode="lr-tb"/>
    </style:style>
    <style:style style:name="P37" style:family="paragraph" style:parent-style-name="Body_20_text_20__28_2_29_">
      <loext:graphic-properties draw:fill="none" draw:fill-color="#ffffff"/>
      <style:paragraph-properties fo:margin-left="0cm" fo:margin-right="0cm" fo:margin-top="0cm" fo:margin-bottom="0.122cm" style:contextual-spacing="false" fo:line-height="0.335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38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32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39" style:family="paragraph" style:parent-style-name="Body_20_text_20__28_2_29_">
      <loext:graphic-properties draw:fill="none" draw:fill-color="#ffffff"/>
      <style:paragraph-properties fo:margin-left="0cm" fo:margin-right="0cm" fo:margin-top="0cm" fo:margin-bottom="0.162cm" style:contextual-spacing="false" fo:line-height="0.332cm" fo:keep-together="auto" fo:orphans="0" fo:widows="0" fo:text-indent="0cm" style:auto-text-indent="false" fo:background-color="transparent" fo:keep-with-next="auto" style:writing-mode="lr-tb">
        <style:tab-stops>
          <style:tab-stop style:position="0.665cm"/>
        </style:tab-stops>
      </style:paragraph-properties>
    </style:style>
    <style:style style:name="P40" style:family="paragraph" style:parent-style-name="Body_20_text_20__28_2_29_">
      <loext:graphic-properties draw:fill="none" draw:fill-color="#ffffff"/>
      <style:paragraph-properties fo:margin-left="0cm" fo:margin-right="0cm" fo:margin-top="0cm" fo:margin-bottom="0.146cm" style:contextual-spacing="false" fo:line-height="0.332cm" fo:keep-together="auto" fo:orphans="0" fo:widows="0" fo:text-indent="0cm" style:auto-text-indent="false" fo:background-color="transparent" fo:keep-with-next="auto" style:writing-mode="lr-tb"/>
    </style:style>
    <style:style style:name="P41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32cm" fo:keep-together="auto" fo:orphans="0" fo:widows="0" fo:text-indent="0cm" style:auto-text-indent="false" fo:background-color="transparent" fo:keep-with-next="auto" style:writing-mode="lr-tb"/>
    </style:style>
    <style:style style:name="P42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32cm" fo:keep-together="auto" fo:orphans="0" fo:widows="0" fo:text-indent="0cm" style:auto-text-indent="false" fo:background-color="transparent" fo:keep-with-next="auto" style:writing-mode="lr-tb">
        <style:tab-stops>
          <style:tab-stop style:position="4.808cm"/>
        </style:tab-stops>
      </style:paragraph-properties>
    </style:style>
    <style:style style:name="P43" style:family="paragraph" style:parent-style-name="Body_20_text_20__28_2_29_">
      <loext:graphic-properties draw:fill="none" draw:fill-color="#ffffff"/>
      <style:paragraph-properties fo:margin-left="0cm" fo:margin-right="3.175cm" fo:margin-top="0cm" fo:margin-bottom="0.162cm" style:contextual-spacing="false" fo:line-height="0.305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44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279cm" fo:keep-together="auto" fo:orphans="0" fo:widows="0" fo:text-indent="0cm" style:auto-text-indent="false" fo:background-color="transparent" fo:keep-with-next="auto" style:writing-mode="lr-tb">
        <style:tab-stops>
          <style:tab-stop style:position="12.353cm"/>
        </style:tab-stops>
      </style:paragraph-properties>
    </style:style>
    <style:style style:name="P45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7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46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7cm" fo:keep-together="auto" fo:orphans="0" fo:widows="0" fo:text-indent="0cm" style:auto-text-indent="false" fo:background-color="transparent" fo:keep-with-next="auto" style:writing-mode="lr-tb">
        <style:tab-stops>
          <style:tab-stop style:position="2.972cm"/>
          <style:tab-stop style:position="4.995cm" style:type="right"/>
          <style:tab-stop style:position="5.521cm" style:type="center"/>
          <style:tab-stop style:position="6.565cm" style:type="right"/>
          <style:tab-stop style:position="7.172cm" style:type="right"/>
        </style:tab-stops>
      </style:paragraph-properties>
    </style:style>
    <style:style style:name="P47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7cm" fo:keep-together="auto" fo:orphans="0" fo:widows="0" fo:text-indent="0cm" style:auto-text-indent="false" fo:background-color="transparent" fo:keep-with-next="auto" style:writing-mode="lr-tb">
        <style:tab-stops>
          <style:tab-stop style:position="2.963cm"/>
        </style:tab-stops>
      </style:paragraph-properties>
    </style:style>
    <style:style style:name="P48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7cm" fo:keep-together="auto" fo:orphans="0" fo:widows="0" fo:text-indent="0cm" style:auto-text-indent="false" fo:background-color="transparent" fo:keep-with-next="auto" style:writing-mode="lr-tb">
        <style:tab-stops>
          <style:tab-stop style:position="2.96cm"/>
        </style:tab-stops>
      </style:paragraph-properties>
    </style:style>
    <style:style style:name="P49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7cm" fo:keep-together="auto" fo:orphans="0" fo:widows="0" fo:text-indent="0cm" style:auto-text-indent="false" fo:background-color="transparent" fo:keep-with-next="auto" style:writing-mode="lr-tb"/>
    </style:style>
    <style:style style:name="P50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7cm" fo:keep-together="auto" fo:orphans="0" fo:widows="0" fo:text-indent="0cm" style:auto-text-indent="false" fo:background-color="transparent" fo:keep-with-next="auto" style:writing-mode="lr-tb">
        <style:tab-stops>
          <style:tab-stop style:position="2.933cm"/>
          <style:tab-stop style:position="4.957cm" style:type="right"/>
          <style:tab-stop style:position="5.482cm" style:type="center"/>
          <style:tab-stop style:position="6.528cm" style:type="right"/>
          <style:tab-stop style:position="7.146cm" style:type="right"/>
        </style:tab-stops>
      </style:paragraph-properties>
    </style:style>
    <style:style style:name="P51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7cm" fo:keep-together="auto" fo:orphans="0" fo:widows="0" fo:text-indent="0cm" style:auto-text-indent="false" fo:background-color="transparent" fo:keep-with-next="auto" style:writing-mode="lr-tb">
        <style:tab-stops>
          <style:tab-stop style:position="3.006cm"/>
        </style:tab-stops>
      </style:paragraph-properties>
    </style:style>
    <style:style style:name="P52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7cm" fo:keep-together="auto" fo:orphans="0" fo:widows="0" fo:text-indent="0cm" style:auto-text-indent="false" fo:background-color="transparent" fo:keep-with-next="auto" style:writing-mode="lr-tb">
        <style:tab-stops>
          <style:tab-stop style:position="2.93cm"/>
        </style:tab-stops>
      </style:paragraph-properties>
    </style:style>
    <style:style style:name="P53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7cm" fo:keep-together="auto" fo:orphans="0" fo:widows="0" fo:text-indent="0cm" style:auto-text-indent="false" fo:background-color="transparent" fo:keep-with-next="auto" style:writing-mode="lr-tb">
        <style:tab-stops>
          <style:tab-stop style:position="2.981cm"/>
          <style:tab-stop style:position="6.35cm" style:type="right"/>
          <style:tab-stop style:position="7.024cm" style:type="right"/>
        </style:tab-stops>
      </style:paragraph-properties>
    </style:style>
    <style:style style:name="P54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7cm" fo:keep-together="auto" fo:orphans="0" fo:widows="0" fo:text-indent="0cm" style:auto-text-indent="false" fo:background-color="transparent" fo:keep-with-next="auto" style:writing-mode="lr-tb">
        <style:tab-stops>
          <style:tab-stop style:position="2.976cm"/>
        </style:tab-stops>
      </style:paragraph-properties>
    </style:style>
    <style:style style:name="P55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7cm" fo:keep-together="auto" fo:orphans="0" fo:widows="0" fo:text-indent="0cm" style:auto-text-indent="false" fo:background-color="transparent" fo:keep-with-next="auto" style:writing-mode="lr-tb">
        <style:tab-stops>
          <style:tab-stop style:position="2.896cm"/>
        </style:tab-stops>
      </style:paragraph-properties>
    </style:style>
    <style:style style:name="P56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7cm" fo:keep-together="auto" fo:orphans="0" fo:widows="0" fo:text-indent="0cm" style:auto-text-indent="false" fo:background-color="transparent" fo:keep-with-next="auto" style:writing-mode="lr-tb">
        <style:tab-stops>
          <style:tab-stop style:position="2.983cm"/>
        </style:tab-stops>
      </style:paragraph-properties>
    </style:style>
    <style:style style:name="P57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402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58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99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59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keep-together="auto" fo:orphans="0" fo:widows="0" fo:text-indent="0cm" style:auto-text-indent="false" fo:background-color="transparent" fo:keep-with-next="auto" style:writing-mode="lr-tb">
        <style:tab-stops>
          <style:tab-stop style:position="2.942cm"/>
          <style:tab-stop style:position="6.311cm" style:type="right"/>
          <style:tab-stop style:position="6.93cm" style:type="right"/>
        </style:tab-stops>
      </style:paragraph-properties>
    </style:style>
    <style:style style:name="P60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keep-together="auto" fo:orphans="0" fo:widows="0" fo:text-indent="0cm" style:auto-text-indent="false" fo:background-color="transparent" fo:keep-with-next="auto" style:writing-mode="lr-tb">
        <style:tab-stops>
          <style:tab-stop style:position="2.939cm"/>
        </style:tab-stops>
      </style:paragraph-properties>
    </style:style>
    <style:style style:name="P61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keep-together="auto" fo:orphans="0" fo:widows="0" fo:text-indent="0cm" style:auto-text-indent="false" fo:background-color="transparent" fo:keep-with-next="auto" style:writing-mode="lr-tb">
        <style:tab-stops>
          <style:tab-stop style:position="2.93cm"/>
        </style:tab-stops>
      </style:paragraph-properties>
    </style:style>
    <style:style style:name="P62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keep-together="auto" fo:orphans="0" fo:widows="0" fo:text-indent="0cm" style:auto-text-indent="false" fo:background-color="transparent" fo:keep-with-next="auto" style:writing-mode="lr-tb"/>
    </style:style>
    <style:style style:name="P63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keep-together="auto" fo:orphans="0" fo:widows="0" fo:text-indent="0cm" style:auto-text-indent="false" fo:background-color="transparent" fo:keep-with-next="auto" style:writing-mode="lr-tb">
        <style:tab-stops>
          <style:tab-stop style:position="2.925cm"/>
        </style:tab-stops>
      </style:paragraph-properties>
    </style:style>
    <style:style style:name="P64" style:family="paragraph" style:parent-style-name="Body_20_text_20__28_5_29_">
      <loext:graphic-properties draw:fill="none" draw:fill-color="#ffffff"/>
      <style:paragraph-properties fo:margin-left="0cm" fo:margin-right="0cm" fo:margin-top="0cm" fo:margin-bottom="0cm" style:contextual-spacing="false" fo:line-height="0.372cm" fo:keep-together="auto" fo:orphans="0" fo:widows="0" fo:text-indent="0cm" style:auto-text-indent="false" fo:background-color="transparent" fo:keep-with-next="auto" style:writing-mode="lr-tb">
        <style:tab-stops>
          <style:tab-stop style:position="2.925cm"/>
        </style:tab-stops>
      </style:paragraph-properties>
    </style:style>
    <style:style style:name="P65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keep-together="auto" fo:orphans="0" fo:widows="0" fo:text-indent="0cm" style:auto-text-indent="false" fo:background-color="transparent" fo:keep-with-next="auto" style:writing-mode="lr-tb">
        <style:tab-stops>
          <style:tab-stop style:position="2.983cm"/>
        </style:tab-stops>
      </style:paragraph-properties>
    </style:style>
    <style:style style:name="P66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keep-together="auto" fo:orphans="0" fo:widows="0" fo:text-indent="0cm" style:auto-text-indent="false" fo:background-color="transparent" fo:keep-with-next="auto" style:writing-mode="lr-tb">
        <style:tab-stops>
          <style:tab-stop style:position="2.917cm"/>
        </style:tab-stops>
      </style:paragraph-properties>
    </style:style>
    <style:style style:name="P67" style:family="paragraph" style:parent-style-name="Body_20_text_20__28_5_29_">
      <loext:graphic-properties draw:fill="none" draw:fill-color="#ffffff"/>
      <style:paragraph-properties fo:margin-left="0cm" fo:margin-right="0cm" fo:margin-top="0cm" fo:margin-bottom="0cm" style:contextual-spacing="false" fo:line-height="0.372cm" fo:keep-together="auto" fo:orphans="0" fo:widows="0" fo:text-indent="0cm" style:auto-text-indent="false" fo:background-color="transparent" fo:keep-with-next="auto" style:writing-mode="lr-tb">
        <style:tab-stops>
          <style:tab-stop style:position="2.917cm"/>
        </style:tab-stops>
      </style:paragraph-properties>
    </style:style>
    <style:style style:name="P68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keep-together="auto" fo:orphans="0" fo:widows="0" fo:text-indent="0cm" style:auto-text-indent="false" fo:background-color="transparent" fo:keep-with-next="auto" style:writing-mode="lr-tb">
        <style:tab-stops>
          <style:tab-stop style:position="2.917cm"/>
          <style:tab-stop style:position="6.207cm"/>
        </style:tab-stops>
      </style:paragraph-properties>
    </style:style>
    <style:style style:name="P69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keep-together="auto" fo:orphans="0" fo:widows="0" fo:text-indent="0cm" style:auto-text-indent="false" fo:background-color="transparent" fo:keep-with-next="auto" style:writing-mode="lr-tb">
        <style:tab-stops>
          <style:tab-stop style:position="2.917cm"/>
          <style:tab-stop style:position="6.182cm"/>
          <style:tab-stop style:position="7.057cm" style:type="right"/>
        </style:tab-stops>
      </style:paragraph-properties>
    </style:style>
    <style:style style:name="P70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keep-together="auto" fo:orphans="0" fo:widows="0" fo:text-indent="0cm" style:auto-text-indent="false" fo:background-color="transparent" fo:keep-with-next="auto" style:writing-mode="lr-tb">
        <style:tab-stops>
          <style:tab-stop style:position="2.965cm"/>
        </style:tab-stops>
      </style:paragraph-properties>
    </style:style>
    <style:style style:name="P71" style:family="paragraph" style:parent-style-name="Body_20_text_20__28_5_29_">
      <loext:graphic-properties draw:fill="none" draw:fill-color="#ffffff"/>
      <style:paragraph-properties fo:margin-left="0cm" fo:margin-right="0cm" fo:margin-top="0cm" fo:margin-bottom="0cm" style:contextual-spacing="false" fo:line-height="0.372cm" fo:keep-together="auto" fo:orphans="0" fo:widows="0" fo:text-indent="0cm" style:auto-text-indent="false" fo:background-color="transparent" fo:keep-with-next="auto" style:writing-mode="lr-tb">
        <style:tab-stops>
          <style:tab-stop style:position="2.965cm"/>
        </style:tab-stops>
      </style:paragraph-properties>
    </style:style>
    <style:style style:name="P72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keep-together="auto" fo:orphans="0" fo:widows="0" fo:text-indent="0cm" style:auto-text-indent="false" fo:background-color="transparent" fo:keep-with-next="auto" style:writing-mode="lr-tb">
        <style:tab-stops>
          <style:tab-stop style:position="2.923cm"/>
          <style:tab-stop style:position="4.621cm"/>
          <style:tab-stop style:position="5.653cm" style:type="center"/>
          <style:tab-stop style:position="6.929cm" style:type="center"/>
        </style:tab-stops>
      </style:paragraph-properties>
    </style:style>
    <style:style style:name="P73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keep-together="auto" fo:orphans="0" fo:widows="0" fo:text-indent="0cm" style:auto-text-indent="false" fo:background-color="transparent" fo:keep-with-next="auto" style:writing-mode="lr-tb">
        <style:tab-stops>
          <style:tab-stop style:position="2.923cm"/>
          <style:tab-stop style:position="4.607cm"/>
          <style:tab-stop style:position="5.653cm" style:type="center"/>
          <style:tab-stop style:position="6.66cm" style:type="center"/>
          <style:tab-stop style:position="8.908cm" style:type="center"/>
        </style:tab-stops>
      </style:paragraph-properties>
    </style:style>
    <style:style style:name="P74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keep-together="auto" fo:orphans="0" fo:widows="0" fo:text-indent="0cm" style:auto-text-indent="false" fo:background-color="transparent" fo:keep-with-next="auto" style:writing-mode="lr-tb">
        <style:tab-stops>
          <style:tab-stop style:position="3.059cm"/>
        </style:tab-stops>
      </style:paragraph-properties>
    </style:style>
    <style:style style:name="P75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keep-together="auto" fo:orphans="0" fo:widows="0" fo:text-indent="0cm" style:auto-text-indent="false" fo:background-color="transparent" fo:keep-with-next="auto" style:writing-mode="lr-tb">
        <style:tab-stops>
          <style:tab-stop style:position="2.947cm"/>
        </style:tab-stops>
      </style:paragraph-properties>
    </style:style>
    <style:style style:name="P76" style:family="paragraph" style:parent-style-name="Body_20_text_20__28_5_29_">
      <loext:graphic-properties draw:fill="none" draw:fill-color="#ffffff"/>
      <style:paragraph-properties fo:margin-left="0cm" fo:margin-right="0cm" fo:margin-top="0cm" fo:margin-bottom="0cm" style:contextual-spacing="false" fo:line-height="0.372cm" fo:keep-together="auto" fo:orphans="0" fo:widows="0" fo:text-indent="0cm" style:auto-text-indent="false" fo:background-color="transparent" fo:keep-with-next="auto" style:writing-mode="lr-tb">
        <style:tab-stops>
          <style:tab-stop style:position="2.947cm"/>
        </style:tab-stops>
      </style:paragraph-properties>
    </style:style>
    <style:style style:name="P77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keep-together="auto" fo:orphans="0" fo:widows="0" fo:text-indent="0cm" style:auto-text-indent="false" fo:background-color="transparent" fo:keep-with-next="auto" style:writing-mode="lr-tb">
        <style:tab-stops>
          <style:tab-stop style:position="2.953cm"/>
          <style:tab-stop style:position="7.324cm" style:type="right"/>
        </style:tab-stops>
      </style:paragraph-properties>
    </style:style>
    <style:style style:name="P78" style:family="paragraph" style:parent-style-name="Body_20_text_20__28_5_29_">
      <loext:graphic-properties draw:fill="none" draw:fill-color="#ffffff"/>
      <style:paragraph-properties fo:margin-left="0cm" fo:margin-right="0cm" fo:margin-top="0cm" fo:margin-bottom="0cm" style:contextual-spacing="false" fo:line-height="0.372cm" fo:keep-together="auto" fo:orphans="0" fo:widows="0" fo:text-indent="0cm" style:auto-text-indent="false" fo:background-color="transparent" fo:keep-with-next="auto" style:writing-mode="lr-tb">
        <style:tab-stops>
          <style:tab-stop style:position="2.91cm"/>
        </style:tab-stops>
      </style:paragraph-properties>
    </style:style>
    <style:style style:name="P79" style:family="paragraph" style:parent-style-name="Body_20_text_20__28_5_29_">
      <loext:graphic-properties draw:fill="none" draw:fill-color="#ffffff"/>
      <style:paragraph-properties fo:margin-left="0cm" fo:margin-right="0cm" fo:margin-top="0cm" fo:margin-bottom="0cm" style:contextual-spacing="false" fo:line-height="0.372cm" fo:keep-together="auto" fo:orphans="0" fo:widows="0" fo:text-indent="0cm" style:auto-text-indent="false" fo:background-color="transparent" fo:keep-with-next="auto" style:writing-mode="lr-tb">
        <style:tab-stops>
          <style:tab-stop style:position="2.923cm"/>
        </style:tab-stops>
      </style:paragraph-properties>
    </style:style>
    <style:style style:name="P80" style:family="paragraph" style:parent-style-name="Body_20_text_20__28_5_29_">
      <loext:graphic-properties draw:fill="none" draw:fill-color="#ffffff"/>
      <style:paragraph-properties fo:margin-left="0cm" fo:margin-right="0cm" fo:margin-top="0cm" fo:margin-bottom="0cm" style:contextual-spacing="false" fo:line-height="0.372cm" fo:keep-together="auto" fo:orphans="0" fo:widows="0" fo:text-indent="0cm" style:auto-text-indent="false" fo:background-color="transparent" fo:keep-with-next="auto" style:writing-mode="lr-tb">
        <style:tab-stops>
          <style:tab-stop style:position="2.953cm"/>
        </style:tab-stops>
      </style:paragraph-properties>
    </style:style>
    <style:style style:name="P81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63cm" fo:keep-together="auto" fo:orphans="0" fo:widows="0" fo:text-indent="0cm" style:auto-text-indent="false" fo:background-color="transparent" fo:keep-with-next="auto" style:writing-mode="lr-tb">
        <style:tab-stops>
          <style:tab-stop style:position="0.639cm"/>
        </style:tab-stops>
      </style:paragraph-properties>
    </style:style>
    <style:style style:name="P82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63cm" fo:keep-together="auto" fo:orphans="0" fo:widows="0" fo:text-indent="0cm" style:auto-text-indent="false" fo:background-color="transparent" fo:keep-with-next="auto" style:writing-mode="lr-tb"/>
    </style:style>
    <style:style style:name="P83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63cm" fo:keep-together="auto" fo:orphans="0" fo:widows="0" fo:text-indent="0cm" style:auto-text-indent="false" fo:background-color="transparent" fo:keep-with-next="auto" style:writing-mode="lr-tb">
        <style:tab-stops>
          <style:tab-stop style:position="2.917cm"/>
        </style:tab-stops>
      </style:paragraph-properties>
    </style:style>
    <style:style style:name="P84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63cm" fo:keep-together="auto" fo:orphans="0" fo:widows="0" fo:text-indent="0cm" style:auto-text-indent="false" fo:background-color="transparent" fo:keep-with-next="auto" style:writing-mode="lr-tb">
        <style:tab-stops>
          <style:tab-stop style:position="2.965cm"/>
        </style:tab-stops>
      </style:paragraph-properties>
    </style:style>
    <style:style style:name="P85" style:family="paragraph" style:parent-style-name="Body_20_text_20__28_5_29_">
      <loext:graphic-properties draw:fill="none" draw:fill-color="#ffffff"/>
      <style:paragraph-properties fo:margin-left="0cm" fo:margin-right="0cm" fo:margin-top="0cm" fo:margin-bottom="0cm" style:contextual-spacing="false" fo:line-height="0.363cm" fo:keep-together="auto" fo:orphans="0" fo:widows="0" fo:text-indent="0cm" style:auto-text-indent="false" fo:background-color="transparent" fo:keep-with-next="auto" style:writing-mode="lr-tb">
        <style:tab-stops>
          <style:tab-stop style:position="2.965cm"/>
        </style:tab-stops>
      </style:paragraph-properties>
    </style:style>
    <style:style style:name="P86" style:family="paragraph" style:parent-style-name="Body_20_text_20__28_2_29_">
      <loext:graphic-properties draw:fill="none" draw:fill-color="#ffffff"/>
      <style:paragraph-properties fo:margin-left="0cm" fo:margin-right="5.68cm" fo:margin-top="0cm" fo:margin-bottom="0cm" style:contextual-spacing="false" fo:line-height="0.363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87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63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88" style:family="paragraph" style:parent-style-name="Body_20_text_20__28_2_29_">
      <loext:graphic-properties draw:fill="none" draw:fill-color="#ffffff"/>
      <style:paragraph-properties fo:margin-left="4.833cm" fo:margin-right="0cm" fo:margin-top="0cm" fo:margin-bottom="0.224cm" style:contextual-spacing="false" fo:line-height="0.347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89" style:family="paragraph" style:parent-style-name="Body_20_text_20__28_2_29_">
      <loext:graphic-properties draw:fill="none" draw:fill-color="#ffffff"/>
      <style:paragraph-properties fo:margin-left="4.833cm" fo:margin-right="0cm" fo:margin-top="0cm" fo:margin-bottom="0.153cm" style:contextual-spacing="false" fo:line-height="0.296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90" style:family="paragraph" style:parent-style-name="Body_20_text_20__28_2_29_">
      <loext:graphic-properties draw:fill="none" draw:fill-color="#ffffff"/>
      <style:paragraph-properties fo:margin-left="0cm" fo:margin-right="2.505cm" fo:margin-top="0cm" fo:margin-bottom="0.09cm" style:contextual-spacing="false" fo:line-height="0.296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91" style:family="paragraph" style:parent-style-name="Body_20_text_20__28_2_29_">
      <loext:graphic-properties draw:fill="none" draw:fill-color="#ffffff"/>
      <style:paragraph-properties fo:margin-left="4.833cm" fo:margin-right="0cm" fo:margin-top="0cm" fo:margin-bottom="0cm" style:contextual-spacing="false" fo:line-height="0.36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92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6cm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25cm"/>
        </style:tab-stops>
      </style:paragraph-properties>
    </style:style>
    <style:style style:name="P93" style:family="paragraph" style:parent-style-name="Body_20_text_20__28_2_29_">
      <loext:graphic-properties draw:fill="none" draw:fill-color="#ffffff"/>
      <style:paragraph-properties fo:margin-left="4.833cm" fo:margin-right="0cm" fo:margin-top="0cm" fo:margin-bottom="0cm" style:contextual-spacing="false" fo:line-height="0.36cm" fo:keep-together="auto" fo:orphans="0" fo:widows="0" fo:text-indent="0cm" style:auto-text-indent="false" fo:background-color="transparent" fo:keep-with-next="auto" style:writing-mode="lr-tb">
        <style:tab-stops>
          <style:tab-stop style:position="8.147cm"/>
        </style:tab-stops>
      </style:paragraph-properties>
    </style:style>
    <style:style style:name="P94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6cm" fo:keep-together="auto" fo:orphans="0" fo:widows="0" fo:text-indent="0cm" style:auto-text-indent="false" fo:background-color="transparent" fo:keep-with-next="auto" style:writing-mode="lr-tb"/>
    </style:style>
    <style:style style:name="P95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6cm" fo:keep-together="auto" fo:orphans="0" fo:widows="0" fo:text-indent="0cm" style:auto-text-indent="false" fo:background-color="transparent" fo:keep-with-next="auto" style:writing-mode="lr-tb">
        <style:tab-stops>
          <style:tab-stop style:position="2.925cm"/>
        </style:tab-stops>
      </style:paragraph-properties>
    </style:style>
    <style:style style:name="P96" style:family="paragraph" style:parent-style-name="Body_20_text_20__28_5_29_">
      <loext:graphic-properties draw:fill="none" draw:fill-color="#ffffff"/>
      <style:paragraph-properties fo:margin-left="0cm" fo:margin-right="0cm" fo:margin-top="0cm" fo:margin-bottom="0cm" style:contextual-spacing="false" fo:line-height="0.36cm" fo:keep-together="auto" fo:orphans="0" fo:widows="0" fo:text-indent="0cm" style:auto-text-indent="false" fo:background-color="transparent" fo:keep-with-next="auto" style:writing-mode="lr-tb">
        <style:tab-stops>
          <style:tab-stop style:position="2.925cm"/>
        </style:tab-stops>
      </style:paragraph-properties>
    </style:style>
    <style:style style:name="P97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6cm" fo:keep-together="auto" fo:orphans="0" fo:widows="0" fo:text-indent="0cm" style:auto-text-indent="false" fo:background-color="transparent" fo:keep-with-next="auto" style:writing-mode="lr-tb">
        <style:tab-stops>
          <style:tab-stop style:position="2.965cm"/>
        </style:tab-stops>
      </style:paragraph-properties>
    </style:style>
    <style:style style:name="P98" style:family="paragraph" style:parent-style-name="Body_20_text_20__28_5_29_">
      <loext:graphic-properties draw:fill="none" draw:fill-color="#ffffff"/>
      <style:paragraph-properties fo:margin-left="0cm" fo:margin-right="0cm" fo:margin-top="0cm" fo:margin-bottom="0cm" style:contextual-spacing="false" fo:line-height="0.36cm" fo:keep-together="auto" fo:orphans="0" fo:widows="0" fo:text-indent="0cm" style:auto-text-indent="false" fo:background-color="transparent" fo:keep-with-next="auto" style:writing-mode="lr-tb">
        <style:tab-stops>
          <style:tab-stop style:position="2.965cm"/>
        </style:tab-stops>
      </style:paragraph-properties>
    </style:style>
    <style:style style:name="P99" style:family="paragraph" style:parent-style-name="Body_20_text_20__28_2_29_">
      <loext:graphic-properties draw:fill="none" draw:fill-color="#ffffff"/>
      <style:paragraph-properties fo:margin-left="4.833cm" fo:margin-right="0cm" fo:margin-top="0cm" fo:margin-bottom="0cm" style:contextual-spacing="false" fo:line-height="0.342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100" style:family="paragraph" style:parent-style-name="Body_20_text_20__28_2_29_">
      <loext:graphic-properties draw:fill="none" draw:fill-color="#ffffff"/>
      <style:paragraph-properties fo:margin-left="0cm" fo:margin-right="4.727cm" fo:margin-top="0cm" fo:margin-bottom="0cm" style:contextual-spacing="false" fo:line-height="0.339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101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93cm" fo:keep-together="auto" fo:orphans="0" fo:widows="0" fo:text-indent="0cm" style:auto-text-indent="false" fo:background-color="transparent" fo:keep-with-next="auto" style:writing-mode="lr-tb">
        <style:tab-stops>
          <style:tab-stop style:position="2.925cm"/>
        </style:tab-stops>
      </style:paragraph-properties>
    </style:style>
    <style:style style:name="P102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56cm" fo:keep-together="auto" fo:orphans="0" fo:widows="0" fo:text-indent="0cm" style:auto-text-indent="false" fo:background-color="transparent" fo:keep-with-next="auto" style:writing-mode="lr-tb">
        <style:tab-stops>
          <style:tab-stop style:position="2.983cm"/>
        </style:tab-stops>
      </style:paragraph-properties>
    </style:style>
    <style:style style:name="P103" style:family="paragraph" style:parent-style-name="Body_20_text_20__28_2_29_">
      <loext:graphic-properties draw:fill="none" draw:fill-color="#ffffff"/>
      <style:paragraph-properties fo:margin-left="0cm" fo:margin-right="0cm" fo:margin-top="0cm" fo:margin-bottom="0.199cm" style:contextual-spacing="false" fo:line-height="0.392cm" fo:keep-together="auto" fo:orphans="0" fo:widows="0" fo:text-indent="0cm" style:auto-text-indent="false" fo:background-color="transparent" fo:keep-with-next="auto" style:writing-mode="lr-tb"/>
    </style:style>
    <style:style style:name="P104" style:family="paragraph" style:parent-style-name="Body_20_text_20__28_7_29_">
      <loext:graphic-properties draw:fill="none" draw:fill-color="#ffffff"/>
      <style:paragraph-properties fo:margin-left="0cm" fo:margin-right="0cm" fo:margin-top="0cm" fo:margin-bottom="0cm" style:contextual-spacing="false" fo:line-height="0.369cm" fo:keep-together="auto" fo:orphans="0" fo:widows="0" fo:text-indent="0cm" style:auto-text-indent="false" fo:background-color="transparent" fo:keep-with-next="auto" style:writing-mode="lr-tb">
        <style:tab-stops>
          <style:tab-stop style:position="2.965cm"/>
        </style:tab-stops>
      </style:paragraph-properties>
    </style:style>
    <style:style style:name="P105" style:family="paragraph" style:parent-style-name="Heading_20__23_1">
      <loext:graphic-properties draw:fill="none" draw:fill-color="#ffffff"/>
      <style:paragraph-properties fo:margin-left="0cm" fo:margin-right="0cm" fo:margin-top="0cm" fo:margin-bottom="0.203cm" style:contextual-spacing="false" fo:keep-together="always" fo:orphans="0" fo:widows="0" fo:text-indent="0cm" style:auto-text-indent="false" fo:background-color="transparent" fo:keep-with-next="always" style:writing-mode="lr-tb"/>
    </style:style>
    <style:style style:name="P106" style:family="paragraph" style:parent-style-name="Standard">
      <style:paragraph-properties fo:line-height="0.635cm" fo:orphans="0" fo:widows="0"/>
    </style:style>
    <style:style style:name="P107" style:family="paragraph" style:parent-style-name="Standard">
      <style:paragraph-properties fo:line-height="0.857cm" fo:orphans="0" fo:widows="0"/>
    </style:style>
    <style:style style:name="P108" style:family="paragraph" style:parent-style-name="Standard">
      <style:paragraph-properties fo:margin-top="0.108cm" fo:margin-bottom="0.108cm" style:contextual-spacing="false" fo:line-height="0.423cm" fo:orphans="0" fo:widows="0"/>
      <style:text-properties fo:font-size="9.5pt" style:font-size-asian="9.5pt" style:font-size-complex="9.5pt"/>
    </style:style>
    <style:style style:name="P109" style:family="paragraph" style:parent-style-name="Heading_20__23_2">
      <loext:graphic-properties draw:fill="none" draw:fill-color="#ffffff"/>
      <style:paragraph-properties fo:margin-left="0cm" fo:margin-right="0cm" fo:margin-top="0cm" fo:margin-bottom="0cm" style:contextual-spacing="false" fo:keep-together="always" fo:orphans="0" fo:widows="0" fo:text-indent="0cm" style:auto-text-indent="false" fo:background-color="transparent" fo:keep-with-next="always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110" style:family="paragraph" style:parent-style-name="Heading_20__23_2">
      <loext:graphic-properties draw:fill="none" draw:fill-color="#ffffff"/>
      <style:paragraph-properties fo:margin-left="0cm" fo:margin-right="0cm" fo:margin-top="0cm" fo:margin-bottom="0.224cm" style:contextual-spacing="false" fo:line-height="0.392cm" fo:keep-together="always" fo:orphans="0" fo:widows="0" fo:text-indent="0cm" style:auto-text-indent="false" fo:background-color="transparent" fo:keep-with-next="always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111" style:family="paragraph" style:parent-style-name="Heading_20__23_2">
      <loext:graphic-properties draw:fill="none" draw:fill-color="#ffffff"/>
      <style:paragraph-properties fo:margin-left="0cm" fo:margin-right="0cm" fo:margin-top="0cm" fo:margin-bottom="0cm" style:contextual-spacing="false" fo:line-height="0.392cm" fo:keep-together="always" fo:orphans="0" fo:widows="0" fo:text-indent="0cm" style:auto-text-indent="false" fo:background-color="transparent" fo:keep-with-next="always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112" style:family="paragraph" style:parent-style-name="Heading_20__23_2">
      <loext:graphic-properties draw:fill="none" draw:fill-color="#ffffff"/>
      <style:paragraph-properties fo:margin-left="0cm" fo:margin-right="0cm" fo:margin-top="0cm" fo:margin-bottom="0.259cm" style:contextual-spacing="false" fo:line-height="0.392cm" fo:keep-together="always" fo:orphans="0" fo:widows="0" fo:text-indent="0cm" style:auto-text-indent="false" fo:background-color="transparent" fo:keep-with-next="always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113" style:family="paragraph" style:parent-style-name="Heading_20__23_2">
      <loext:graphic-properties draw:fill="none" draw:fill-color="#ffffff"/>
      <style:paragraph-properties fo:margin-left="0cm" fo:margin-right="0cm" fo:margin-top="0cm" fo:margin-bottom="0.24cm" style:contextual-spacing="false" fo:line-height="0.392cm" fo:keep-together="always" fo:orphans="0" fo:widows="0" fo:text-indent="0cm" style:auto-text-indent="false" fo:background-color="transparent" fo:keep-with-next="always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114" style:family="paragraph" style:parent-style-name="Heading_20__23_2">
      <loext:graphic-properties draw:fill="none" draw:fill-color="#ffffff"/>
      <style:paragraph-properties fo:margin-left="0cm" fo:margin-right="0cm" fo:margin-top="0cm" fo:margin-bottom="0.196cm" style:contextual-spacing="false" fo:line-height="0.392cm" fo:keep-together="always" fo:orphans="0" fo:widows="0" fo:text-indent="0cm" style:auto-text-indent="false" fo:background-color="transparent" fo:keep-with-next="always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115" style:family="paragraph" style:parent-style-name="Body_20_text_20__28_6_29_">
      <loext:graphic-properties draw:fill="none" draw:fill-color="#ffffff"/>
      <style:paragraph-properties fo:margin-left="0cm" fo:margin-right="0cm" fo:margin-top="0cm" fo:margin-bottom="0.176cm" style:contextual-spacing="false" fo:keep-together="auto" fo:orphans="0" fo:widows="0" fo:text-indent="0cm" style:auto-text-indent="false" fo:background-color="transparent" fo:keep-with-next="auto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116" style:family="paragraph" style:parent-style-name="Body_20_text_20__28_4_29_">
      <loext:graphic-properties draw:fill="none" draw:fill-color="#ffffff"/>
      <style:paragraph-properties fo:margin-left="4.833cm" fo:margin-right="0cm" fo:margin-top="0cm" fo:margin-bottom="0.261cm" style:contextual-spacing="false" fo:text-align="start" style:justify-single-word="false" fo:keep-together="auto" fo:orphans="0" fo:widows="0" fo:text-indent="0cm" style:auto-text-indent="false" fo:background-color="transparent" fo:keep-with-next="auto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117" style:family="paragraph" style:parent-style-name="Heading_20__23_2_20__28_2_29_">
      <loext:graphic-properties draw:fill="none" draw:fill-color="#ffffff"/>
      <style:paragraph-properties fo:margin-left="0cm" fo:margin-right="0cm" fo:margin-top="0cm" fo:margin-bottom="0.199cm" style:contextual-spacing="false" fo:keep-together="always" fo:orphans="0" fo:widows="0" fo:text-indent="0cm" style:auto-text-indent="false" fo:background-color="transparent" fo:keep-with-next="always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118" style:family="paragraph" style:parent-style-name="Body_20_text_20__28_3_29_">
      <loext:graphic-properties draw:fill="none" draw:fill-color="#ffffff"/>
      <style:paragraph-properties fo:margin-left="0cm" fo:margin-right="0cm" fo:margin-top="0cm" fo:margin-bottom="0.224cm" style:contextual-spacing="false" fo:keep-together="auto" fo:orphans="0" fo:widows="0" fo:text-indent="0cm" style:auto-text-indent="false" fo:background-color="transparent" fo:keep-with-next="auto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119" style:family="paragraph" style:parent-style-name="Body_20_text_20__28_3_29_">
      <loext:graphic-properties draw:fill="none" draw:fill-color="#ffffff"/>
      <style:paragraph-properties fo:margin-left="0cm" fo:margin-right="0cm" fo:margin-top="0cm" fo:margin-bottom="0cm" style:contextual-spacing="false" fo:text-align="start" style:justify-single-word="false" fo:keep-together="auto" fo:orphans="0" fo:widows="0" fo:text-indent="0cm" style:auto-text-indent="false" fo:background-color="transparent" fo:keep-with-next="auto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120" style:family="paragraph" style:parent-style-name="Body_20_text_20__28_8_29_">
      <loext:graphic-properties draw:fill="none" draw:fill-color="#ffffff"/>
      <style:paragraph-properties fo:margin-left="0cm" fo:margin-right="0cm" fo:margin-top="0cm" fo:margin-bottom="0cm" style:contextual-spacing="false" fo:keep-together="auto" fo:orphans="0" fo:widows="0" fo:text-indent="0cm" style:auto-text-indent="false" fo:background-color="transparent" fo:keep-with-next="auto" style:writing-mode="lr-tb">
        <style:tab-stops>
          <style:tab-stop style:position="2.983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121" style:family="paragraph" style:parent-style-name="Heading_20__23_1">
      <loext:graphic-properties draw:fill="none" draw:fill-color="#ffffff"/>
      <style:paragraph-properties fo:margin-left="0cm" fo:margin-right="0cm" fo:margin-top="0cm" fo:margin-bottom="0.198cm" style:contextual-spacing="false" fo:text-align="start" style:justify-single-word="false" fo:keep-together="always" fo:orphans="0" fo:widows="0" fo:text-indent="0cm" style:auto-text-indent="false" fo:background-color="transparent" fo:keep-with-next="always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122" style:family="paragraph" style:parent-style-name="Heading_20__23_1">
      <loext:graphic-properties draw:fill="none" draw:fill-color="#ffffff"/>
      <style:paragraph-properties fo:margin-left="0cm" fo:margin-right="0cm" fo:margin-top="0cm" fo:margin-bottom="0.206cm" style:contextual-spacing="false" fo:text-align="start" style:justify-single-word="false" fo:keep-together="always" fo:orphans="0" fo:widows="0" fo:text-indent="0cm" style:auto-text-indent="false" fo:break-before="column" fo:background-color="transparent" fo:keep-with-next="always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123" style:family="paragraph" style:parent-style-name="Body_20_text_20__28_2_29_" style:list-style-name="WWNum1">
      <loext:graphic-properties draw:fill="none" draw:fill-color="#ffffff"/>
      <style:paragraph-properties fo:margin-left="0cm" fo:margin-right="0cm" fo:margin-top="0cm" fo:margin-bottom="0cm" style:contextual-spacing="false" fo:keep-together="auto" fo:orphans="0" fo:widows="0" fo:text-indent="0cm" style:auto-text-indent="false" fo:background-color="transparent" fo:keep-with-next="auto" style:writing-mode="lr-tb">
        <style:tab-stops>
          <style:tab-stop style:position="0.669cm"/>
        </style:tab-stops>
      </style:paragraph-properties>
    </style:style>
    <style:style style:name="P124" style:family="paragraph" style:parent-style-name="Body_20_text_20__28_2_29_" style:list-style-name="WWNum1">
      <loext:graphic-properties draw:fill="none" draw:fill-color="#ffffff"/>
      <style:paragraph-properties fo:margin-left="0cm" fo:margin-right="0cm" fo:margin-top="0cm" fo:margin-bottom="0cm" style:contextual-spacing="false" fo:keep-together="auto" fo:orphans="0" fo:widows="0" fo:text-indent="0cm" style:auto-text-indent="false" fo:background-color="transparent" fo:keep-with-next="auto" style:writing-mode="lr-tb">
        <style:tab-stops>
          <style:tab-stop style:position="0.377cm"/>
        </style:tab-stops>
      </style:paragraph-properties>
    </style:style>
    <style:style style:name="P125" style:family="paragraph" style:parent-style-name="Body_20_text_20__28_2_29_" style:list-style-name="WWNum5">
      <loext:graphic-properties draw:fill="none" draw:fill-color="#ffffff"/>
      <style:paragraph-properties fo:margin-left="4.833cm" fo:margin-right="0cm" fo:margin-top="0cm" fo:margin-bottom="0cm" style:contextual-spacing="false" fo:keep-together="auto" fo:orphans="0" fo:widows="0" fo:text-indent="0cm" style:auto-text-indent="false" fo:background-color="transparent" fo:keep-with-next="auto" style:writing-mode="lr-tb">
        <style:tab-stops>
          <style:tab-stop style:position="5.51cm"/>
          <style:tab-stop style:position="6.869cm"/>
        </style:tab-stops>
      </style:paragraph-properties>
    </style:style>
    <style:style style:name="P126" style:family="paragraph" style:parent-style-name="Body_20_text_20__28_2_29_" style:list-style-name="WWNum3">
      <loext:graphic-properties draw:fill="none" draw:fill-color="#ffffff"/>
      <style:paragraph-properties fo:margin-left="0cm" fo:margin-right="0cm" fo:margin-top="0cm" fo:margin-bottom="0cm" style:contextual-spacing="false" fo:line-height="0.377cm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6cm"/>
        </style:tab-stops>
      </style:paragraph-properties>
    </style:style>
    <style:style style:name="P127" style:family="paragraph" style:parent-style-name="Body_20_text_20__28_2_29_" style:list-style-name="WWNum3">
      <loext:graphic-properties draw:fill="none" draw:fill-color="#ffffff"/>
      <style:paragraph-properties fo:margin-left="0cm" fo:margin-right="0cm" fo:margin-top="0cm" fo:margin-bottom="0cm" style:contextual-spacing="false" fo:line-height="0.377cm" fo:keep-together="auto" fo:orphans="0" fo:widows="0" fo:text-indent="0cm" style:auto-text-indent="false" fo:background-color="transparent" fo:keep-with-next="auto" style:writing-mode="lr-tb">
        <style:tab-stops>
          <style:tab-stop style:position="0.674cm"/>
          <style:tab-stop style:position="2.113cm"/>
          <style:tab-stop style:position="5.486cm" style:type="center"/>
        </style:tab-stops>
      </style:paragraph-properties>
    </style:style>
    <style:style style:name="P128" style:family="paragraph" style:parent-style-name="Body_20_text_20__28_2_29_" style:list-style-name="WWNum3">
      <loext:graphic-properties draw:fill="none" draw:fill-color="#ffffff"/>
      <style:paragraph-properties fo:margin-left="0cm" fo:margin-right="0cm" fo:margin-top="0cm" fo:margin-bottom="0cm" style:contextual-spacing="false" fo:line-height="0.332cm" fo:keep-together="auto" fo:orphans="0" fo:widows="0" fo:text-indent="0cm" style:auto-text-indent="false" fo:background-color="transparent" fo:keep-with-next="auto" style:writing-mode="lr-tb">
        <style:tab-stops>
          <style:tab-stop style:position="0.66cm"/>
          <style:tab-stop style:position="2.074cm"/>
        </style:tab-stops>
      </style:paragraph-properties>
    </style:style>
    <style:style style:name="P129" style:family="paragraph" style:parent-style-name="Body_20_text_20__28_2_29_" style:list-style-name="WWNum5">
      <loext:graphic-properties draw:fill="none" draw:fill-color="#ffffff"/>
      <style:paragraph-properties fo:margin-left="4.833cm" fo:margin-right="0cm" fo:margin-top="0cm" fo:margin-bottom="0cm" style:contextual-spacing="false" fo:line-height="0.332cm" fo:keep-together="auto" fo:orphans="0" fo:widows="0" fo:text-indent="0cm" style:auto-text-indent="false" fo:background-color="transparent" fo:keep-with-next="auto" style:writing-mode="lr-tb">
        <style:tab-stops>
          <style:tab-stop style:position="5.514cm"/>
          <style:tab-stop style:position="6.907cm"/>
        </style:tab-stops>
      </style:paragraph-properties>
    </style:style>
    <style:style style:name="P130" style:family="paragraph" style:parent-style-name="Body_20_text_20__28_2_29_" style:list-style-name="WWNum7">
      <loext:graphic-properties draw:fill="none" draw:fill-color="#ffffff"/>
      <style:paragraph-properties fo:margin-left="0cm" fo:margin-right="0cm" fo:margin-top="0cm" fo:margin-bottom="0.169cm" style:contextual-spacing="false" fo:line-height="0.332cm" fo:keep-together="auto" fo:orphans="0" fo:widows="0" fo:text-indent="0cm" style:auto-text-indent="false" fo:background-color="transparent" fo:keep-with-next="auto" style:writing-mode="lr-tb">
        <style:tab-stops>
          <style:tab-stop style:position="0.669cm"/>
        </style:tab-stops>
      </style:paragraph-properties>
    </style:style>
    <style:style style:name="P131" style:family="paragraph" style:parent-style-name="Body_20_text_20__28_2_29_" style:list-style-name="WWNum5">
      <loext:graphic-properties draw:fill="none" draw:fill-color="#ffffff"/>
      <style:paragraph-properties fo:margin-left="4.833cm" fo:margin-right="0cm" fo:margin-top="0cm" fo:margin-bottom="0cm" style:contextual-spacing="false" fo:line-height="0.332cm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5.502cm"/>
        </style:tab-stops>
      </style:paragraph-properties>
    </style:style>
    <style:style style:name="P132" style:family="paragraph" style:parent-style-name="Body_20_text_20__28_2_29_" style:list-style-name="WWNum3">
      <loext:graphic-properties draw:fill="none" draw:fill-color="#ffffff"/>
      <style:paragraph-properties fo:margin-left="0cm" fo:margin-right="0cm" fo:margin-top="0cm" fo:margin-bottom="0cm" style:contextual-spacing="false" fo:line-height="0.372cm" fo:keep-together="auto" fo:orphans="0" fo:widows="0" fo:text-indent="0cm" style:auto-text-indent="false" fo:background-color="transparent" fo:keep-with-next="auto" style:writing-mode="lr-tb">
        <style:tab-stops>
          <style:tab-stop style:position="0.656cm"/>
          <style:tab-stop style:position="2.041cm"/>
        </style:tab-stops>
      </style:paragraph-properties>
    </style:style>
    <style:style style:name="P133" style:family="paragraph" style:parent-style-name="Body_20_text_20__28_2_29_" style:list-style-name="WWNum5">
      <loext:graphic-properties draw:fill="none" draw:fill-color="#ffffff"/>
      <style:paragraph-properties fo:margin-left="4.833cm" fo:margin-right="0cm" fo:margin-top="0cm" fo:margin-bottom="0cm" style:contextual-spacing="false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5.528cm"/>
        </style:tab-stops>
      </style:paragraph-properties>
    </style:style>
    <style:style style:name="P134" style:family="paragraph" style:parent-style-name="Body_20_text_20__28_2_29_">
      <loext:graphic-properties draw:fill="none" draw:fill-color="#ffffff"/>
      <style:paragraph-properties fo:margin-left="0cm" fo:margin-right="0cm" fo:margin-top="0cm" fo:margin-bottom="0.146cm" style:contextual-spacing="false" fo:line-height="0.339cm" fo:text-align="start" style:justify-single-word="false" fo:keep-together="auto" fo:orphans="0" fo:widows="0" fo:text-indent="0cm" style:auto-text-indent="false" fo:background-color="transparent" fo:keep-with-next="auto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135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39cm" fo:text-align="start" style:justify-single-word="false" fo:keep-together="auto" fo:orphans="0" fo:widows="0" fo:text-indent="0cm" style:auto-text-indent="false" fo:background-color="transparent" fo:keep-with-next="auto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136" style:family="paragraph" style:parent-style-name="Body_20_text_20__28_2_29_" style:list-style-name="WWNum9">
      <loext:graphic-properties draw:fill="none" draw:fill-color="#ffffff"/>
      <style:paragraph-properties fo:margin-left="0cm" fo:margin-right="0cm" fo:margin-top="0cm" fo:margin-bottom="0.139cm" style:contextual-spacing="false" fo:line-height="0.332cm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65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137" style:family="paragraph" style:parent-style-name="Body_20_text_20__28_2_29_">
      <loext:graphic-properties draw:fill="none" draw:fill-color="#ffffff"/>
      <style:paragraph-properties fo:margin-left="0cm" fo:margin-right="0cm" fo:margin-top="0cm" fo:margin-bottom="0.145cm" style:contextual-spacing="false" fo:line-height="0.332cm" fo:keep-together="auto" fo:orphans="0" fo:widows="0" fo:text-indent="0cm" style:auto-text-indent="false" fo:background-color="transparent" fo:keep-with-next="auto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138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32cm" fo:keep-together="auto" fo:orphans="0" fo:widows="0" fo:text-indent="0cm" style:auto-text-indent="false" fo:background-color="transparent" fo:keep-with-next="auto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139" style:family="paragraph" style:parent-style-name="Body_20_text_20__28_2_29_" style:master-page-name="Converted4">
      <loext:graphic-properties draw:fill="none" draw:fill-color="#ffffff"/>
      <style:paragraph-properties fo:margin-left="0cm" fo:margin-right="0cm" fo:margin-top="0cm" fo:margin-bottom="0cm" style:contextual-spacing="false" fo:line-height="0.332cm" fo:keep-together="auto" fo:orphans="0" fo:widows="0" fo:text-indent="0cm" style:auto-text-indent="false" style:page-number="auto" fo:background-color="transparent" fo:keep-with-next="auto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140" style:family="paragraph" style:parent-style-name="Body_20_text_20__28_2_29_">
      <loext:graphic-properties draw:fill="none" draw:fill-color="#ffffff"/>
      <style:paragraph-properties fo:margin-left="0cm" fo:margin-right="0cm" fo:margin-top="0cm" fo:margin-bottom="0.146cm" style:contextual-spacing="false" fo:line-height="0.332cm" fo:keep-together="auto" fo:orphans="0" fo:widows="0" fo:text-indent="0cm" style:auto-text-indent="false" fo:background-color="transparent" fo:keep-with-next="auto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141" style:family="paragraph" style:parent-style-name="Body_20_text_20__28_2_29_">
      <loext:graphic-properties draw:fill="none" draw:fill-color="#ffffff"/>
      <style:paragraph-properties fo:margin-left="0cm" fo:margin-right="0cm" fo:margin-top="0cm" fo:margin-bottom="0.141cm" style:contextual-spacing="false" fo:line-height="0.332cm" fo:keep-together="auto" fo:orphans="0" fo:widows="0" fo:text-indent="0cm" style:auto-text-indent="false" fo:background-color="transparent" fo:keep-with-next="auto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142" style:family="paragraph" style:parent-style-name="Body_20_text_20__28_2_29_">
      <loext:graphic-properties draw:fill="none" draw:fill-color="#ffffff"/>
      <style:paragraph-properties fo:margin-left="0cm" fo:margin-right="0cm" fo:margin-top="0cm" fo:margin-bottom="0.176cm" style:contextual-spacing="false" fo:line-height="0.332cm" fo:keep-together="auto" fo:orphans="0" fo:widows="0" fo:text-indent="0cm" style:auto-text-indent="false" fo:background-color="transparent" fo:keep-with-next="auto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143" style:family="paragraph" style:parent-style-name="Body_20_text_20__28_2_29_">
      <loext:graphic-properties draw:fill="none" draw:fill-color="#ffffff"/>
      <style:paragraph-properties fo:margin-left="0cm" fo:margin-right="0cm" fo:margin-top="0cm" fo:margin-bottom="0.182cm" style:contextual-spacing="false" fo:line-height="0.332cm" fo:keep-together="auto" fo:orphans="0" fo:widows="0" fo:text-indent="0cm" style:auto-text-indent="false" fo:background-color="transparent" fo:keep-with-next="auto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144" style:family="paragraph" style:parent-style-name="Body_20_text_20__28_2_29_">
      <loext:graphic-properties draw:fill="none" draw:fill-color="#ffffff"/>
      <style:paragraph-properties fo:margin-left="0cm" fo:margin-right="0cm" fo:margin-top="0cm" fo:margin-bottom="0.764cm" style:contextual-spacing="false" fo:line-height="0.332cm" fo:keep-together="auto" fo:orphans="0" fo:widows="0" fo:text-indent="0cm" style:auto-text-indent="false" fo:background-color="transparent" fo:keep-with-next="auto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145" style:family="paragraph" style:parent-style-name="Body_20_text_20__28_2_29_">
      <loext:graphic-properties draw:fill="none" draw:fill-color="#ffffff"/>
      <style:paragraph-properties fo:margin-left="0cm" fo:margin-right="0cm" fo:margin-top="0cm" fo:margin-bottom="0.18cm" style:contextual-spacing="false" fo:line-height="0.332cm" fo:keep-together="auto" fo:orphans="0" fo:widows="0" fo:text-indent="0cm" style:auto-text-indent="false" fo:background-color="transparent" fo:keep-with-next="auto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146" style:family="paragraph" style:parent-style-name="Body_20_text_20__28_2_29_" style:list-style-name="WWNum13">
      <loext:graphic-properties draw:fill="none" draw:fill-color="#ffffff"/>
      <style:paragraph-properties fo:margin-left="0cm" fo:margin-right="0cm" fo:margin-top="0cm" fo:margin-bottom="0.728cm" style:contextual-spacing="false" fo:line-height="0.332cm" fo:keep-together="auto" fo:orphans="0" fo:widows="0" fo:text-indent="0cm" style:auto-text-indent="false" fo:background-color="transparent" fo:keep-with-next="auto" style:writing-mode="lr-tb">
        <style:tab-stops>
          <style:tab-stop style:position="0.598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147" style:family="paragraph" style:parent-style-name="Body_20_text_20__28_2_29_" style:list-style-name="WWNum25">
      <loext:graphic-properties draw:fill="none" draw:fill-color="#ffffff"/>
      <style:paragraph-properties fo:margin-left="0cm" fo:margin-right="0cm" fo:margin-top="0cm" fo:margin-bottom="0cm" style:contextual-spacing="false" fo:line-height="0.332cm" fo:keep-together="auto" fo:orphans="0" fo:widows="0" fo:text-indent="0cm" style:auto-text-indent="false" fo:background-color="transparent" fo:keep-with-next="auto" style:writing-mode="lr-tb">
        <style:tab-stops>
          <style:tab-stop style:position="1.08cm" style:type="center"/>
          <style:tab-stop style:position="2.06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148" style:family="paragraph" style:parent-style-name="Body_20_text_20__28_2_29_" style:list-style-name="WWNum27">
      <loext:graphic-properties draw:fill="none" draw:fill-color="#ffffff"/>
      <style:paragraph-properties fo:margin-left="0cm" fo:margin-right="0cm" fo:margin-top="0cm" fo:margin-bottom="0cm" style:contextual-spacing="false" fo:line-height="0.332cm" fo:keep-together="auto" fo:orphans="0" fo:widows="0" fo:text-indent="0cm" style:auto-text-indent="false" fo:background-color="transparent" fo:keep-with-next="auto" style:writing-mode="lr-tb">
        <style:tab-stops>
          <style:tab-stop style:position="0.669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149" style:family="paragraph" style:parent-style-name="Body_20_text_20__28_2_29_" style:list-style-name="WWNum31">
      <loext:graphic-properties draw:fill="none" draw:fill-color="#ffffff"/>
      <style:paragraph-properties fo:margin-left="0cm" fo:margin-right="0cm" fo:margin-top="0cm" fo:margin-bottom="0cm" style:contextual-spacing="false" fo:line-height="0.332cm" fo:keep-together="auto" fo:orphans="0" fo:widows="0" fo:text-indent="0cm" style:auto-text-indent="false" fo:background-color="transparent" fo:keep-with-next="auto" style:writing-mode="lr-tb">
        <style:tab-stops>
          <style:tab-stop style:position="0.674cm"/>
          <style:tab-stop style:position="2.055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150" style:family="paragraph" style:parent-style-name="Body_20_text_20__28_2_29_" style:list-style-name="WWNum33">
      <loext:graphic-properties draw:fill="none" draw:fill-color="#ffffff"/>
      <style:paragraph-properties fo:margin-left="0cm" fo:margin-right="0cm" fo:margin-top="0cm" fo:margin-bottom="0cm" style:contextual-spacing="false" fo:line-height="0.332cm" fo:keep-together="auto" fo:orphans="0" fo:widows="0" fo:text-indent="0cm" style:auto-text-indent="false" fo:background-color="transparent" fo:keep-with-next="auto" style:writing-mode="lr-tb">
        <style:tab-stops>
          <style:tab-stop style:position="0.674cm"/>
          <style:tab-stop style:position="2.055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151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32cm" fo:keep-together="auto" fo:orphans="0" fo:widows="0" fo:text-indent="0cm" style:auto-text-indent="false" fo:background-color="transparent" fo:keep-with-next="auto" style:writing-mode="lr-tb">
        <style:tab-stops>
          <style:tab-stop style:position="0.674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152" style:family="paragraph" style:parent-style-name="Body_20_text_20__28_2_29_" style:list-style-name="WWNum37">
      <loext:graphic-properties draw:fill="none" draw:fill-color="#ffffff"/>
      <style:paragraph-properties fo:margin-left="0cm" fo:margin-right="0cm" fo:margin-top="0cm" fo:margin-bottom="0.146cm" style:contextual-spacing="false" fo:line-height="0.332cm" fo:keep-together="auto" fo:orphans="0" fo:widows="0" fo:text-indent="0cm" style:auto-text-indent="false" fo:background-color="transparent" fo:keep-with-next="auto" style:writing-mode="lr-tb">
        <style:tab-stops>
          <style:tab-stop style:position="0.395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153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6cm" fo:text-align="start" style:justify-single-word="false" fo:keep-together="auto" fo:orphans="0" fo:widows="0" fo:text-indent="0cm" style:auto-text-indent="false" fo:background-color="transparent" fo:keep-with-next="auto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154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6cm" fo:keep-together="auto" fo:orphans="0" fo:widows="0" fo:text-indent="0cm" style:auto-text-indent="false" fo:background-color="transparent" fo:keep-with-next="auto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155" style:family="paragraph" style:parent-style-name="Body_20_text_20__28_2_29_">
      <loext:graphic-properties draw:fill="none" draw:fill-color="#ffffff"/>
      <style:paragraph-properties fo:margin-left="0cm" fo:margin-right="0cm" fo:margin-top="0cm" fo:margin-bottom="0.176cm" style:contextual-spacing="false" fo:line-height="0.372cm" fo:text-align="start" style:justify-single-word="false" fo:keep-together="auto" fo:orphans="0" fo:widows="0" fo:text-indent="0cm" style:auto-text-indent="false" fo:background-color="transparent" fo:keep-with-next="auto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156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text-align="start" style:justify-single-word="false" fo:keep-together="auto" fo:orphans="0" fo:widows="0" fo:text-indent="0cm" style:auto-text-indent="false" fo:background-color="transparent" fo:keep-with-next="auto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157" style:family="paragraph" style:parent-style-name="Body_20_text_20__28_2_29_">
      <loext:graphic-properties draw:fill="none" draw:fill-color="#ffffff"/>
      <style:paragraph-properties fo:margin-left="0cm" fo:margin-right="0cm" fo:margin-top="0cm" fo:margin-bottom="0.161cm" style:contextual-spacing="false" fo:line-height="0.372cm" fo:text-align="start" style:justify-single-word="false" fo:keep-together="auto" fo:orphans="0" fo:widows="0" fo:text-indent="0cm" style:auto-text-indent="false" fo:background-color="transparent" fo:keep-with-next="auto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158" style:family="paragraph" style:parent-style-name="Body_20_text_20__28_2_29_">
      <loext:graphic-properties draw:fill="none" draw:fill-color="#ffffff"/>
      <style:paragraph-properties fo:margin-left="0cm" fo:margin-right="0cm" fo:margin-top="0cm" fo:margin-bottom="0.76cm" style:contextual-spacing="false" fo:line-height="0.372cm" fo:text-align="start" style:justify-single-word="false" fo:keep-together="auto" fo:orphans="0" fo:widows="0" fo:text-indent="0cm" style:auto-text-indent="false" fo:background-color="transparent" fo:keep-with-next="auto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159" style:family="paragraph" style:parent-style-name="Body_20_text_20__28_2_29_" style:list-style-name="WWNum11">
      <loext:graphic-properties draw:fill="none" draw:fill-color="#ffffff"/>
      <style:paragraph-properties fo:margin-left="0cm" fo:margin-right="0cm" fo:margin-top="0cm" fo:margin-bottom="0cm" style:contextual-spacing="false" fo:line-height="0.372cm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61cm"/>
          <style:tab-stop style:position="2.034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160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35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161" style:family="paragraph" style:parent-style-name="Body_20_text_20__28_2_29_" style:list-style-name="WWNum27">
      <loext:graphic-properties draw:fill="none" draw:fill-color="#ffffff"/>
      <style:paragraph-properties fo:margin-left="0cm" fo:margin-right="0cm" fo:margin-top="0cm" fo:margin-bottom="0cm" style:contextual-spacing="false" fo:line-height="0.372cm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77cm"/>
          <style:tab-stop style:position="4.498cm" style:type="right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162" style:family="paragraph" style:parent-style-name="Body_20_text_20__28_2_29_">
      <loext:graphic-properties draw:fill="none" draw:fill-color="#ffffff"/>
      <style:paragraph-properties fo:margin-left="0cm" fo:margin-right="0cm" fo:margin-top="0cm" fo:margin-bottom="0.176cm" style:contextual-spacing="false" fo:line-height="0.372cm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3.404cm"/>
          <style:tab-stop style:position="4.729cm" style:type="center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163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keep-together="auto" fo:orphans="0" fo:widows="0" fo:text-indent="0cm" style:auto-text-indent="false" fo:background-color="transparent" fo:keep-with-next="auto" style:writing-mode="lr-tb">
        <style:tab-stops>
          <style:tab-stop style:position="2.935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164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keep-together="auto" fo:orphans="0" fo:widows="0" fo:text-indent="0cm" style:auto-text-indent="false" fo:background-color="transparent" fo:keep-with-next="auto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165" style:family="paragraph" style:parent-style-name="Body_20_text_20__28_2_29_">
      <loext:graphic-properties draw:fill="none" draw:fill-color="#ffffff"/>
      <style:paragraph-properties fo:margin-left="0cm" fo:margin-right="0cm" fo:margin-top="0cm" fo:margin-bottom="0.628cm" style:contextual-spacing="false" fo:line-height="0.372cm" fo:keep-together="auto" fo:orphans="0" fo:widows="0" fo:text-indent="0cm" style:auto-text-indent="false" fo:background-color="transparent" fo:keep-with-next="auto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166" style:family="paragraph" style:parent-style-name="Body_20_text_20__28_2_29_">
      <loext:graphic-properties draw:fill="none" draw:fill-color="#ffffff"/>
      <style:paragraph-properties fo:margin-left="0cm" fo:margin-right="0cm" fo:margin-top="0cm" fo:margin-bottom="0.18cm" style:contextual-spacing="false" fo:line-height="0.372cm" fo:keep-together="auto" fo:orphans="0" fo:widows="0" fo:text-indent="0cm" style:auto-text-indent="false" fo:background-color="transparent" fo:keep-with-next="auto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167" style:family="paragraph" style:parent-style-name="Body_20_text_20__28_2_29_">
      <loext:graphic-properties draw:fill="none" draw:fill-color="#ffffff"/>
      <style:paragraph-properties fo:margin-left="0cm" fo:margin-right="0cm" fo:margin-top="0cm" fo:margin-bottom="0.176cm" style:contextual-spacing="false" fo:line-height="0.372cm" fo:keep-together="auto" fo:orphans="0" fo:widows="0" fo:text-indent="0cm" style:auto-text-indent="false" fo:background-color="transparent" fo:keep-with-next="auto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168" style:family="paragraph" style:parent-style-name="Body_20_text_20__28_2_29_" style:list-style-name="WWNum11">
      <loext:graphic-properties draw:fill="none" draw:fill-color="#ffffff"/>
      <style:paragraph-properties fo:margin-left="0cm" fo:margin-right="0cm" fo:margin-top="0cm" fo:margin-bottom="0cm" style:contextual-spacing="false" fo:line-height="0.372cm" fo:keep-together="auto" fo:orphans="0" fo:widows="0" fo:text-indent="0cm" style:auto-text-indent="false" fo:background-color="transparent" fo:keep-with-next="auto" style:writing-mode="lr-tb">
        <style:tab-stops>
          <style:tab-stop style:position="0.661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169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keep-together="auto" fo:orphans="0" fo:widows="0" fo:text-indent="0cm" style:auto-text-indent="false" fo:background-color="transparent" fo:keep-with-next="auto" style:writing-mode="lr-tb">
        <style:tab-stops>
          <style:tab-stop style:position="2.935cm"/>
          <style:tab-stop style:position="5.507cm" style:type="center"/>
          <style:tab-stop style:position="6.389cm" style:type="center"/>
          <style:tab-stop style:position="7.327cm" style:type="right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170" style:family="paragraph" style:parent-style-name="Body_20_text_20__28_2_29_" style:list-style-name="WWNum11">
      <loext:graphic-properties draw:fill="none" draw:fill-color="#ffffff"/>
      <style:paragraph-properties fo:margin-left="0cm" fo:margin-right="0cm" fo:margin-top="0cm" fo:margin-bottom="0cm" style:contextual-spacing="false" fo:line-height="0.372cm" fo:keep-together="auto" fo:orphans="0" fo:widows="0" fo:text-indent="0cm" style:auto-text-indent="false" fo:background-color="transparent" fo:keep-with-next="auto" style:writing-mode="lr-tb">
        <style:tab-stops>
          <style:tab-stop style:position="0.661cm"/>
          <style:tab-stop style:position="2.034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171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keep-together="auto" fo:orphans="0" fo:widows="0" fo:text-indent="0cm" style:auto-text-indent="false" fo:background-color="transparent" fo:keep-with-next="auto" style:writing-mode="lr-tb">
        <style:tab-stops>
          <style:tab-stop style:position="2.976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172" style:family="paragraph" style:parent-style-name="Body_20_text_20__28_2_29_">
      <loext:graphic-properties draw:fill="none" draw:fill-color="#ffffff"/>
      <style:paragraph-properties fo:margin-left="0cm" fo:margin-right="7.938cm" fo:margin-top="0cm" fo:margin-bottom="0cm" style:contextual-spacing="false" fo:line-height="0.372cm" fo:keep-together="auto" fo:orphans="0" fo:widows="0" fo:text-indent="0cm" style:auto-text-indent="false" fo:background-color="transparent" fo:keep-with-next="auto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173" style:family="paragraph" style:parent-style-name="Body_20_text_20__28_2_29_" style:list-style-name="WWNum9">
      <loext:graphic-properties draw:fill="none" draw:fill-color="#ffffff"/>
      <style:paragraph-properties fo:margin-left="0cm" fo:margin-right="0cm" fo:margin-top="0cm" fo:margin-bottom="0cm" style:contextual-spacing="false" fo:line-height="0.372cm" fo:keep-together="auto" fo:orphans="0" fo:widows="0" fo:text-indent="0cm" style:auto-text-indent="false" fo:background-color="transparent" fo:keep-with-next="auto" style:writing-mode="lr-tb">
        <style:tab-stops>
          <style:tab-stop style:position="0.598cm"/>
          <style:tab-stop style:position="2.069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174" style:family="paragraph" style:parent-style-name="Body_20_text_20__28_2_29_" style:list-style-name="WWNum15">
      <loext:graphic-properties draw:fill="none" draw:fill-color="#ffffff"/>
      <style:paragraph-properties fo:margin-left="0cm" fo:margin-right="0cm" fo:margin-top="0cm" fo:margin-bottom="0cm" style:contextual-spacing="false" fo:line-height="0.372cm" fo:keep-together="auto" fo:orphans="0" fo:widows="0" fo:text-indent="0cm" style:auto-text-indent="false" fo:background-color="transparent" fo:keep-with-next="auto" style:writing-mode="lr-tb">
        <style:tab-stops>
          <style:tab-stop style:position="1.51cm" style:type="right"/>
          <style:tab-stop style:position="2.069cm"/>
          <style:tab-stop style:position="3.441cm" style:type="center"/>
          <style:tab-stop style:position="4.634cm" style:type="right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175" style:family="paragraph" style:parent-style-name="Body_20_text_20__28_2_29_" style:list-style-name="WWNum15">
      <loext:graphic-properties draw:fill="none" draw:fill-color="#ffffff"/>
      <style:paragraph-properties fo:margin-left="0cm" fo:margin-right="0cm" fo:margin-top="0cm" fo:margin-bottom="0cm" style:contextual-spacing="false" fo:line-height="0.372cm" fo:keep-together="auto" fo:orphans="0" fo:widows="0" fo:text-indent="0cm" style:auto-text-indent="false" fo:background-color="transparent" fo:keep-with-next="auto" style:writing-mode="lr-tb">
        <style:tab-stops>
          <style:tab-stop style:position="1.51cm" style:type="right"/>
          <style:tab-stop style:position="2.069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176" style:family="paragraph" style:parent-style-name="Body_20_text_20__28_2_29_" style:list-style-name="WWNum17">
      <loext:graphic-properties draw:fill="none" draw:fill-color="#ffffff"/>
      <style:paragraph-properties fo:margin-left="0cm" fo:margin-right="0cm" fo:margin-top="0cm" fo:margin-bottom="0cm" style:contextual-spacing="false" fo:line-height="0.372cm" fo:keep-together="auto" fo:orphans="0" fo:widows="0" fo:text-indent="0cm" style:auto-text-indent="false" fo:background-color="transparent" fo:keep-with-next="auto" style:writing-mode="lr-tb">
        <style:tab-stops>
          <style:tab-stop style:position="0.654cm"/>
          <style:tab-stop style:position="2.046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177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keep-together="auto" fo:orphans="0" fo:widows="0" fo:text-indent="0cm" style:auto-text-indent="false" fo:background-color="transparent" fo:keep-with-next="auto" style:writing-mode="lr-tb">
        <style:tab-stops>
          <style:tab-stop style:position="2.91cm"/>
          <style:tab-stop style:position="4.919cm" style:type="right"/>
          <style:tab-stop style:position="7.184cm" style:type="right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178" style:family="paragraph" style:parent-style-name="Body_20_text_20__28_2_29_" style:list-style-name="WWNum23">
      <loext:graphic-properties draw:fill="none" draw:fill-color="#ffffff"/>
      <style:paragraph-properties fo:margin-left="0cm" fo:margin-right="0cm" fo:margin-top="0cm" fo:margin-bottom="0cm" style:contextual-spacing="false" fo:line-height="0.372cm" fo:keep-together="auto" fo:orphans="0" fo:widows="0" fo:text-indent="0cm" style:auto-text-indent="false" fo:background-color="transparent" fo:keep-with-next="auto" style:writing-mode="lr-tb">
        <style:tab-stops>
          <style:tab-stop style:position="0.669cm"/>
          <style:tab-stop style:position="2.06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179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keep-together="auto" fo:orphans="0" fo:widows="0" fo:text-indent="0cm" style:auto-text-indent="false" fo:background-color="transparent" fo:keep-with-next="auto" style:writing-mode="lr-tb">
        <style:tab-stops>
          <style:tab-stop style:position="2.983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180" style:family="paragraph" style:parent-style-name="Body_20_text_20__28_2_29_" style:list-style-name="WWNum25">
      <loext:graphic-properties draw:fill="none" draw:fill-color="#ffffff"/>
      <style:paragraph-properties fo:margin-left="0cm" fo:margin-right="0cm" fo:margin-top="0cm" fo:margin-bottom="0cm" style:contextual-spacing="false" fo:line-height="0.372cm" fo:keep-together="auto" fo:orphans="0" fo:widows="0" fo:text-indent="0cm" style:auto-text-indent="false" fo:background-color="transparent" fo:keep-with-next="auto" style:writing-mode="lr-tb">
        <style:tab-stops>
          <style:tab-stop style:position="1.08cm" style:type="center"/>
          <style:tab-stop style:position="2.06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181" style:family="paragraph" style:parent-style-name="Body_20_text_20__28_2_29_" style:list-style-name="WWNum31">
      <loext:graphic-properties draw:fill="none" draw:fill-color="#ffffff"/>
      <style:paragraph-properties fo:margin-left="0cm" fo:margin-right="0cm" fo:margin-top="0cm" fo:margin-bottom="0cm" style:contextual-spacing="false" fo:line-height="0.372cm" fo:keep-together="auto" fo:orphans="0" fo:widows="0" fo:text-indent="0cm" style:auto-text-indent="false" fo:background-color="transparent" fo:keep-with-next="auto" style:writing-mode="lr-tb">
        <style:tab-stops>
          <style:tab-stop style:position="0.66cm"/>
          <style:tab-stop style:position="2.058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182" style:family="paragraph" style:parent-style-name="Body_20_text_20__28_2_29_" style:list-style-name="WWNum31">
      <loext:graphic-properties draw:fill="none" draw:fill-color="#ffffff"/>
      <style:paragraph-properties fo:margin-left="0cm" fo:margin-right="0cm" fo:margin-top="0cm" fo:margin-bottom="0cm" style:contextual-spacing="false" fo:line-height="0.372cm" fo:keep-together="auto" fo:orphans="0" fo:widows="0" fo:text-indent="0cm" style:auto-text-indent="false" fo:background-color="transparent" fo:keep-with-next="auto" style:writing-mode="lr-tb">
        <style:tab-stops>
          <style:tab-stop style:position="0.66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183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keep-together="auto" fo:orphans="0" fo:widows="0" fo:text-indent="0cm" style:auto-text-indent="false" fo:background-color="transparent" fo:keep-with-next="auto" style:writing-mode="lr-tb">
        <style:tab-stops>
          <style:tab-stop style:position="2.917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184" style:family="paragraph" style:parent-style-name="Body_20_text_20__28_2_29_" style:list-style-name="WWNum31">
      <loext:graphic-properties draw:fill="none" draw:fill-color="#ffffff"/>
      <style:paragraph-properties fo:margin-left="0cm" fo:margin-right="0cm" fo:margin-top="0cm" fo:margin-bottom="0cm" style:contextual-spacing="false" fo:line-height="0.372cm" fo:keep-together="auto" fo:orphans="0" fo:widows="0" fo:text-indent="0cm" style:auto-text-indent="false" fo:background-color="transparent" fo:keep-with-next="auto" style:writing-mode="lr-tb">
        <style:tab-stops>
          <style:tab-stop style:position="0.674cm"/>
          <style:tab-stop style:position="2.055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185" style:family="paragraph" style:parent-style-name="Body_20_text_20__28_2_29_" style:list-style-name="WWNum35">
      <loext:graphic-properties draw:fill="none" draw:fill-color="#ffffff"/>
      <style:paragraph-properties fo:margin-left="0cm" fo:margin-right="0cm" fo:margin-top="0cm" fo:margin-bottom="0cm" style:contextual-spacing="false" fo:line-height="0.372cm" fo:keep-together="auto" fo:orphans="0" fo:widows="0" fo:text-indent="0cm" style:auto-text-indent="false" fo:background-color="transparent" fo:keep-with-next="auto" style:writing-mode="lr-tb">
        <style:tab-stops>
          <style:tab-stop style:position="1.471cm" style:type="right"/>
          <style:tab-stop style:position="2.076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186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keep-together="auto" fo:orphans="0" fo:widows="0" fo:text-indent="0cm" style:auto-text-indent="false" fo:background-color="transparent" fo:keep-with-next="auto" style:writing-mode="lr-tb">
        <style:tab-stops>
          <style:tab-stop style:position="3.059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187" style:family="paragraph" style:parent-style-name="Body_20_text_20__28_2_29_" style:list-style-name="WWNum27">
      <loext:graphic-properties draw:fill="none" draw:fill-color="#ffffff"/>
      <style:paragraph-properties fo:margin-left="0cm" fo:margin-right="0cm" fo:margin-top="0cm" fo:margin-bottom="0cm" style:contextual-spacing="false" fo:line-height="0.372cm" fo:keep-together="auto" fo:orphans="0" fo:widows="0" fo:text-indent="0cm" style:auto-text-indent="false" fo:background-color="transparent" fo:keep-with-next="auto" style:writing-mode="lr-tb">
        <style:tab-stops>
          <style:tab-stop style:position="0.677cm"/>
          <style:tab-stop style:position="4.498cm" style:type="right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188" style:family="paragraph" style:parent-style-name="Body_20_text_20__28_2_29_" style:list-style-name="WWNum27">
      <loext:graphic-properties draw:fill="none" draw:fill-color="#ffffff"/>
      <style:paragraph-properties fo:margin-left="0cm" fo:margin-right="0cm" fo:margin-top="0cm" fo:margin-bottom="0cm" style:contextual-spacing="false" fo:line-height="0.372cm" fo:keep-together="auto" fo:orphans="0" fo:widows="0" fo:text-indent="0cm" style:auto-text-indent="false" fo:background-color="transparent" fo:keep-with-next="auto" style:writing-mode="lr-tb">
        <style:tab-stops>
          <style:tab-stop style:position="0.677cm"/>
          <style:tab-stop style:position="2.995cm" style:type="right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189" style:family="paragraph" style:parent-style-name="Body_20_text_20__28_2_29_" style:list-style-name="WWNum27">
      <loext:graphic-properties draw:fill="none" draw:fill-color="#ffffff"/>
      <style:paragraph-properties fo:margin-left="0cm" fo:margin-right="0cm" fo:margin-top="0cm" fo:margin-bottom="0cm" style:contextual-spacing="false" fo:line-height="0.372cm" fo:keep-together="auto" fo:orphans="0" fo:widows="0" fo:text-indent="0cm" style:auto-text-indent="false" fo:background-color="transparent" fo:keep-with-next="auto" style:writing-mode="lr-tb">
        <style:tab-stops>
          <style:tab-stop style:position="0.677cm"/>
          <style:tab-stop style:position="2.995cm" style:type="right"/>
          <style:tab-stop style:position="3.452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190" style:family="paragraph" style:parent-style-name="Body_20_text_20__28_2_29_" style:list-style-name="WWNum21">
      <loext:graphic-properties draw:fill="none" draw:fill-color="#ffffff"/>
      <style:paragraph-properties fo:margin-left="0cm" fo:margin-right="0cm" fo:margin-top="0cm" fo:margin-bottom="0cm" style:contextual-spacing="false" fo:line-height="0.372cm" fo:keep-together="auto" fo:orphans="0" fo:widows="0" fo:text-indent="0cm" style:auto-text-indent="false" fo:background-color="transparent" fo:keep-with-next="auto" style:writing-mode="lr-tb">
        <style:tab-stops>
          <style:tab-stop style:position="0.561cm"/>
          <style:tab-stop style:position="2.039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191" style:family="paragraph" style:parent-style-name="Body_20_text_20__28_2_29_" style:list-style-name="WWNum21">
      <loext:graphic-properties draw:fill="none" draw:fill-color="#ffffff"/>
      <style:paragraph-properties fo:margin-left="0cm" fo:margin-right="0cm" fo:margin-top="0cm" fo:margin-bottom="0cm" style:contextual-spacing="false" fo:line-height="0.372cm" fo:keep-together="auto" fo:orphans="0" fo:widows="0" fo:text-indent="0cm" style:auto-text-indent="false" fo:background-color="transparent" fo:keep-with-next="auto" style:writing-mode="lr-tb">
        <style:tab-stops>
          <style:tab-stop style:position="0.561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192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keep-together="auto" fo:orphans="0" fo:widows="0" fo:text-indent="0cm" style:auto-text-indent="false" fo:background-color="transparent" fo:keep-with-next="auto" style:writing-mode="lr-tb">
        <style:tab-stops>
          <style:tab-stop style:position="2.947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193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keep-together="auto" fo:orphans="0" fo:widows="0" fo:text-indent="0cm" style:auto-text-indent="false" fo:background-color="transparent" fo:keep-with-next="auto" style:writing-mode="lr-tb">
        <style:tab-stops>
          <style:tab-stop style:position="0.665cm"/>
          <style:tab-stop style:position="2.057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194" style:family="paragraph" style:parent-style-name="Body_20_text_20__28_2_29_">
      <loext:graphic-properties draw:fill="none" draw:fill-color="#ffffff"/>
      <style:paragraph-properties fo:margin-left="0cm" fo:margin-right="0cm" fo:margin-top="0cm" fo:margin-bottom="0.18cm" style:contextual-spacing="false" fo:line-height="0.377cm" fo:keep-together="auto" fo:orphans="0" fo:widows="0" fo:text-indent="0cm" style:auto-text-indent="false" fo:background-color="transparent" fo:keep-with-next="auto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195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7cm" fo:keep-together="auto" fo:orphans="0" fo:widows="0" fo:text-indent="0cm" style:auto-text-indent="false" fo:background-color="transparent" fo:keep-with-next="auto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196" style:family="paragraph" style:parent-style-name="Body_20_text_20__28_2_29_">
      <loext:graphic-properties draw:fill="none" draw:fill-color="#ffffff"/>
      <style:paragraph-properties fo:margin-left="0cm" fo:margin-right="0cm" fo:margin-top="0cm" fo:margin-bottom="0.183cm" style:contextual-spacing="false" fo:line-height="0.377cm" fo:keep-together="auto" fo:orphans="0" fo:widows="0" fo:text-indent="0cm" style:auto-text-indent="false" fo:background-color="transparent" fo:keep-with-next="auto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197" style:family="paragraph" style:parent-style-name="Body_20_text_20__28_2_29_" style:list-style-name="WWNum25">
      <loext:graphic-properties draw:fill="none" draw:fill-color="#ffffff"/>
      <style:paragraph-properties fo:margin-left="0cm" fo:margin-right="0cm" fo:margin-top="0cm" fo:margin-bottom="0cm" style:contextual-spacing="false" fo:line-height="0.377cm" fo:keep-together="auto" fo:orphans="0" fo:widows="0" fo:text-indent="0cm" style:auto-text-indent="false" fo:background-color="transparent" fo:keep-with-next="auto" style:writing-mode="lr-tb">
        <style:tab-stops>
          <style:tab-stop style:position="0.669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198" style:family="paragraph" style:parent-style-name="Body_20_text_20__28_2_29_">
      <loext:graphic-properties draw:fill="none" draw:fill-color="#ffffff"/>
      <style:paragraph-properties fo:margin-left="0cm" fo:margin-right="0cm" fo:margin-top="0cm" fo:margin-bottom="0.176cm" style:contextual-spacing="false" fo:text-align="start" style:justify-single-word="false" fo:keep-together="auto" fo:orphans="0" fo:widows="0" fo:text-indent="0cm" style:auto-text-indent="false" fo:background-color="transparent" fo:keep-with-next="auto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199" style:family="paragraph" style:parent-style-name="Body_20_text_20__28_2_29_">
      <loext:graphic-properties draw:fill="none" draw:fill-color="#ffffff"/>
      <style:paragraph-properties fo:margin-left="0cm" fo:margin-right="0cm" fo:margin-top="0cm" fo:margin-bottom="0.173cm" style:contextual-spacing="false" fo:text-align="start" style:justify-single-word="false" fo:keep-together="auto" fo:orphans="0" fo:widows="0" fo:text-indent="0cm" style:auto-text-indent="false" fo:background-color="transparent" fo:keep-with-next="auto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200" style:family="paragraph" style:parent-style-name="Body_20_text_20__28_2_29_">
      <loext:graphic-properties draw:fill="none" draw:fill-color="#ffffff"/>
      <style:paragraph-properties fo:margin-left="0cm" fo:margin-right="0cm" fo:margin-top="0cm" fo:margin-bottom="0.758cm" style:contextual-spacing="false" fo:text-align="start" style:justify-single-word="false" fo:keep-together="auto" fo:orphans="0" fo:widows="0" fo:text-indent="0cm" style:auto-text-indent="false" fo:background-color="transparent" fo:keep-with-next="auto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201" style:family="paragraph" style:parent-style-name="Body_20_text_20__28_2_29_">
      <loext:graphic-properties draw:fill="none" draw:fill-color="#ffffff"/>
      <style:paragraph-properties fo:margin-left="0cm" fo:margin-right="0cm" fo:margin-top="0cm" fo:margin-bottom="0.794cm" style:contextual-spacing="false" fo:text-align="start" style:justify-single-word="false" fo:keep-together="auto" fo:orphans="0" fo:widows="0" fo:text-indent="0cm" style:auto-text-indent="false" fo:background-color="transparent" fo:keep-with-next="auto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202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text-align="start" style:justify-single-word="false" fo:keep-together="auto" fo:orphans="0" fo:widows="0" fo:text-indent="0cm" style:auto-text-indent="false" fo:break-before="page" fo:background-color="transparent" fo:keep-with-next="auto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203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text-align="start" style:justify-single-word="false" fo:keep-together="auto" fo:orphans="0" fo:widows="0" fo:text-indent="0cm" style:auto-text-indent="false" fo:background-color="transparent" fo:keep-with-next="auto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204" style:family="paragraph" style:parent-style-name="Body_20_text_20__28_2_29_">
      <loext:graphic-properties draw:fill="none" draw:fill-color="#ffffff"/>
      <style:paragraph-properties fo:margin-left="0cm" fo:margin-right="0.953cm" fo:margin-top="0cm" fo:margin-bottom="0.206cm" style:contextual-spacing="false" fo:text-align="start" style:justify-single-word="false" fo:keep-together="auto" fo:orphans="0" fo:widows="0" fo:text-indent="0cm" style:auto-text-indent="false" fo:background-color="transparent" fo:keep-with-next="auto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205" style:family="paragraph" style:parent-style-name="Body_20_text_20__28_2_29_" style:list-style-name="WWNum11">
      <loext:graphic-properties draw:fill="none" draw:fill-color="#ffffff"/>
      <style:paragraph-properties fo:margin-left="0cm" fo:margin-right="0cm" fo:margin-top="0cm" fo:margin-bottom="0cm" style:contextual-spacing="false" fo:keep-together="auto" fo:orphans="0" fo:widows="0" fo:text-indent="0cm" style:auto-text-indent="false" fo:background-color="transparent" fo:keep-with-next="auto" style:writing-mode="lr-tb">
        <style:tab-stops>
          <style:tab-stop style:position="0.661cm"/>
          <style:tab-stop style:position="2.034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206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keep-together="auto" fo:orphans="0" fo:widows="0" fo:text-indent="0cm" style:auto-text-indent="false" fo:background-color="transparent" fo:keep-with-next="auto" style:writing-mode="lr-tb">
        <style:tab-stops>
          <style:tab-stop style:position="2.935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207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keep-together="auto" fo:orphans="0" fo:widows="0" fo:text-indent="0cm" style:auto-text-indent="false" fo:background-color="transparent" fo:keep-with-next="auto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208" style:family="paragraph" style:parent-style-name="Body_20_text_20__28_2_29_">
      <loext:graphic-properties draw:fill="none" draw:fill-color="#ffffff"/>
      <style:paragraph-properties fo:margin-left="0cm" fo:margin-right="0cm" fo:margin-top="0cm" fo:margin-bottom="0.173cm" style:contextual-spacing="false" fo:keep-together="auto" fo:orphans="0" fo:widows="0" fo:text-indent="0cm" style:auto-text-indent="false" fo:background-color="transparent" fo:keep-with-next="auto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209" style:family="paragraph" style:parent-style-name="Body_20_text_20__28_2_29_">
      <loext:graphic-properties draw:fill="none" draw:fill-color="#ffffff"/>
      <style:paragraph-properties fo:margin-left="0cm" fo:margin-right="0cm" fo:margin-top="0cm" fo:margin-bottom="0.758cm" style:contextual-spacing="false" fo:keep-together="auto" fo:orphans="0" fo:widows="0" fo:text-indent="0cm" style:auto-text-indent="false" fo:background-color="transparent" fo:keep-with-next="auto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210" style:family="paragraph" style:parent-style-name="Body_20_text_20__28_2_29_">
      <loext:graphic-properties draw:fill="none" draw:fill-color="#ffffff"/>
      <style:paragraph-properties fo:margin-left="0cm" fo:margin-right="0cm" fo:margin-top="0cm" fo:margin-bottom="0.166cm" style:contextual-spacing="false" fo:keep-together="auto" fo:orphans="0" fo:widows="0" fo:text-indent="0cm" style:auto-text-indent="false" fo:background-color="transparent" fo:keep-with-next="auto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211" style:family="paragraph" style:parent-style-name="Body_20_text_20__28_2_29_" style:list-style-name="WWNum9">
      <loext:graphic-properties draw:fill="none" draw:fill-color="#ffffff"/>
      <style:paragraph-properties fo:margin-left="0cm" fo:margin-right="0cm" fo:margin-top="0cm" fo:margin-bottom="0cm" style:contextual-spacing="false" fo:keep-together="auto" fo:orphans="0" fo:widows="0" fo:text-indent="0cm" style:auto-text-indent="false" fo:break-before="page" fo:background-color="transparent" fo:keep-with-next="auto" style:writing-mode="lr-tb">
        <style:tab-stops>
          <style:tab-stop style:position="0.598cm"/>
          <style:tab-stop style:position="2.069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212" style:family="paragraph" style:parent-style-name="Body_20_text_20__28_2_29_" style:list-style-name="WWNum15">
      <loext:graphic-properties draw:fill="none" draw:fill-color="#ffffff"/>
      <style:paragraph-properties fo:margin-left="0cm" fo:margin-right="0cm" fo:margin-top="0cm" fo:margin-bottom="0cm" style:contextual-spacing="false" fo:keep-together="auto" fo:orphans="0" fo:widows="0" fo:text-indent="0cm" style:auto-text-indent="false" fo:background-color="transparent" fo:keep-with-next="auto" style:writing-mode="lr-tb">
        <style:tab-stops>
          <style:tab-stop style:position="0.654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213" style:family="paragraph" style:parent-style-name="Body_20_text_20__28_2_29_" style:list-style-name="WWNum17">
      <loext:graphic-properties draw:fill="none" draw:fill-color="#ffffff"/>
      <style:paragraph-properties fo:margin-left="0cm" fo:margin-right="0cm" fo:margin-top="0cm" fo:margin-bottom="0cm" style:contextual-spacing="false" fo:keep-together="auto" fo:orphans="0" fo:widows="0" fo:text-indent="0cm" style:auto-text-indent="false" fo:background-color="transparent" fo:keep-with-next="auto" style:writing-mode="lr-tb">
        <style:tab-stops>
          <style:tab-stop style:position="0.654cm"/>
          <style:tab-stop style:position="2.046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214" style:family="paragraph" style:parent-style-name="Body_20_text_20__28_2_29_" style:list-style-name="WWNum19">
      <loext:graphic-properties draw:fill="none" draw:fill-color="#ffffff"/>
      <style:paragraph-properties fo:margin-left="0cm" fo:margin-right="0cm" fo:margin-top="0cm" fo:margin-bottom="0cm" style:contextual-spacing="false" fo:keep-together="auto" fo:orphans="0" fo:widows="0" fo:text-indent="0cm" style:auto-text-indent="false" fo:background-color="transparent" fo:keep-with-next="auto" style:writing-mode="lr-tb">
        <style:tab-stops>
          <style:tab-stop style:position="0.654cm"/>
          <style:tab-stop style:position="2.046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215" style:family="paragraph" style:parent-style-name="Body_20_text_20__28_2_29_" style:list-style-name="WWNum19">
      <loext:graphic-properties draw:fill="none" draw:fill-color="#ffffff"/>
      <style:paragraph-properties fo:margin-left="0cm" fo:margin-right="0cm" fo:margin-top="0cm" fo:margin-bottom="0.176cm" style:contextual-spacing="false" fo:keep-together="auto" fo:orphans="0" fo:widows="0" fo:text-indent="0cm" style:auto-text-indent="false" fo:background-color="transparent" fo:keep-with-next="auto" style:writing-mode="lr-tb">
        <style:tab-stops>
          <style:tab-stop style:position="0.462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216" style:family="paragraph" style:parent-style-name="Body_20_text_20__28_2_29_" style:list-style-name="WWNum25">
      <loext:graphic-properties draw:fill="none" draw:fill-color="#ffffff"/>
      <style:paragraph-properties fo:margin-left="0cm" fo:margin-right="0cm" fo:margin-top="0cm" fo:margin-bottom="0cm" style:contextual-spacing="false" fo:keep-together="auto" fo:orphans="0" fo:widows="0" fo:text-indent="0cm" style:auto-text-indent="false" fo:background-color="transparent" fo:keep-with-next="auto" style:writing-mode="lr-tb">
        <style:tab-stops>
          <style:tab-stop style:position="1.08cm" style:type="center"/>
          <style:tab-stop style:position="2.06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217" style:family="paragraph" style:parent-style-name="Body_20_text_20__28_2_29_" style:list-style-name="WWNum31">
      <loext:graphic-properties draw:fill="none" draw:fill-color="#ffffff"/>
      <style:paragraph-properties fo:margin-left="0cm" fo:margin-right="0cm" fo:margin-top="0cm" fo:margin-bottom="0cm" style:contextual-spacing="false" fo:keep-together="auto" fo:orphans="0" fo:widows="0" fo:text-indent="0cm" style:auto-text-indent="false" fo:background-color="transparent" fo:keep-with-next="auto" style:writing-mode="lr-tb">
        <style:tab-stops>
          <style:tab-stop style:position="0.66cm"/>
          <style:tab-stop style:position="2.058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218" style:family="paragraph" style:parent-style-name="Body_20_text_20__28_2_29_" style:list-style-name="WWNum31">
      <loext:graphic-properties draw:fill="none" draw:fill-color="#ffffff"/>
      <style:paragraph-properties fo:margin-left="0cm" fo:margin-right="0cm" fo:margin-top="0cm" fo:margin-bottom="0cm" style:contextual-spacing="false" fo:keep-together="auto" fo:orphans="0" fo:widows="0" fo:text-indent="0cm" style:auto-text-indent="false" fo:background-color="transparent" fo:keep-with-next="auto" style:writing-mode="lr-tb">
        <style:tab-stops>
          <style:tab-stop style:position="0.674cm"/>
          <style:tab-stop style:position="2.055cm"/>
          <style:tab-stop style:position="5.906cm" style:type="right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219" style:family="paragraph" style:parent-style-name="Body_20_text_20__28_2_29_" style:list-style-name="WWNum33">
      <loext:graphic-properties draw:fill="none" draw:fill-color="#ffffff"/>
      <style:paragraph-properties fo:margin-left="0cm" fo:margin-right="0cm" fo:margin-top="0cm" fo:margin-bottom="0cm" style:contextual-spacing="false" fo:keep-together="auto" fo:orphans="0" fo:widows="0" fo:text-indent="0cm" style:auto-text-indent="false" fo:break-before="column" fo:background-color="transparent" fo:keep-with-next="auto" style:writing-mode="lr-tb">
        <style:tab-stops>
          <style:tab-stop style:position="0.665cm"/>
          <style:tab-stop style:position="2.076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220" style:family="paragraph" style:parent-style-name="Body_20_text_20__28_2_29_" style:list-style-name="WWNum33">
      <loext:graphic-properties draw:fill="none" draw:fill-color="#ffffff"/>
      <style:paragraph-properties fo:margin-left="0cm" fo:margin-right="0cm" fo:margin-top="0cm" fo:margin-bottom="0cm" style:contextual-spacing="false" fo:keep-together="auto" fo:orphans="0" fo:widows="0" fo:text-indent="0cm" style:auto-text-indent="false" fo:background-color="transparent" fo:keep-with-next="auto" style:writing-mode="lr-tb">
        <style:tab-stops>
          <style:tab-stop style:position="0.665cm"/>
          <style:tab-stop style:position="2.076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221" style:family="paragraph" style:parent-style-name="Body_20_text_20__28_2_29_" style:list-style-name="WWNum27">
      <loext:graphic-properties draw:fill="none" draw:fill-color="#ffffff"/>
      <style:paragraph-properties fo:margin-left="0cm" fo:margin-right="0cm" fo:margin-top="0cm" fo:margin-bottom="0cm" style:contextual-spacing="false" fo:keep-together="auto" fo:orphans="0" fo:widows="0" fo:text-indent="0cm" style:auto-text-indent="false" fo:background-color="transparent" fo:keep-with-next="auto" style:writing-mode="lr-tb">
        <style:tab-stops>
          <style:tab-stop style:position="0.677cm"/>
          <style:tab-stop style:position="4.498cm" style:type="right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222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keep-together="auto" fo:orphans="0" fo:widows="0" fo:text-indent="0cm" style:auto-text-indent="false" fo:background-color="transparent" fo:keep-with-next="auto" style:writing-mode="lr-tb">
        <style:tab-stops>
          <style:tab-stop style:position="3.059cm"/>
          <style:tab-stop style:position="5.359cm" style:type="center"/>
          <style:tab-stop style:position="6.168cm" style:type="center"/>
          <style:tab-stop style:position="7.036cm" style:type="right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223" style:family="paragraph" style:parent-style-name="Body_20_text_20__28_2_29_">
      <loext:graphic-properties draw:fill="none" draw:fill-color="#ffffff"/>
      <style:paragraph-properties fo:margin-left="0cm" fo:margin-right="0.494cm" fo:margin-top="0cm" fo:margin-bottom="0.173cm" style:contextual-spacing="false" fo:keep-together="auto" fo:orphans="0" fo:widows="0" fo:text-indent="0cm" style:auto-text-indent="false" fo:background-color="transparent" fo:keep-with-next="auto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224" style:family="paragraph" style:parent-style-name="Body_20_text_20__28_2_29_">
      <loext:graphic-properties draw:fill="none" draw:fill-color="#ffffff"/>
      <style:paragraph-properties fo:margin-left="0cm" fo:margin-right="0.353cm" fo:margin-top="0cm" fo:margin-bottom="0cm" style:contextual-spacing="false" fo:line-height="0.347cm" fo:keep-together="auto" fo:orphans="0" fo:widows="0" fo:text-indent="0cm" style:auto-text-indent="false" fo:background-color="transparent" fo:keep-with-next="auto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225" style:family="paragraph" style:parent-style-name="Body_20_text_20__28_2_29_">
      <loext:graphic-properties draw:fill="none" draw:fill-color="#ffffff"/>
      <style:paragraph-properties fo:margin-left="0cm" fo:margin-right="0cm" fo:margin-top="0cm" fo:margin-bottom="0.224cm" style:contextual-spacing="false" fo:line-height="0.347cm" fo:keep-together="auto" fo:orphans="0" fo:widows="0" fo:text-indent="0cm" style:auto-text-indent="false" fo:background-color="transparent" fo:keep-with-next="auto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226" style:family="paragraph" style:parent-style-name="Body_20_text_20__28_2_29_">
      <loext:graphic-properties draw:fill="none" draw:fill-color="#ffffff"/>
      <style:paragraph-properties fo:margin-left="0cm" fo:margin-right="0cm" fo:margin-top="0cm" fo:margin-bottom="0.157cm" style:contextual-spacing="false" fo:line-height="0.347cm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1.51cm" style:type="right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227" style:family="paragraph" style:parent-style-name="Body_20_text_20__28_2_29_">
      <loext:graphic-properties draw:fill="none" draw:fill-color="#ffffff"/>
      <style:paragraph-properties fo:margin-left="0cm" fo:margin-right="0cm" fo:margin-top="0cm" fo:margin-bottom="0.741cm" style:contextual-spacing="false" fo:line-height="0.347cm" fo:text-align="start" style:justify-single-word="false" fo:keep-together="auto" fo:orphans="0" fo:widows="0" fo:text-indent="0cm" style:auto-text-indent="false" fo:background-color="transparent" fo:keep-with-next="auto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228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559cm" fo:keep-together="auto" fo:orphans="0" fo:widows="0" fo:text-indent="0cm" style:auto-text-indent="false" fo:background-color="transparent" fo:keep-with-next="auto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229" style:family="paragraph" style:parent-style-name="Body_20_text_20__28_2_29_" style:list-style-name="WWNum13">
      <loext:graphic-properties draw:fill="none" draw:fill-color="#ffffff"/>
      <style:paragraph-properties fo:margin-left="0cm" fo:margin-right="0cm" fo:margin-top="0cm" fo:margin-bottom="0cm" style:contextual-spacing="false" fo:line-height="0.559cm" fo:keep-together="auto" fo:orphans="0" fo:widows="0" fo:text-indent="0cm" style:auto-text-indent="false" fo:background-color="transparent" fo:keep-with-next="auto" style:writing-mode="lr-tb">
        <style:tab-stops>
          <style:tab-stop style:position="0.598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230" style:family="paragraph" style:parent-style-name="Body_20_text_20__28_2_29_" style:list-style-name="WWNum15">
      <loext:graphic-properties draw:fill="none" draw:fill-color="#ffffff"/>
      <style:paragraph-properties fo:margin-left="0cm" fo:margin-right="0cm" fo:margin-top="0cm" fo:margin-bottom="0cm" style:contextual-spacing="false" fo:line-height="0.393cm" fo:keep-together="auto" fo:orphans="0" fo:widows="0" fo:text-indent="0cm" style:auto-text-indent="false" fo:background-color="transparent" fo:keep-with-next="auto" style:writing-mode="lr-tb">
        <style:tab-stops>
          <style:tab-stop style:position="1.51cm" style:type="right"/>
          <style:tab-stop style:position="2.069cm"/>
          <style:tab-stop style:position="3.54cm" style:type="center"/>
          <style:tab-stop style:position="4.634cm" style:type="right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231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56cm" fo:text-align="start" style:justify-single-word="false" fo:keep-together="auto" fo:orphans="0" fo:widows="0" fo:text-indent="0cm" style:auto-text-indent="false" fo:background-color="transparent" fo:keep-with-next="auto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232" style:family="paragraph" style:parent-style-name="Body_20_text_20__28_2_29_">
      <loext:graphic-properties draw:fill="none" draw:fill-color="#ffffff"/>
      <style:paragraph-properties fo:margin-left="0cm" fo:margin-right="5.362cm" fo:margin-top="0cm" fo:margin-bottom="0cm" style:contextual-spacing="false" fo:line-height="0.356cm" fo:text-align="start" style:justify-single-word="false" fo:keep-together="auto" fo:orphans="0" fo:widows="0" fo:text-indent="0cm" style:auto-text-indent="false" fo:background-color="transparent" fo:keep-with-next="auto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233" style:family="paragraph" style:parent-style-name="Body_20_text_20__28_2_29_">
      <loext:graphic-properties draw:fill="none" draw:fill-color="#ffffff"/>
      <style:paragraph-properties fo:margin-left="0cm" fo:margin-right="5.186cm" fo:margin-top="0cm" fo:margin-bottom="0.231cm" style:contextual-spacing="false" fo:line-height="0.356cm" fo:text-align="start" style:justify-single-word="false" fo:keep-together="auto" fo:orphans="0" fo:widows="0" fo:text-indent="0cm" style:auto-text-indent="false" fo:background-color="transparent" fo:keep-with-next="auto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234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56cm" fo:keep-together="auto" fo:orphans="0" fo:widows="0" fo:text-indent="0cm" style:auto-text-indent="false" fo:background-color="transparent" fo:keep-with-next="auto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235" style:family="paragraph" style:parent-style-name="Body_20_text_20__28_2_29_" style:list-style-name="WWNum21">
      <loext:graphic-properties draw:fill="none" draw:fill-color="#ffffff"/>
      <style:paragraph-properties fo:margin-left="0cm" fo:margin-right="0cm" fo:margin-top="0cm" fo:margin-bottom="0cm" style:contextual-spacing="false" fo:line-height="0.363cm" fo:keep-together="auto" fo:orphans="0" fo:widows="0" fo:text-indent="0cm" style:auto-text-indent="false" fo:background-color="transparent" fo:keep-with-next="auto" style:writing-mode="lr-tb">
        <style:tab-stops>
          <style:tab-stop style:position="0.654cm"/>
          <style:tab-stop style:position="2.046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236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63cm" fo:keep-together="auto" fo:orphans="0" fo:widows="0" fo:text-indent="0cm" style:auto-text-indent="false" fo:background-color="transparent" fo:keep-with-next="auto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237" style:family="paragraph" style:parent-style-name="Body_20_text_20__28_2_29_">
      <loext:graphic-properties draw:fill="none" draw:fill-color="#ffffff"/>
      <style:paragraph-properties fo:margin-left="0cm" fo:margin-right="0cm" fo:margin-top="0cm" fo:margin-bottom="0.79cm" style:contextual-spacing="false" fo:line-height="0.363cm" fo:keep-together="auto" fo:orphans="0" fo:widows="0" fo:text-indent="0cm" style:auto-text-indent="false" fo:background-color="transparent" fo:keep-with-next="auto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238" style:family="paragraph" style:parent-style-name="Body_20_text_20__28_2_29_" style:list-style-name="WWNum29">
      <loext:graphic-properties draw:fill="none" draw:fill-color="#ffffff"/>
      <style:paragraph-properties fo:margin-left="0cm" fo:margin-right="0cm" fo:margin-top="0cm" fo:margin-bottom="0cm" style:contextual-spacing="false" fo:line-height="0.363cm" fo:keep-together="auto" fo:orphans="0" fo:widows="0" fo:text-indent="0cm" style:auto-text-indent="false" fo:background-color="transparent" fo:keep-with-next="auto" style:writing-mode="lr-tb">
        <style:tab-stops>
          <style:tab-stop style:position="0.66cm"/>
          <style:tab-stop style:position="2.058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239" style:family="paragraph" style:parent-style-name="Body_20_text_20__28_2_29_" style:list-style-name="WWNum39">
      <loext:graphic-properties draw:fill="none" draw:fill-color="#ffffff"/>
      <style:paragraph-properties fo:margin-left="0cm" fo:margin-right="0cm" fo:margin-top="0cm" fo:margin-bottom="0.169cm" style:contextual-spacing="false" fo:line-height="0.363cm" fo:keep-together="auto" fo:orphans="0" fo:widows="0" fo:text-indent="0cm" style:auto-text-indent="false" fo:background-color="transparent" fo:keep-with-next="auto" style:writing-mode="lr-tb">
        <style:tab-stops>
          <style:tab-stop style:position="0.593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240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63cm" fo:text-align="start" style:justify-single-word="false" fo:keep-together="auto" fo:orphans="0" fo:widows="0" fo:text-indent="0cm" style:auto-text-indent="false" fo:background-color="transparent" fo:keep-with-next="auto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241" style:family="paragraph" style:parent-style-name="Body_20_text_20__28_2_29_" style:list-style-name="WWNum39">
      <loext:graphic-properties draw:fill="none" draw:fill-color="#ffffff"/>
      <style:paragraph-properties fo:margin-left="0cm" fo:margin-right="0cm" fo:margin-top="0cm" fo:margin-bottom="0cm" style:contextual-spacing="false" fo:line-height="0.363cm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26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242" style:family="paragraph" style:parent-style-name="Body_20_text_20__28_2_29_">
      <loext:graphic-properties draw:fill="none" draw:fill-color="#ffffff"/>
      <style:paragraph-properties fo:margin-left="0cm" fo:margin-right="0cm" fo:margin-top="0cm" fo:margin-bottom="0.153cm" style:contextual-spacing="false" fo:line-height="0.342cm" fo:text-align="start" style:justify-single-word="false" fo:keep-together="auto" fo:orphans="0" fo:widows="0" fo:text-indent="0cm" style:auto-text-indent="false" fo:background-color="transparent" fo:keep-with-next="auto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243" style:family="paragraph" style:parent-style-name="Body_20_text_20__28_2_29_">
      <loext:graphic-properties draw:fill="none" draw:fill-color="#ffffff"/>
      <style:paragraph-properties fo:margin-left="0cm" fo:margin-right="0cm" fo:margin-top="0cm" fo:margin-bottom="0.208cm" style:contextual-spacing="false" fo:line-height="0.326cm" fo:text-align="start" style:justify-single-word="false" fo:keep-together="auto" fo:orphans="0" fo:widows="0" fo:text-indent="0cm" style:auto-text-indent="false" fo:background-color="transparent" fo:keep-with-next="auto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244" style:family="paragraph" style:parent-style-name="Body_20_text_20__28_2_29_">
      <loext:graphic-properties draw:fill="none" draw:fill-color="#ffffff"/>
      <style:paragraph-properties fo:margin-left="0cm" fo:margin-right="0cm" fo:margin-top="0cm" fo:margin-bottom="0.758cm" style:contextual-spacing="false" fo:line-height="0.326cm" fo:keep-together="auto" fo:orphans="0" fo:widows="0" fo:text-indent="0cm" style:auto-text-indent="false" fo:background-color="transparent" fo:keep-with-next="auto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245" style:family="paragraph" style:parent-style-name="Body_20_text_20__28_2_29_">
      <loext:graphic-properties draw:fill="none" draw:fill-color="#ffffff"/>
      <style:paragraph-properties fo:margin-left="0cm" fo:margin-right="0cm" fo:margin-top="0cm" fo:margin-bottom="0.178cm" style:contextual-spacing="false" fo:line-height="0.33cm" fo:keep-together="auto" fo:orphans="0" fo:widows="0" fo:text-indent="0cm" style:auto-text-indent="false" fo:background-color="transparent" fo:keep-with-next="auto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246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81cm" fo:keep-together="auto" fo:orphans="0" fo:widows="0" fo:text-indent="0cm" style:auto-text-indent="false" fo:background-color="transparent" fo:keep-with-next="auto" style:writing-mode="lr-tb">
        <style:tab-stops>
          <style:tab-stop style:position="0.665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247" style:family="paragraph" style:parent-style-name="Body_20_text_20__28_2_29_">
      <loext:graphic-properties draw:fill="none" draw:fill-color="#ffffff"/>
      <style:paragraph-properties fo:margin-left="0cm" fo:margin-right="5.75cm" fo:margin-top="0cm" fo:margin-bottom="0cm" style:contextual-spacing="false" fo:line-height="0.381cm" fo:text-align="start" style:justify-single-word="false" fo:keep-together="auto" fo:orphans="0" fo:widows="0" fo:text-indent="0cm" style:auto-text-indent="false" fo:background-color="transparent" fo:keep-with-next="auto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248" style:family="paragraph" style:parent-style-name="Body_20_text_20__28_2_29_" style:list-style-name="WWNum37">
      <loext:graphic-properties draw:fill="none" draw:fill-color="#ffffff"/>
      <style:paragraph-properties fo:margin-left="0cm" fo:margin-right="0cm" fo:margin-top="0cm" fo:margin-bottom="0cm" style:contextual-spacing="false" fo:line-height="0.363cm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395cm"/>
        </style:tab-stops>
      </style:paragraph-properties>
    </style:style>
    <style:style style:name="P249" style:family="paragraph" style:parent-style-name="Standard" style:master-page-name="Converted2">
      <style:paragraph-properties fo:orphans="0" fo:widows="0" style:page-number="auto"/>
      <style:text-properties fo:font-size="1pt" style:font-size-asian="1pt" style:font-size-complex="1pt"/>
    </style:style>
    <style:style style:name="P250" style:family="paragraph" style:parent-style-name="Standard" style:master-page-name="Standard">
      <style:paragraph-properties fo:line-height="0.635cm" fo:orphans="0" fo:widows="0" style:page-number="auto"/>
    </style:style>
    <style:style style:name="P251" style:family="paragraph">
      <loext:graphic-properties draw:fill="non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position="super 58%"/>
    </style:style>
    <style:style style:name="T3" style:family="text"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T4" style:family="text">
      <style:text-properties fo:color="#000000" loext:opacity="100%" style:text-position="super 58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T5" style:family="text">
      <style:text-properties fo:color="#000000" loext:opacity="100%" style:text-position="sub 58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T6" style:family="text">
      <style:text-properties style:text-position="sub 58%"/>
    </style:style>
    <style:style style:name="T7" style:family="text">
      <style:text-properties fo:font-weight="normal" style:font-weight-asian="normal" style:font-weight-complex="normal"/>
    </style:style>
    <style:style style:name="T8" style:family="text"/>
    <style:style style:name="fr1" style:family="graphic" style:parent-style-name="Frame">
      <style:graphic-properties fo:margin-left="2.297cm" fo:margin-right="0.453cm" fo:margin-top="0cm" fo:margin-bottom="0.695cm" style:run-through="background" style:wrap="parallel" style:number-wrapped-paragraphs="no-limit" style:vertical-pos="from-top" style:vertical-rel="page-content" style:horizontal-pos="from-left" style:horizontal-rel="page-content" fo:background-color="transparent" draw:fill="none" draw:opacity="0%" fo:padding="0cm" fo:border="0.06pt solid #000000"/>
    </style:style>
    <style:style style:name="fr2" style:family="graphic" style:parent-style-name="Frame">
      <style:graphic-properties fo:margin-left="0.176cm" fo:margin-right="0.176cm" fo:margin-top="0cm" fo:margin-bottom="0.706cm" style:run-through="background" style:wrap="none" style:vertical-pos="from-top" style:vertical-rel="paragraph" style:horizontal-pos="from-left" style:horizontal-rel="page-content" fo:background-color="transparent" draw:fill="none" draw:opacity="0%" fo:padding="0cm" fo:border="0.06pt solid #000000"/>
    </style:style>
    <style:style style:name="fr3" style:family="graphic" style:parent-style-name="Frame">
      <style:graphic-properties fo:margin-left="0.176cm" fo:margin-right="0.176cm" fo:margin-top="0cm" fo:margin-bottom="0.843cm" style:run-through="background" style:wrap="left" style:number-wrapped-paragraphs="no-limit" style:vertical-pos="from-top" style:vertical-rel="paragraph" style:horizontal-pos="from-left" style:horizontal-rel="page-content" fo:background-color="transparent" draw:fill="none" draw:opacity="0%" fo:padding="0cm" fo:border="0.06pt solid #000000"/>
    </style:style>
    <style:style style:name="fr4" style:family="graphic" style:parent-style-name="Frame">
      <style:graphic-properties fo:margin-left="0.176cm" fo:margin-right="2.464cm" fo:margin-top="0cm" fo:margin-bottom="0.617cm" style:run-through="background" style:wrap="right" style:number-wrapped-paragraphs="no-limit" style:vertical-pos="from-top" style:vertical-rel="paragraph" style:horizontal-pos="from-left" style:horizontal-rel="page-content" fo:background-color="transparent" draw:fill="none" draw:opacity="0%" fo:padding="0cm" fo:border="0.06pt solid #000000"/>
    </style:style>
    <style:style style:name="fr5" style:family="graphic" style:parent-style-name="Frame">
      <style:graphic-properties fo:margin-left="0.176cm" fo:margin-right="0.176cm" fo:margin-top="0cm" fo:margin-bottom="0cm" style:run-through="foreground" style:wrap="run-through" style:number-wrapped-paragraphs="no-limit" style:vertical-pos="from-top" style:vertical-rel="paragraph" style:horizontal-pos="from-left" style:horizontal-rel="page-content" fo:background-color="transparent" draw:fill="none" draw:opacity="0%" fo:padding="0cm" fo:border="0.06pt solid #000000"/>
    </style:style>
    <style:style style:name="fr6" style:family="graphic" style:parent-style-name="Frame">
      <style:graphic-properties style:run-through="background" style:wrap="run-through" style:number-wrapped-paragraphs="no-limit" style:vertical-pos="from-top" style:vertical-rel="page" style:horizontal-pos="from-left" style:horizontal-rel="page" draw:opacity="0%" fo:padding="0.15cm" fo:border="none" style:writing-mode="lr-tb" draw:textarea-vertical-align="top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text:dont-balance-text-columns="true" style:editable="false">
        <style:columns fo:column-count="2" fo:column-gap="3.531cm">
          <style:column style:rel-width="32767*" fo:start-indent="0cm" fo:end-indent="1.765cm"/>
          <style:column style:rel-width="32768*" fo:start-indent="1.765cm" fo:end-indent="0cm"/>
        </style:columns>
      </style:section-properties>
    </style:style>
    <style:style style:name="Sect3" style:family="section">
      <style:section-properties style:editable="false">
        <style:columns fo:column-count="2" fo:column-gap="3.531cm">
          <style:column style:rel-width="32767*" fo:start-indent="0cm" fo:end-indent="1.765cm"/>
          <style:column style:rel-width="32768*" fo:start-indent="1.765cm" fo:end-indent="0cm"/>
        </style:columns>
      </style:section-properties>
    </style:style>
    <style:style style:name="gr1" style:family="graphic" style:parent-style-name="Frame">
      <style:graphic-properties draw:stroke="none" svg:stroke-width="0cm" draw:fill="none" loext:fill-use-slide-background="false" draw:textarea-vertical-align="top" draw:auto-grow-height="true" fo:min-height="0cm" fo:min-width="0cm" fo:padding-top="0cm" fo:padding-bottom="0cm" fo:padding-left="0cm" fo:padding-right="0cm" fo:wrap-option="no-wrap" fo:margin-left="0.176cm" fo:margin-right="0.176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2" style:family="graphic" style:parent-style-name="Frame">
      <style:graphic-properties draw:stroke="none" svg:stroke-width="0cm" draw:fill="none" loext:fill-use-slide-background="false" draw:textarea-vertical-align="top" draw:auto-grow-height="true" fo:min-height="0cm" fo:min-width="0cm" fo:padding-top="0cm" fo:padding-bottom="0cm" fo:padding-left="0cm" fo:padding-right="0cm" fo:margin-left="0.176cm" fo:margin-right="0.176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TextSection">
        <text:p text:style-name="P250"><draw:frame draw:style-name="fr5" draw:name="Rahmen11" text:anchor-type="char" svg:x="0.145cm" svg:y="0.004cm" svg:width="12.582cm" draw:z-index="11"><draw:text-box fo:min-height="2.66cm"><text:p text:style-name="P10"><text:span text:style-name="Body_20_text_20__28_2_29__20_Exact">6<text:tab/>1800/1 Bombay and China</text:span></text:p><text:p text:style-name="P29"><text:span text:style-name="Body_20_text_20__28_2_29__20__2b__20_Bold_20_Exact">L/MAR/B/287M </text:span><text:span text:style-name="Body_20_text_20__28_2_29__20_Exact">Journal 21 Oct 1800-16 Aug 1802 </text:span><text:span text:style-name="Body_20_text_20__28_2_29__20__2b__20_Bold_20_Exact">L/MAR/B/287BB(1) </text:span><text:span text:style-name="Body_20_text_20__28_2_29__20_Exact">Ledger </text:span><text:span text:style-name="Body_20_text_20__28_2_29__20__2b__20_Bold_20_Exact">L/MAR/B/287BB(2) </text:span><text:span text:style-name="Body_20_text_20__28_2_29__20_Exact">Pay Book Capt John Barfoot</text:span></text:p><text:p text:style-name="P35"><text:span text:style-name="Body_20_text_20__28_2_29__20_Exact">Portsmouth 9 Jan 1801 - 26 May Bombay - 4 Sep Malacca - 7 Oct Whampoa - 20 Jan 1802 ‘Lankeet Flat’ -12 Apr St Helena - 26 Jun Northfleet</text:span></text:p></draw:text-box></draw:frame><draw:frame draw:style-name="fr5" draw:name="Rahmen21" text:anchor-type="char" svg:x="0.109cm" svg:y="2.753cm" svg:width="5.935cm" draw:z-index="12"><draw:text-box fo:min-height="1.979cm"><text:p text:style-name="P10"><text:span text:style-name="Body_20_text_20__28_2_29__20__2b__20_Bold_20_Exact">7<text:tab/></text:span><text:span text:style-name="Body_20_text_20__28_2_29__20_Exact">1806/7 Bombay and China</text:span></text:p><text:p text:style-name="P30"><text:span text:style-name="Body_20_text_20__28_2_29__20__2b__20_Bold_20_Exact">L/MAR/B/287CC(1) </text:span><text:span text:style-name="Body_20_text_20__28_2_29__20_Exact">Ledger </text:span><text:span text:style-name="Body_20_text_20__28_2_29__20__2b__20_Bold_20_Exact">L/MAR/B/287CC(2) </text:span><text:span text:style-name="Body_20_text_20__28_2_29__20_Exact">Pay Book Capt Walter Campbell</text:span></text:p><text:p text:style-name="P5"><text:span text:style-name="Body_20_text_20__28_2_29__20_Exact">Portsmouth 26 Feb 1807 - 1 Jul 1808 moorings</text:span></text:p></draw:text-box></draw:frame><draw:frame draw:style-name="fr5" draw:name="Rahmen31" text:anchor-type="char" svg:x="0.002cm" svg:y="4.782cm" svg:width="11.887cm" draw:z-index="13"><draw:text-box fo:min-height="2.736cm"><text:p text:style-name="P10"><text:span text:style-name="Body_20_text_20__28_2_29__20_Exact">8<text:tab/>1808/9 Madras and China</text:span></text:p><text:p text:style-name="P31"><text:span text:style-name="Body_20_text_20__28_2_29__20__2b__20_Bold_20_Exact">L/MAR/B/287N </text:span><text:span text:style-name="Body_20_text_20__28_2_29__20_Exact">Journal 18 Nov 1808-6 Oct 1810 </text:span><text:span text:style-name="Body_20_text_20__28_2_29__20__2b__20_Bold_20_Exact">L/MAR/B/287DD(1) </text:span><text:span text:style-name="Body_20_text_20__28_2_29__20_Exact">Ledger </text:span><text:span text:style-name="Body_20_text_20__28_2_29__20__2b__20_Bold_20_Exact">L/MAR/B/287DD(2) </text:span><text:span text:style-name="Body_20_text_20__28_2_29__20_Exact">Pay Book Capt Walter Campbell</text:span></text:p><text:p text:style-name="P36"><text:span text:style-name="Body_20_text_20__28_2_29__20_Exact">Portsmouth 24 Feb 1809 - 8 Mar Madeira - 5 Jul Madras -18 Aug Penang - 30 Aug Malacca - Whampoa - 21 Dec Second Bar -1 Aug 1810 Long Reach</text:span></text:p></draw:text-box></draw:frame><draw:frame draw:style-name="fr5" draw:name="Rahmen41" text:anchor-type="char" svg:x="11.904cm" svg:y="6.86cm" svg:width="0.822cm" draw:z-index="14"><draw:text-box fo:min-height="0.409cm"><text:p text:style-name="P38"><text:span text:style-name="Body_20_text_20__28_2_29__20_Exact">3 Nov</text:span></text:p></draw:text-box></draw:frame><draw:frame draw:style-name="fr5" draw:name="Rahmen5" text:anchor-type="char" svg:x="0.018cm" svg:y="8.117cm" svg:width="12.742cm" draw:z-index="15"><draw:text-box fo:min-height="2.535cm"><text:h text:style-name="P105" text:outline-level="1"><text:bookmark-start text:name="bookmark0"/><text:span text:style-name="Heading_20__23_1_20_Exact"><text:span text:style-name="T1">NUTWELL</text:span></text:span><text:bookmark-end text:name="bookmark0"/></text:h><text:p text:style-name="P39"><text:span text:style-name="Body_20_text_20__28_2_29__20_Exact">1<text:tab/>1800/1 Bengal</text:span></text:p><text:p text:style-name="P43"><text:span text:style-name="Body_20_text_20__28_2_29__20__2b__20_Bold_20_Exact">L/MAR/B/383A </text:span><text:span text:style-name="Body_20_text_20__28_2_29__20_Exact">Journal 19 Nov 1800-13 Apr 1802, Capt John Carse Capt John Cristall/John Carse</text:span></text:p><text:p text:style-name="P44"><text:span text:style-name="Body_20_text_20__28_2_29__20_Exact">Portsmouth 9 Feb 1801 - 20 Apr Cape - 5 Jul Madras -18 Jul Calcutta - 24 Sep Saugor - 22 Dec Cane - 25 Mar 1802 Downs<text:tab/></text:span><text:span text:style-name="Body_20_text_20__28_2_29__20_Exact"><text:span text:style-name="T2">F</text:span></text:span></text:p></draw:text-box></draw:frame><draw:frame draw:style-name="fr5" draw:name="Rahmen6" text:anchor-type="char" svg:x="16.265cm" svg:y="0.083cm" svg:width="4.293cm" draw:z-index="16"><draw:text-box fo:min-height="2.348cm"><text:p text:style-name="P118">OAKLANDER</text:p><text:p text:style-name="P40"><text:span text:style-name="Body_20_text_20__28_2_29__20_Exact">150 tons, 30 crew, 14 guns</text:span></text:p><text:list text:style-name="WWNum1"><text:list-item><text:p text:style-name="P123"><text:span text:style-name="Body_20_text_20__28_2_29__20_Exact">1681/2 Amoy and Surat Capt Marmaduke Woolters</text:span></text:p></text:list-item><text:list-item><text:p text:style-name="P124"><text:span text:style-name="Body_20_text_20__28_2_29__20_Exact">Sep 1681 -29 Sep 1683</text:span></text:p></text:list-item></text:list></draw:text-box></draw:frame><draw:frame draw:style-name="fr5" draw:name="Rahmen7" text:anchor-type="char" svg:x="16.281cm" svg:y="3.115cm" svg:width="12.845cm" draw:z-index="17"><draw:text-box fo:min-height="13.268cm"><text:p text:style-name="P119">OCEAN (1)</text:p><text:p text:style-name="P45"><text:span text:style-name="Body_20_text_20__28_2_29__20_Exact">Built by Wells, launched 1788, 3 decks, 4in bottom, length 163ft 4in, keel 132ft 2</text:span><text:span text:style-name="Body_20_text_20__28_2_29__20_Exact"><text:span text:style-name="T2">3</text:span></text:span><text:span text:style-name="Body_20_text_20__28_2_29__20_Exact">/</text:span><text:span text:style-name="Body_20_text_20__28_2_29__20_Exact"><text:span text:style-name="T6">4</text:span></text:span><text:span text:style-name="Body_20_text_20__28_2_29__20_Exact">in, breadth 41ft </text:span><text:span text:style-name="Body_20_text_20__28_2_29__20__2b__20_9_20_pt_2c_Italic_20_Exact">VAin,</text:span><text:span text:style-name="Body_20_text_20__28_2_29__20__2b__20_9_20_pt_20_Exact"> </text:span><text:span text:style-name="Body_20_text_20__28_2_29__20_Exact">hold 17ft, wing transom 25ft 9</text:span><text:span text:style-name="Body_20_text_20__28_2_29__20_Exact"><text:span text:style-name="T2">1</text:span></text:span><text:span text:style-name="Body_20_text_20__28_2_29__20_Exact">/</text:span><text:span text:style-name="Body_20_text_20__28_2_29__20_Exact"><text:span text:style-name="T6">2</text:span></text:span><text:span text:style-name="Body_20_text_20__28_2_29__20_Exact">in, port cell 28ft lOV^in, waist 1ft 6in, between decks 6ft 3</text:span><text:span text:style-name="Body_20_text_20__28_2_29__20_Exact"><text:span text:style-name="T2">3</text:span></text:span><text:span text:style-name="Body_20_text_20__28_2_29__20_Exact">/</text:span><text:span text:style-name="Body_20_text_20__28_2_29__20_Exact"><text:span text:style-name="T6">4</text:span></text:span><text:span text:style-name="Body_20_text_20__28_2_29__20_Exact">in &amp; 6ft </text:span><text:span text:style-name="Body_20_text_20__28_2_29__20__2b__20_Italic_20_Exact">3 </text:span><text:span text:style-name="Body_20_text_20__28_2_29__20__2b__20_9_20_pt_2c_Italic_20_Exact">Ain,</text:span><text:span text:style-name="Body_20_text_20__28_2_29__20__2b__20_9_20_pt_20_Exact"> </text:span><text:span text:style-name="Body_20_text_20__28_2_29__20_Exact">roundhouse 6ft 5</text:span><text:span text:style-name="Body_20_text_20__28_2_29__20_Exact"><text:span text:style-name="T2">3</text:span></text:span><text:span text:style-name="Body_20_text_20__28_2_29__20_Exact">/</text:span><text:span text:style-name="Body_20_text_20__28_2_29__20_Exact"><text:span text:style-name="T6">4</text:span></text:span><text:span text:style-name="Body_20_text_20__28_2_29__20_Exact">in, ports 14 middle &amp; upper, deck range 91ft 9in, 1189 tons Principal Managing Owner: William Fraser</text:span></text:p><text:list xml:id="list4212625030" text:style-name="WWNum3"><text:list-item><text:p text:style-name="P126"><text:span text:style-name="Body_20_text_20__28_2_29__20_Exact">1788/9 Madras and China</text:span></text:p></text:list-item></text:list><text:p text:style-name="P46"><text:span text:style-name="Body_20_text_20__28_2_29__20_Exact">L/MAR/B/222A<text:tab/>Journal 13<text:tab/>Nov<text:tab/>1788-30<text:tab/>Jul<text:tab/>1790</text:span></text:p><text:p text:style-name="P47"><text:span text:style-name="Body_20_text_20__28_2_29__20_Exact">L/MAR/B/222S(1)<text:tab/>Ledger</text:span></text:p><text:p text:style-name="P48"><text:span text:style-name="Body_20_text_20__28_2_29__20_Exact">L/MAR/B/222S(2)<text:tab/>Pay Book</text:span></text:p><text:p text:style-name="P49"><text:span text:style-name="Body_20_text_20__28_2_29__20_Exact">Capt James Tod</text:span></text:p><text:p text:style-name="P57"><text:span text:style-name="Body_20_text_20__28_2_29__20_Exact">Torbay 26 Feb 1789 - 10 Mar Madeira - 24 Jun Madras - 26 Sep Whampoa - 10 Jan 1790 Second Bar- 15 Apr St Helena - 6 Jun Downs</text:span></text:p><text:list xml:id="list81816739388405" text:continue-numbering="true" text:style-name="WWNum3"><text:list-item><text:p text:style-name="P127"><text:span text:style-name="Body_20_text_20__28_2_29__20_Exact">1791/2<text:tab/>St Helena, Madras and<text:tab/>China</text:span></text:p></text:list-item></text:list><text:p text:style-name="P50"><text:span text:style-name="Body_20_text_20__28_2_29__20_Exact">L/MAR/B/222B<text:tab/>Journal 25<text:tab/>Oct<text:tab/>1791-11<text:tab/>Jun<text:tab/>1793</text:span></text:p><text:p text:style-name="P51"><text:span text:style-name="Body_20_text_20__28_2_29__20_Exact">L/MAR/B/222T(1)<text:tab/>Ledger</text:span></text:p><text:p text:style-name="P52"><text:span text:style-name="Body_20_text_20__28_2_29__20_Exact">L/MAM/B/222T(2)<text:tab/>Pay Book</text:span></text:p><text:p text:style-name="P41"><text:span text:style-name="Body_20_text_20__28_2_29__20_Exact">Capt Andrew Patton</text:span></text:p><text:p text:style-name="P45"><text:span text:style-name="Body_20_text_20__28_2_29__20_Exact">Downs 17 Dec 1791 - 27 Feb 1792 St Helena -10 May Madras - 23 Jun Penang - 25 Jul Malacca - 16 Aug Whampoa - 3 Nov Second Bar - 12 Feb 1793 St Helena -17 Apr Downs</text:span></text:p><text:list xml:id="list81818282037944" text:continue-numbering="true" text:style-name="WWNum3"><text:list-item><text:p text:style-name="P128"><text:span text:style-name="Body_20_text_20__28_2_29__20_Exact">1793/4<text:tab/>China</text:span></text:p></text:list-item></text:list><text:p text:style-name="P53"><text:span text:style-name="Body_20_text_20__28_2_29__20_Exact">L/MAR/B/222C<text:tab/>Journal 1 Feb<text:tab/>1794-10 Sep<text:tab/>1795</text:span></text:p><text:p text:style-name="P54"><text:span text:style-name="Body_20_text_20__28_2_29__20_Exact">L/MAR/B/222U (1)<text:tab/>Ledger</text:span></text:p><text:p text:style-name="P55"><text:span text:style-name="Body_20_text_20__28_2_29__20_Exact">L/MAR/B/222U(2)<text:tab/>Pay Book</text:span></text:p><text:p text:style-name="P49"><text:span text:style-name="Body_20_text_20__28_2_29__20_Exact">Capt Andrew Patton</text:span></text:p><text:p text:style-name="P58"><text:span text:style-name="Body_20_text_20__28_2_29__20_Exact">Portsmouth 2 May 1794 - 27 Sep Whampoa - 3 Dec Second Bar - 13 Apr 1795 St Helena - 23 Jul Downs</text:span></text:p><text:list xml:id="list81817899933200" text:continue-numbering="true" text:style-name="WWNum3"><text:list-item><text:p text:style-name="P132"><text:span text:style-name="Body_20_text_20__28_2_29__20_Exact">1795/6<text:tab/>Madras and China</text:span></text:p></text:list-item></text:list><text:p text:style-name="P59"><text:span text:style-name="Body_20_text_20__28_2_29__20_Exact">L/MAM/B/222B<text:tab/>Journal 8 Feb<text:tab/>1796-3 Mar<text:tab/>1797</text:span></text:p><text:p text:style-name="P60"><text:span text:style-name="Body_20_text_20__28_2_29__20_Exact">L/MAM/B/222V(1)<text:tab/>Imprest Book</text:span></text:p><text:p text:style-name="P61"><text:span text:style-name="Body_20_text_20__28_2_29__20_Exact">L/MAR/B/222V(2)<text:tab/>Receipt Book</text:span></text:p><text:p text:style-name="P62"><text:span text:style-name="Body_20_text_20__28_2_29__20_Exact">Capt Andrew Patton</text:span></text:p><text:p text:style-name="P62"><text:span text:style-name="Body_20_text_20__28_2_29__20_Exact">Portsmouth 17 May 1796 - 2 Aug Cape - 14 Nov Madras - 7 Dec Colombo -1 Feb 1797 struck reef of Kalata 7°9</text:span><text:span text:style-name="Body_20_text_20__28_2_29__20_Exact"><text:span text:style-name="T2">,</text:span></text:span><text:span text:style-name="Body_20_text_20__28_2_29__20_Exact">S 121°E, ship scuttled 5 Feb, left island in small boats 18 Feb - 28 Feb Amboina</text:span></text:p></draw:text-box></draw:frame><draw:frame draw:style-name="fr5" draw:name="Rahmen8" text:anchor-type="char" svg:x="16.459cm" svg:y="17.067cm" svg:width="12.675cm" draw:z-index="18"><draw:text-box fo:min-height="2.905cm"><text:h text:style-name="P117" text:outline-level="2"><text:bookmark-start text:name="bookmark1"/>OCEAN (2)<text:bookmark-end text:name="bookmark1"/></text:h><text:p text:style-name="P81"><text:span text:style-name="Body_20_text_20__28_2_29__20_Exact">1<text:tab/>1795/6 Bengal</text:span></text:p><text:p text:style-name="P86"><text:span text:style-name="Body_20_text_20__28_2_29__20_Exact">L/MAR/B/222E-F Journal 8 Jan 1796-20 Jan 1798 Capt John Bower</text:span></text:p><text:p text:style-name="P87"><text:span text:style-name="Body_20_text_20__28_2_29__20_Exact">Portsmouth 12 Mar 1796 - 10 Sep Simons Bay - 28 Nov Diamond Harbour - 30 Dec Calcutta -10 Jan 1797 Diamond Harbour -19 Mar Kedgeree - 24 Apr Trincomalee - 7 Jul Simons Bay -11 Sep St Helena - 14 Dec Downs</text:span></text:p></draw:text-box></draw:frame></text:p>
        <text:p text:style-name="P106"/>
        <text:p text:style-name="P106"/>
        <text:p text:style-name="P106"/>
        <text:p text:style-name="P106"/>
        <text:p text:style-name="P106"/>
        <text:p text:style-name="P106"/>
        <text:p text:style-name="P106"/>
        <text:p text:style-name="P106"/>
        <text:p text:style-name="P106"/>
        <text:p text:style-name="P106"/>
        <text:p text:style-name="P106"/>
        <text:p text:style-name="P106"/>
        <text:p text:style-name="P106"/>
        <text:p text:style-name="P106"/>
        <text:p text:style-name="P106"/>
        <text:p text:style-name="P106"/>
        <text:p text:style-name="P106"/>
        <text:p text:style-name="P106"/>
        <text:p text:style-name="P106"/>
        <text:p text:style-name="P106"/>
        <text:p text:style-name="P106"/>
        <text:p text:style-name="P106"/>
        <text:p text:style-name="P106"/>
        <text:p text:style-name="P106"/>
        <text:p text:style-name="P106"/>
        <text:p text:style-name="P106"/>
        <text:p text:style-name="P106"/>
        <text:p text:style-name="P106"/>
        <text:p text:style-name="P106"/>
        <text:p text:style-name="P107"/>
      </text:section>
      <text:section text:style-name="Sect2" text:name="Bereich1">
        <text:p text:style-name="P249"><draw:frame draw:style-name="fr4" draw:name="Rahmen9" text:anchor-type="char" svg:x="-4.801cm" svg:y="4.434cm" svg:width="17.408cm" draw:z-index="1"><draw:text-box fo:min-height="13.067cm"><text:p text:style-name="P116">OCEAN (4)</text:p><text:p text:style-name="P88"><text:span text:style-name="Body_20_text_20__28_2_29__20_Exact">Built by Pitcher, launched 1800, 3 decks, 5in bottom, length 165ft ll&gt;/</text:span><text:span text:style-name="Body_20_text_20__28_2_29__20_Exact"><text:span text:style-name="T6">2</text:span></text:span><text:span text:style-name="Body_20_text_20__28_2_29__20_Exact">in, keel 134ft l</text:span><text:span text:style-name="Body_20_text_20__28_2_29__20_Exact"><text:span text:style-name="T2">3</text:span></text:span><text:span text:style-name="Body_20_text_20__28_2_29__20_Exact">/</text:span><text:span text:style-name="Body_20_text_20__28_2_29__20_Exact"><text:span text:style-name="T6">8</text:span></text:span><text:span text:style-name="Body_20_text_20__28_2_29__20_Exact">in breadth 42ft 3m, hold 17ft, wing transom 26ft, port cell 29ft 2'Ain, waist 3ft lO'/dn, between decks’bft 6in &amp; 6ft 6!din, roundhouse 6ft 6‘Ain, ports 14 middle &amp; upper, deck range 95ft, 1273 tons Principal Managing Owner: Sir William Fraser</text:span></text:p><text:list xml:id="list851216948" text:style-name="WWNum5"><text:list-item><text:p text:style-name="P131"><text:span text:style-name="Body_20_text_20__28_2_29__20_Exact">1800/1 Bombay and China</text:span></text:p></text:list-item></text:list><text:p text:style-name="P42"><text:span text:style-name="Body_20_text_20__28_2_29__20_Exact">’<text:tab/></text:span><text:span text:style-name="Body_20_text_20__28_2_29__20__2b__20_Bold_20_Exact">L/MAR/B/222H </text:span><text:span text:style-name="Body_20_text_20__28_2_29__20_Exact">Journal 24 Oct 1800-29 Jul 1802</text:span></text:p><text:p text:style-name="P20"><text:span text:style-name="Body_20_text_20__28_5_29__20_Exact"><text:span text:style-name="T1">L/MAR/B/222W (1)<text:tab/></text:span></text:span><text:span text:style-name="Body_20_text_20__28_5_29__20__2b__20_Not_20_Bold_20_Exact"><text:span text:style-name="T7">Ledger</text:span></text:span></text:p><text:p text:style-name="P21"><text:span text:style-name="Body_20_text_20__28_5_29__20_Exact"><text:span text:style-name="T1">L/MAR/B/222W(2)<text:tab/></text:span></text:span><text:span text:style-name="Body_20_text_20__28_5_29__20__2b__20_Not_20_Bold_20_Exact"><text:span text:style-name="T7">Pay Book</text:span></text:span></text:p><text:p text:style-name="P8"><text:span text:style-name="Body_20_text_20__28_2_29__20_Exact">Capt Andrew Patton</text:span></text:p><text:p text:style-name="P89"><text:span text:style-name="Body_20_text_20__28_2_29__20_Exact">Portsmouth 9 Jan 1801 - 22 May Bombay - 6 Oct Whampoa - 7 Dec Second Bar - 12 Apr 1802 St Helena -10 Jun Downs</text:span></text:p><text:list xml:id="list81816985972303" text:continue-numbering="true" text:style-name="WWNum5"><text:list-item><text:p text:style-name="P133"><text:span text:style-name="Body_20_text_20__28_2_29__20_Exact">1802/3 Cape, Madras, Bombay and China </text:span><text:span text:style-name="Body_20_text_20__28_2_29__20__2b__20_Bold_20_Exact">L/MAR/B/222-I </text:span><text:span text:style-name="Body_20_text_20__28_2_29__20_Exact">Journal 14 Oct 1802-7 May 1803 </text:span><text:span text:style-name="Body_20_text_20__28_2_29__20__2b__20_Bold_20_Exact">L/MAR/B/222X(1) </text:span><text:span text:style-name="Body_20_text_20__28_2_29__20_Exact">Ledger </text:span><text:span text:style-name="Body_20_text_20__28_2_29__20__2b__20_Bold_20_Exact">L/MAR/B/222X(2) </text:span><text:span text:style-name="Body_20_text_20__28_2_29__20_Exact">Pay Book</text:span></text:p></text:list-item></text:list><text:p text:style-name="P8"><text:span text:style-name="Body_20_text_20__28_2_29__20_Exact">Capt Andrew Patton</text:span></text:p><text:p text:style-name="P9"><text:span text:style-name="Body_20_text_20__28_2_29__20_Exact">Downs 13 Oct 1802 - 15 Aug 1804 moorings</text:span></text:p><text:list xml:id="list81817326734151" text:continue-numbering="true" text:style-name="WWNum5"><text:list-item><text:p text:style-name="P125"><text:span text:style-name="Body_20_text_20__28_2_29__20_Exact">1804/5<text:tab/>Madras and China</text:span></text:p></text:list-item></text:list><text:p text:style-name="P32"><text:span text:style-name="Body_20_text_20__28_2_29__20__2b__20_Bold_20_Exact">L/MAR/B/222M </text:span><text:span text:style-name="Body_20_text_20__28_2_29__20_Exact">Journal 22 Nov 1804-14 Nov 1806 </text:span><text:span text:style-name="Body_20_text_20__28_2_29__20__2b__20_Bold_20_Exact">L/MAR/B/222Z(1) </text:span><text:span text:style-name="Body_20_text_20__28_2_29__20_Exact">Ledger </text:span><text:span text:style-name="Body_20_text_20__28_2_29__20__2b__20_Bold_20_Exact">L/MAM/B/222Z(2) </text:span><text:span text:style-name="Body_20_text_20__28_2_29__20_Exact">Pay Book</text:span></text:p><text:p text:style-name="P8"><text:span text:style-name="Body_20_text_20__28_2_29__20_Exact">Capt John James Williamson</text:span></text:p><text:p text:style-name="P91"><text:span text:style-name="Body_20_text_20__28_2_29__20_Exact">Portsmouth 8 Mar 1805 - 26 Mar Madeira -14 Jul Madras - 27 Aug Penang -14 Sep Malacca - 22 Dec Whampoa - 26 Feb 1806 ‘off Chumpee’ - 2 Jul St Helena - 3 Sep Downs</text:span></text:p><text:list xml:id="list81818331378775" text:continue-numbering="true" text:style-name="WWNum5"><text:list-item><text:p text:style-name="P129"><text:span text:style-name="Body_20_text_20__28_2_29__20_Exact">1807/8<text:tab/>China</text:span></text:p></text:list-item></text:list><text:p text:style-name="P93"><text:span text:style-name="Body_20_text_20__28_2_29__20_Exact">L/MAR/B/222-O<text:tab/>Journal 30 Nov 1807-21 Oct 1809</text:span></text:p><text:p text:style-name="P91"><text:span text:style-name="Body_20_text_20__28_2_29__20_Exact">L/MAR/B/222BB(1) Ledger L/MAR/B/222BB(2) Pay Book Capt John James Williamson</text:span></text:p><text:p text:style-name="P99"><text:span text:style-name="Body_20_text_20__28_2_29__20_Exact">Portsmouth 5 Mar 1808-31 May Cape - 3 Aug Madras - 22 Aug Penang - 3 Sep Malacca - 2 Oct Whampoa - 2 Feb 1809 Second Bar - 7 Jul St Helena - 8 Sep Downs</text:span></text:p></draw:text-box></draw:frame><draw:frame draw:style-name="fr3" draw:name="Rahmen10" text:anchor-type="char" svg:x="16.492cm" svg:y="17.911cm" svg:width="5.02cm" draw:z-index="2"><draw:text-box fo:min-height="2.713cm"><text:p text:style-name="P7"><text:span text:style-name="Body_20_text_20__28_6_29__20_Exact"><text:span text:style-name="T1">OKHAM</text:span></text:span></text:p><text:p text:style-name="P40"><text:span text:style-name="Body_20_text_20__28_2_29__20_Exact">Rated at 840 tons, 96/108 crew, 30 guns</text:span></text:p><text:p text:style-name="P11"><text:span text:style-name="Body_20_text_20__28_2_29__20_Exact">1<text:tab/>1727/8 Bombay</text:span></text:p><text:p text:style-name="P33"><text:span text:style-name="Body_20_text_20__28_2_29__20_Exact">L/MAR/B/706B Ledger Capt William Jobson 12 Mar 1727 - 29 Jul 1729</text:span></text:p></draw:text-box></draw:frame><draw:frame draw:style-name="fr2" draw:name="Rahmen111" text:anchor-type="char" svg:x="-0.152cm" svg:y="18.062cm" svg:width="12.682cm" draw:z-index="3"><draw:text-box fo:min-height="2.699cm"><text:h text:style-name="P105" text:outline-level="1"><text:bookmark-start text:name="bookmark2"/><text:span text:style-name="Heading_20__23_1_20_Exact"><text:span text:style-name="T1">OCEAN (5)</text:span></text:span><text:bookmark-end text:name="bookmark2"/></text:h><text:list text:style-name="WWNum7"><text:list-item><text:p text:style-name="P130"><text:span text:style-name="Body_20_text_20__28_2_29__20_Exact">1802/3 New South Wales and China</text:span></text:p></text:list-item></text:list><text:p text:style-name="P90"><text:span text:style-name="Body_20_text_20__28_2_29__20__2b__20_Bold_20_Exact">L/MAR/B/222J-K </text:span><text:span text:style-name="Body_20_text_20__28_2_29__20_Exact">Journal 15 Feb-27 Oct 1803 &amp; 26 Aug 1804-15 Oct 1805 Capt John Mertho</text:span></text:p><text:p text:style-name="P94"><text:span text:style-name="Body_20_text_20__28_2_29__20_Exact">Portsmouth 25 Apr 1803 - 30 Jun Rio de Janeiro - 7 Oct Port Philip - 26 Aug 1804 ‘at Port Jackson’ - 20 Dec Whampoa - 24 Jan 1805 Macao - 25 Feb Malacca -1 Jul St Helena - 16 Sep Downs</text:span></text:p></draw:text-box></draw:frame></text:p>
        <text:h text:style-name="P121" text:outline-level="1"><text:bookmark-start text:name="bookmark3"/>OCEAN (3)<text:bookmark-end text:name="bookmark3"/></text:h>
        <text:p text:style-name="P134">Extra ship, repaired by Fletcher 1798, 2 decks, 4in bottom, length 109ft 9in, keel 86ft S'/dn, breadth 31ft Sin, hold 13ft lin, wing transom 17ft 3in, waist 3ft 6in, 461 tons Principal Managing Owner: Thomas Hurry</text:p>
        <text:list xml:id="list3308841567" text:style-name="WWNum9">
          <text:list-item>
            <text:p text:style-name="P136">1798/9 Bengal</text:p>
          </text:list-item>
        </text:list>
        <text:p text:style-name="P37"><text:span text:style-name="Body_20_text_20__28_2_29__20__2b__20_Bold">L/MAR/B/222G </text:span><text:span text:style-name="T3">Journal 7 Jul 1798-24 Jun 1800 Capt Robert Abbon Mash</text:span></text:p>
        <text:p text:style-name="P153">Portsmouth 4 Oct 1798 - 14 Jan 1799 Cape - 9 May Madras -16 Jun Coringa -13 Jul Calcutta - 25 Sep Diamond Harbour - 23 Oct Kedgeree - 26 Jan 1800 St Helena - 30 May Downs</text:p>
        <text:h text:style-name="P122" text:outline-level="1"><text:bookmark-start text:name="bookmark4"/>OCEAN (6)<text:bookmark-end text:name="bookmark4"/></text:h>
        <text:p text:style-name="P155">Repaired by Brent 1804, 2 decks, 5in bottom, length 117ft 2in, keel 92ft 2in, breadth 32ft ILAin, hold 15ft 8in, wing transom 21ft, port cell 26ft 3in, waist 1ft 4in, between decks 6ft 1 lin, roundhouse 6ft 5in, ports 9 upper, 532 tons Principal Managing Owner: James Walker</text:p>
        <text:list xml:id="list3397142738" text:style-name="WWNum11">
          <text:list-item>
            <text:p text:style-name="P159">1803/4<text:tab/>Madras and Bengal</text:p>
          </text:list-item>
        </text:list>
        <text:p text:style-name="P163">L/MAR/B/222L<text:tab/>Journal 25 Jun 1804-28 Jan 1806</text:p>
        <text:p text:style-name="P163">L/MAR/B/222Y (1)<text:tab/>Ledger</text:p>
        <text:p text:style-name="P163">L/MAR/B/222¥ (2)<text:tab/>Pay Book</text:p>
        <text:p text:style-name="P164">Capt Thomas MacTaggart</text:p>
        <text:p text:style-name="P194">Portsmouth 4 Sep 1804 - 27 Sep Madeira - 17 Feb 1805 Madras -17 Mar Calcutta - 22 May Culpee - 11 Jun Saugor - 22 Oct St Helena - 22 Dec Downs</text:p>
        <text:list xml:id="list81818400739077" text:continue-numbering="true" text:style-name="WWNum11">
          <text:list-item>
            <text:p text:style-name="P168">1805/6 St Helena, Bengal and Benkulen</text:p>
          </text:list-item>
        </text:list>
        <text:p text:style-name="P169">L/MAR/B/222N<text:tab/>Journal 24 Mar<text:tab/>1806-15<text:tab/>Nov<text:tab/>1807</text:p>
        <text:p text:style-name="P156">L/MAR/B/222AA(1) Ledger L/MAR/B/222AA(2) Pay Book</text:p>
        <text:p text:style-name="P164">Capt Thomas MacTaggart</text:p>
        <text:p text:style-name="P194">Portsmouth 10 Jun 1806 - 27 Aug St Helena - 22 Jan 1807 Diamond Harbour - 1 Mar Saugor - 9 Apr Benkulen -16 Aug St Helena - 10 Nov Downs</text:p>
        <text:list xml:id="list81817303000407" text:continue-numbering="true" text:style-name="WWNum11">
          <text:list-item>
            <text:p text:style-name="P170">1807/8<text:tab/>Madras and Bengal</text:p>
          </text:list-item>
        </text:list>
        <text:p text:style-name="P163">L/MAR/B/222P<text:tab/>Journal 7 Jul 1808-31 Jul 1810</text:p>
        <text:p text:style-name="P164">L/MAM/B/222CC(1) Ledger</text:p>
        <text:p text:style-name="P171">L/MAR/B/222CC(2)<text:tab/>Pay Book</text:p>
        <text:p text:style-name="P172">L/MAR/B/222DD(1) Imprest Book L/MAR/B/222DD(2) Absence Book Capt Thomas MacTaggart</text:p>
        <text:p text:style-name="P198">Portsmouth 17 Sep 1808 - 28 Sep Madeira - 11 Feb 1809 Madras - 28 Mar Calcutta - 4 Jul Diamond Harbour -17 Aug Saugor -13 Sep Calcutta - 19 Oct Saugor -19 Dec Madras -19 Feb 1810 Cape - 27 Apr St Helena - 3 Jul Downs</text:p>
        <text:list xml:id="list81818132530935" text:continue-numbering="true" text:style-name="WWNum11">
          <text:list-item>
            <text:p text:style-name="P205">1810/1<text:tab/>Madras and Bengal</text:p>
          </text:list-item>
        </text:list>
        <text:p text:style-name="P206">L/MAR/B/222Q<text:tab/>Journal 24 Jan 1811-5 Sep 1812</text:p>
        <text:p text:style-name="P206">L/MAR/B/222EE(1)<text:tab/>Ledger</text:p>
        <text:p text:style-name="P206">L/MAR/B/222EE(2)<text:tab/>Pay Book</text:p>
        <text:p text:style-name="P207">Capt Thomas MacTaggart</text:p>
        <text:p text:style-name="P199">Torbay 12 May 1811 -10 Sep Madras - 20 Oct Calcutta - 24 Dec Saugor - 12 May 1812 St Helena - 22 Jul Downs</text:p>
        <text:list xml:id="list81817201587201" text:continue-numbering="true" text:style-name="WWNum11">
          <text:list-item>
            <text:p text:style-name="P170">1812/3<text:tab/>Madras and Bengal</text:p>
          </text:list-item>
        </text:list>
        <text:p text:style-name="P160">L/MAR/B/222R Journal 29 Jan 1813-3 Jun 1814 L/MAR/B/222FF (1)<text:tab/>Ledger</text:p>
        <text:p text:style-name="P163">L/MAR/B/222FF(2)<text:tab/>Pay Book</text:p>
        <text:p text:style-name="P207">Capt Thomas MacTaggart</text:p>
        <text:p text:style-name="P27"><text:span text:style-name="T3">Portsmouth 18 Mar 1813 -11 Apr Santa Cruz -17 Aug Madras - 13 Sep Saugor - 23 Sep Calcutta - </text:span><text:span text:style-name="Body_20_text_20__28_2_29__20__2b__20_10_20_pt_2c_Bold">7 </text:span><text:span text:style-name="T3">Nov Saugor - 1 Mar 1814 Cape - 18 Mar St Helena -31 May Downs</text:span></text:p>
        <text:list xml:id="list81816816989094" text:continue-list="list3308841567" text:style-name="WWNum9">
          <text:list-item>
            <text:p text:style-name="P211">1730/1<text:tab/>Bombay</text:p>
          </text:list-item>
        </text:list>
        <text:p text:style-name="P12"><text:span text:style-name="Body_20_text_20__28_2_29__20__2b__20_Bold">L/MAR/B/706A<text:tab/></text:span><text:span text:style-name="T3">Journal 3 Mar 1731-15 Aug 1732</text:span></text:p>
        <text:p text:style-name="P22"><text:span text:style-name="T3">L/MAM/B/706C<text:tab/></text:span><text:span text:style-name="Body_20_text_20__28_5_29__20__2b__20_Not_20_Bold"><text:span text:style-name="T7">Ledger</text:span></text:span></text:p>
        <text:p text:style-name="P207">Capt William Jobson</text:p>
        <text:p text:style-name="P224">Downs 15 Mar 1731- 10 Apr Sao Tiago -27 Jun Johanna - 19 Jul Bombay - 16 Oct Rogues River - 21 Dec Cochin - 14 Jan 1732 Bombay - 4 Feb Goa - 23 Feb Anjengo - 16 May St Helena - 15 Aug Erith</text:p>
        <text:p text:style-name="P137">* 6/7 Jan 1732 damaged in encounter with Angria’s fleet</text:p>
        <text:list xml:id="list81817311967530" text:continue-numbering="true" text:style-name="WWNum9">
          <text:list-item>
            <text:p text:style-name="P173">1733/4<text:tab/>Bengal</text:p>
          </text:list-item>
        </text:list>
        <text:p text:style-name="P26"><text:span text:style-name="T3">L/MAR/B/706D(1)<text:tab/></text:span><text:span text:style-name="Body_20_text_20__28_7_29__20__2b__20_Not_20_Bold"><text:span text:style-name="T7">Imprest Book</text:span></text:span></text:p>
        <text:p text:style-name="P26"><text:span text:style-name="T3">L/MAR/B/706D(2)<text:tab/></text:span><text:span text:style-name="Body_20_text_20__28_7_29__20__2b__20_Not_20_Bold"><text:span text:style-name="T7">Receipt Book</text:span></text:span></text:p>
        <text:p text:style-name="P164">Capt William Jobson</text:p>
        <text:p text:style-name="P165">Downs 5 Jan 1734 - burnt in the river Hugh 27 Nov 1734</text:p>
        <text:h text:style-name="P109" text:outline-level="2"><text:bookmark-start text:name="bookmark5"/>OLEY<text:bookmark-end text:name="bookmark5"/></text:h>
        <text:p text:style-name="P228">Frigate, 180 tons, 36 crew, 16 guns</text:p>
        <text:list xml:id="list761061077" text:style-name="WWNum13">
          <text:list-item>
            <text:p text:style-name="P229">1705/6 China</text:p>
          </text:list-item>
        </text:list>
        <text:p text:style-name="P95"><text:span text:style-name="Body_20_text_20__28_2_29__20__2b__20_Bold">L/MAR/B/704A<text:tab/></text:span><text:span text:style-name="T3">Journal 12 Nov 1705-23 Oct 1708</text:span></text:p>
        <text:p text:style-name="P96"><text:span text:style-name="T3">L/MAR/B/704B<text:tab/></text:span><text:span text:style-name="Body_20_text_20__28_5_29__20__2b__20_Not_20_Bold"><text:span text:style-name="T7">Ledger</text:span></text:span></text:p>
        <text:p text:style-name="P154">Capt John Opie</text:p>
        <text:p text:style-name="P138">Downs 23 Dec 1705 - 13 Apr 1706 Cape - 24 Jun Batavia - 13 Aug Macao - 29 Jun 1707 Mauritius -</text:p>
        <text:list xml:id="list81817427602603" text:continue-numbering="true" text:style-name="WWNum13">
          <text:list-item>
            <text:p text:style-name="P146">Oct Cape - 23 Dec St Helena - 6 Apr 1708 Galway - 23 Sep Limehouse</text:p>
          </text:list-item>
        </text:list>
        <text:h text:style-name="P110" text:outline-level="2"><text:bookmark-start text:name="bookmark6"/>ONSLOW (1)<text:bookmark-end text:name="bookmark6"/></text:h>
        <text:p text:style-name="P137">Rated at 480/498 tons, 96/98 crew, 30 guns</text:p>
        <text:list xml:id="list4094065804" text:style-name="WWNum15">
          <text:list-item>
            <text:p text:style-name="P174">1734/5<text:tab/>Madras<text:tab/>and<text:tab/>Bengal</text:p>
          </text:list-item>
        </text:list>
        <text:p text:style-name="P63"><text:span text:style-name="Body_20_text_20__28_2_29__20__2b__20_Bold">L/MAR/B/164A<text:tab/></text:span><text:span text:style-name="T3">Journal 17 Oct 1734-6 Sep 1736</text:span></text:p>
        <text:p text:style-name="P64"><text:span text:style-name="T3">L/MAM/B/164J(1)<text:tab/></text:span><text:span text:style-name="Body_20_text_20__28_5_29__20__2b__20_Not_20_Bold"><text:span text:style-name="T7">Ledger</text:span></text:span></text:p>
        <text:p text:style-name="P64"><text:span text:style-name="T3">L/MAR/B/164J(2)<text:tab/></text:span><text:span text:style-name="Body_20_text_20__28_5_29__20__2b__20_Not_20_Bold"><text:span text:style-name="T7">Pay Book</text:span></text:span></text:p>
        <text:p text:style-name="P164">Capt John Balchen</text:p>
        <text:p text:style-name="P226">Downs 23 Jan 1735 - 12 Feb Madeira - 26 Aug Madras - 9 Sep Rogues River - 4 Dec Calcutta - 26<text:tab/>Jan 1736 Ingeli - 6 Jun St Helena - 31 Aug Downs</text:p>
        <text:list xml:id="list81816642753181" text:continue-numbering="true" text:style-name="WWNum15">
          <text:list-item>
            <text:p text:style-name="P175">1737/8<text:tab/>Bombay</text:p>
          </text:list-item>
        </text:list>
        <text:p text:style-name="P63"><text:span text:style-name="Body_20_text_20__28_2_29__20__2b__20_Bold">L/MAR/B/164B<text:tab/></text:span><text:span text:style-name="T3">Journal 8 Feb 1738-26 Jun 1739</text:span></text:p>
        <text:p text:style-name="P64"><text:span text:style-name="T3">L/MAR/B/164K(1)<text:tab/></text:span><text:span text:style-name="Body_20_text_20__28_5_29__20__2b__20_Not_20_Bold"><text:span text:style-name="T7">Ledger</text:span></text:span></text:p>
        <text:p text:style-name="P64"><text:span text:style-name="T3">L/MAR/B/164K(2)<text:tab/></text:span><text:span text:style-name="Body_20_text_20__28_5_29__20__2b__20_Not_20_Bold"><text:span text:style-name="T7">Pay Book</text:span></text:span></text:p>
        <text:p text:style-name="P164">Capt John Balchen</text:p>
        <text:p text:style-name="P157">Downs 9 Apr 1738 - 28 Jul Johanna - 5 Sep Bombay -10 Oct Surat - 26 Oct Bombay - 30 Dec Anjengo - 22 Mar 1739 St Helena -18 Jun Downs</text:p>
        <text:list xml:id="list81817890815093" text:continue-numbering="true" text:style-name="WWNum15">
          <text:list-item>
            <text:p text:style-name="P230">1740/1<text:tab/>Bombay<text:tab/>and<text:tab/>China</text:p>
          </text:list-item>
        </text:list>
        <text:p text:style-name="P101"><text:span text:style-name="Body_20_text_20__28_2_29__20__2b__20_Bold">L/MAR/B/164C<text:tab/></text:span><text:span text:style-name="T3">Deck Log 23 Nov 1740-21 Oct 1743</text:span></text:p>
        <text:p text:style-name="P92"><text:span text:style-name="Body_20_text_20__28_2_29__20__2b__20_Bold">L/MAR/B/164D </text:span><text:span text:style-name="T3">Journal 23 Nov 1740-21 Oct 1743, Ralph Congreve, Chief Mate </text:span><text:span text:style-name="Body_20_text_20__28_2_29__20__2b__20_Bold">L/MAR/B/164L(1)<text:tab/></text:span><text:span text:style-name="T3">Ledger</text:span></text:p>
        <text:p text:style-name="P96"><text:span text:style-name="T3">L/MAM/B/164L(2)<text:tab/></text:span><text:span text:style-name="Body_20_text_20__28_5_29__20__2b__20_Not_20_Bold"><text:span text:style-name="T7">Pay Book</text:span></text:span></text:p>
        <text:p text:style-name="P154">Capt John Balchen</text:p>
        <text:p text:style-name="P231">Downs 27 Jan 1741 - Portsmouth 20 Feb -1 Jun St Augustine’s Bay - 8 Sep Bomay - 3 Nov Goa - 21 Dec Mangalore - 8 Jan 1742 Bombay - 5 Feb Tellicheny -19 Mar Bombay - 21 Apr Tellicheny - 15 Jun Malacca - 17 Jul Whampoa -19 Dec Second Bar - 6 Apr 1743 Cape - 8 May St Helena - 7 Sep Downs</text:p>
        <text:list xml:id="list81816344052230" text:continue-numbering="true" text:style-name="WWNum15">
          <text:list-item>
            <text:p text:style-name="P212">Borneo and China</text:p>
          </text:list-item>
        </text:list>
        <text:p text:style-name="P34"><text:span text:style-name="T3">L/MAR/B/164E Journal 22 Apr 1745-16 Aug 1748, Thomas Hinde, Chief Mate </text:span><text:span text:style-name="Body_20_text_20__28_2_29__20__2b__20_Bold">L/MAR/B/164M(1)<text:tab/></text:span><text:span text:style-name="T3">Ledger</text:span></text:p>
        <text:p text:style-name="P14"><text:span text:style-name="T3">L/MAR/B/164M(2)<text:tab/></text:span><text:span text:style-name="Body_20_text_20__28_5_29__20__2b__20_Not_20_Bold"><text:span text:style-name="T7">Pay Book</text:span></text:span></text:p>
        <text:p text:style-name="P207">Capt Ralph Congreve</text:p>
        <text:p text:style-name="P200">Downs 2 Jul 1745 - 9 Dec Cape - 31 Mar 1746 Batavia - 14 Jun Tambomeo 6 Jun 1747 - 10 Jul Whampoa - 29 Dec Second Bar - 7 Apr 1748 St Helena - 9 Jul Yarmouth</text:p>
        <text:h text:style-name="P110" text:outline-level="2"><text:bookmark-start text:name="bookmark7"/>ONSLOW (2)<text:bookmark-end text:name="bookmark7"/></text:h>
        <text:p text:style-name="P140">Rated at 499 tons, 99 crew, 26 guns</text:p>
        <text:list xml:id="list704943525" text:style-name="WWNum17">
          <text:list-item>
            <text:p text:style-name="P213">1750/1<text:tab/>St Helena and Benkulen</text:p>
          </text:list-item>
        </text:list>
        <text:p text:style-name="P13"><text:span text:style-name="Body_20_text_20__28_2_29__20__2b__20_Bold">L/MAR/B/164F<text:tab/></text:span><text:span text:style-name="T3">Journal 7 Oct 1750-19 Jun 1752</text:span></text:p>
        <text:p text:style-name="P14"><text:span text:style-name="T3">L/MAR/B/164N(1)<text:tab/></text:span><text:span text:style-name="Body_20_text_20__28_5_29__20__2b__20_Not_20_Bold"><text:span text:style-name="T7">Ledger</text:span></text:span></text:p>
        <text:p text:style-name="P14"><text:span text:style-name="T3">L/MAR/B/164N(2)<text:tab/></text:span><text:span text:style-name="Body_20_text_20__28_5_29__20__2b__20_Not_20_Bold"><text:span text:style-name="T7">Pay Book</text:span></text:span></text:p>
        <text:p text:style-name="P207">Capt Thomas Hinde</text:p>
        <text:p text:style-name="P208">Downs 15 Dec 1750 - 13 Mar 1751 St Helena -1 Jul Batavia -17 Aug Benkulen -10 Sep Moco Moco - 23 Sep Bantal - 23 Oct Benkulen -11 Dec Manna - 10 Mar 1752 St Helena - 22 May Downs</text:p>
        <text:list xml:id="list81817108776847" text:continue-numbering="true" text:style-name="WWNum17">
          <text:list-item>
            <text:p text:style-name="P176">1753/4<text:tab/>Madras and China</text:p>
          </text:list-item>
        </text:list>
        <text:p text:style-name="P177">L/MAR/B/164G<text:tab/>Journal 27<text:tab/>Oct<text:tab/>1753-14 Aug 1755</text:p>
        <text:p text:style-name="P78"><text:span text:style-name="T3">L/MAR/B/164-0(1)<text:tab/></text:span><text:span text:style-name="Body_20_text_20__28_5_29__20__2b__20_Not_20_Bold"><text:span text:style-name="T7">Ledger</text:span></text:span></text:p>
        <text:p text:style-name="P78"><text:span text:style-name="T3">L/MAR/B/164-0(2)<text:tab/></text:span><text:span text:style-name="Body_20_text_20__28_5_29__20__2b__20_Not_20_Bold"><text:span text:style-name="T7">Pay Book</text:span></text:span></text:p>
        <text:p text:style-name="P164">Capt Thomas Hinde</text:p>
        <text:p text:style-name="P166">Downs 27 Dec 1753 - 28 Apr 1754 Johanna - 9 Jun Madras -12 Sep Whampoa -10 Jan 1755 Second Bar -18 Apr St Helena - 26 Jun Downs</text:p>
        <text:list xml:id="list81817645256136" text:continue-numbering="true" text:style-name="WWNum17">
          <text:list-item>
            <text:p text:style-name="P213">1756/7<text:tab/>St Helena and China</text:p>
          </text:list-item>
        </text:list>
        <text:p text:style-name="P15"><text:span text:style-name="Body_20_text_20__28_2_29__20__2b__20_Bold">L/MAR/B/164H<text:tab/></text:span><text:span text:style-name="T3">Journal 24<text:tab/>Sep<text:tab/>1756-12 Apr 1759</text:span></text:p>
        <text:p text:style-name="P14"><text:span text:style-name="T3">L/MAR/B/164P(1)<text:tab/></text:span><text:span text:style-name="Body_20_text_20__28_5_29__20__2b__20_Not_20_Bold"><text:span text:style-name="T7">Ledger</text:span></text:span></text:p>
        <text:p text:style-name="P14"><text:span text:style-name="T3">L/MAR/B/164P(2)<text:tab/></text:span><text:span text:style-name="Body_20_text_20__28_5_29__20__2b__20_Not_20_Bold"><text:span text:style-name="T7">Pay Book</text:span></text:span></text:p>
        <text:p text:style-name="P207">Capt Thomas Hinde</text:p>
        <text:p text:style-name="P207">Downs 23 Nov 1756 - Portsmouth 3 Dec -18 Feb 1757 St Helena - 7 Jun Batavia -17 Aug Chusan -</text:p>
        <text:list text:style-name="WWNum19">
          <text:list-item>
            <text:p text:style-name="P215">Feb 1758 Macao - 22 Mar Balambangan -17 Jun St Helena - 26 Oct Cork - 9 Feb 1759 Downs</text:p>
          </text:list-item>
          <text:list-item>
            <text:p text:style-name="P214">1759/60<text:tab/>Madras and Bengal</text:p>
          </text:list-item>
        </text:list>
        <text:p text:style-name="P15"><text:span text:style-name="Body_20_text_20__28_2_29__20__2b__20_Bold">L/MAR/B/164-1<text:tab/></text:span><text:span text:style-name="T3">Journal 22<text:tab/>Sep<text:tab/>1759-2 Nov 1761</text:span></text:p>
        <text:p text:style-name="P14"><text:span text:style-name="T3">L/MAR/B/164 Q(l)<text:tab/></text:span><text:span text:style-name="Body_20_text_20__28_5_29__20__2b__20_Not_20_Bold"><text:span text:style-name="T7">Ledger</text:span></text:span></text:p>
        <text:p text:style-name="P14"><text:span text:style-name="T3">L/MAR/B/164Q(2)<text:tab/></text:span><text:span text:style-name="Body_20_text_20__28_5_29__20__2b__20_Not_20_Bold"><text:span text:style-name="T7">Pay Book</text:span></text:span></text:p>
        <text:p text:style-name="P207">Capt Thomas Hinde</text:p>
        <text:p text:style-name="P209">Portsmouth 16 Dec 1759 - Plymouth 28 Feb 1760 - 10 Jun Johanna - 26 Jul Madras -11 Oct Culpee - 16 Dec Ingeli - 23 Jan 1761 Madras -13 Jun St Helena - 20 Sep Downs</text:p>
        <text:p text:style-name="P115">ORANGE</text:p>
        <text:p text:style-name="P103"><text:span text:style-name="Body_20_text_20__28_2_29__20__2b__20_10_20_pt_2c_Bold">Rated </text:span><text:span text:style-name="T3">at 350 tons, 70 crew, 30 guns</text:span></text:p>
        <text:list xml:id="list1233318691" text:style-name="WWNum21">
          <text:list-item>
            <text:p text:style-name="P235">1689/90<text:tab/>Benkulen and Madras</text:p>
          </text:list-item>
        </text:list>
        <text:p text:style-name="P236">Capt John Utber</text:p>
        <text:p text:style-name="P236">13 Jun 1690 - wrecked at the Cape</text:p>
        <text:h text:style-name="P110" text:outline-level="2"><text:bookmark-start text:name="bookmark8"/>ORFORD<text:bookmark-end text:name="bookmark8"/></text:h>
        <text:p text:style-name="P137">Rated at 300 tons, 60 crew, 20 guns</text:p>
        <text:list xml:id="list263505243" text:style-name="WWNum23">
          <text:list-item>
            <text:p text:style-name="P178">1743/4<text:tab/>Benkulen and Borneo</text:p>
          </text:list-item>
        </text:list>
        <text:p text:style-name="P179">L/MAR/B/630A<text:tab/>Journal 2 May 1744-19 Feb 1747, Edward Tiddiman, Chief Mate</text:p>
        <text:p text:style-name="P120">L/MAR/B/630C(1)<text:tab/>Ledger</text:p>
        <text:p text:style-name="P120">L/MAR/B/630C(2)<text:tab/>Pay Book</text:p>
        <text:p text:style-name="P164">Capt Edmund Smyth</text:p>
        <text:p text:style-name="P167">Nore 20 Jul 1744 - 25 Dec St Helena -19 May 1745 Benkulen - 2 Jul Batavia - 29 Aug Tambomeo - 30 Jan 1746 Balambangan - 29 May St Helena - 9 Oct Lisbon - 25 Jan 1747 Westcott Bay</text:p>
        <text:list xml:id="list81817184794632" text:continue-numbering="true" text:style-name="WWNum23">
          <text:list-item>
            <text:p text:style-name="P178">1747/8<text:tab/>Persia and Bombay</text:p>
          </text:list-item>
        </text:list>
        <text:p text:style-name="P179">L/MAR/B/630B<text:tab/>Journal 22 Dec 1747-26 Aug 1749</text:p>
        <text:p text:style-name="P120"><text:soft-page-break/>L/MAR/B/630D(1)<text:tab/>Ledger</text:p>
        <text:p text:style-name="P120">L/MAR/B/630D(2)<text:tab/>Pay Book</text:p>
        <text:p text:style-name="P164">Capt Philip Jodrell</text:p>
        <text:p text:style-name="P158">Portsmouth 9 Mar 1748 - 11 Jul Johanna -18 Aug Bandar Abbas -10 Sep Persian Gulf -13 Oct Bombay - 4 Dec Tellicheny -15 Dec Anjengo - 8 May 1749 St Helena - 3 Aug Downs</text:p>
        <text:h text:style-name="P110" text:outline-level="2"><text:bookmark-start text:name="bookmark9"/>ORIENT<text:bookmark-end text:name="bookmark9"/></text:h>
        <text:p text:style-name="P138">Chartered ship, 596 tons</text:p>
        <text:p text:style-name="P141">Principal Managing Owners: 1-2 Stewart Maijoribanks, 3-4 Thomas White</text:p>
        <text:list xml:id="list3841350487" text:style-name="WWNum25">
          <text:list-item>
            <text:p text:style-name="P197">1822/3 Bengal and Madras</text:p>
          </text:list-item>
        </text:list>
        <text:p text:style-name="P56"><text:span text:style-name="Body_20_text_20__28_2_29__20__2b__20_Bold">L/MAR/B/47A<text:tab/></text:span><text:span text:style-name="T3">Deck Log 21 Apr 1823-24 Jun 1824</text:span></text:p>
        <text:p text:style-name="P195">Capt Thomas White</text:p>
        <text:p text:style-name="P196">Portsmouth 26 May 1823 - 14 Aug Simons Bay - 30 Oct Diamond Harbour - 18 Nov Calcutta - 3 Jan 1824 Diamond Harbour - 17 Jan Madras -11 Feb Point de Galle -19 Apr St Helena -18 Jun Downs</text:p>
        <text:list xml:id="list81818070418222" text:continue-numbering="true" text:style-name="WWNum25">
          <text:list-item>
            <text:p text:style-name="P216">1824/5<text:tab/>China and Quebec</text:p>
          </text:list-item>
        </text:list>
        <text:p text:style-name="P16"><text:span text:style-name="Body_20_text_20__28_2_29__20__2b__20_Bold">L/MAR/B/47B<text:tab/></text:span><text:span text:style-name="T3">Deck Log 18 May 1825-18 Sep 1826</text:span></text:p>
        <text:p text:style-name="P207">Capt Thomas White</text:p>
        <text:p text:style-name="P204">Portsmouth 3 Jul 1825 - 13 Nov Penang - 30 Jan 1826 Whampoa -10 Mar Second Bar - 4 Jul St Helena - 4 Sep Quebec - 20 Nov Moorings</text:p>
        <text:list xml:id="list81817587924165" text:continue-numbering="true" text:style-name="WWNum25">
          <text:list-item>
            <text:p text:style-name="P147">1830/1<text:tab/>Bengal</text:p>
          </text:list-item>
        </text:list>
        <text:p text:style-name="P102"><text:span text:style-name="Body_20_text_20__28_2_29__20__2b__20_Bold">L/MAR/B/47C<text:tab/></text:span><text:span text:style-name="T3">Deck Log 17 Jun 1831-11 Jul 1832</text:span></text:p>
        <text:p text:style-name="P234">Capt Thomas White</text:p>
        <text:p text:style-name="P242">Portsmouth 12 Jul 1831 - 13 Sep Cape - 29 Nov Calcutta -14 Feb 1832 Kedgeree - 20 Apr Cape - 7 May St Helena - 22 Jun Downs</text:p>
        <text:list xml:id="list81816861471324" text:continue-numbering="true" text:style-name="WWNum25">
          <text:list-item>
            <text:p text:style-name="P180">1832/3<text:tab/>Madras and Bengal</text:p>
          </text:list-item>
        </text:list>
        <text:p text:style-name="P65"><text:span text:style-name="Body_20_text_20__28_2_29__20__2b__20_Bold">L/MAR/B/47D<text:tab/></text:span><text:span text:style-name="T3">Deck Log 20 May 1833-1 Aug 1834</text:span></text:p>
        <text:p text:style-name="P164">Capt Thomas White</text:p>
        <text:p text:style-name="P227">Portsmouth 18 Jun 1833 - 4 Nov Madras -19 Dec Calcutta - 6 Feb 1834 Saugor - 24 Feb Madras - 28 May St Helena - 20 Jul Downs</text:p>
        <text:h text:style-name="P110" text:outline-level="2"><text:bookmark-start text:name="bookmark10"/>ORIENTAL<text:bookmark-end text:name="bookmark10"/></text:h>
        <text:p text:style-name="P138">Chartered ship, 506 tons</text:p>
        <text:p text:style-name="P142">Principal Managing Owners: Jones &amp; Owen</text:p>
        <text:list xml:id="list394130474" text:style-name="WWNum27">
          <text:list-item>
            <text:p text:style-name="P148">1830/1 Bengal</text:p>
          </text:list-item>
        </text:list>
        <text:p text:style-name="P232">L/MAR/B/134A Deck Log 24 Jun 1831-9 Jul 1832 Capt James Leader</text:p>
        <text:p text:style-name="P135">Downs 9 Jul 1831-14 Nov Calcutta - 30 Jan 1832 Diamond Harbour - 27 Apr St Helena - 21 Jun Downs</text:p>
        <text:h text:style-name="P111" text:outline-level="2"><text:bookmark-start text:name="bookmark11"/>ORPHEUS<text:bookmark-end text:name="bookmark11"/></text:h>
        <text:p text:style-name="P45"><text:span text:style-name="T3">Repaired by Young 1794 and Batson 1798, 2 decks, 3in bottom, length lllft 3in, keel 89ft 6in, breadth 28ft </text:span><text:span text:style-name="Body_20_text_20__28_2_29__20__2b__20_Italic">3Vim,</text:span><text:span text:style-name="T3"> hold 12ft 5in, wing transom 19ft 3in, waist 4ft 5in, ports 4 upper, 381 tons</text:span></text:p>
        <text:list xml:id="list3551944888" text:style-name="WWNum29">
          <text:list-item>
            <text:p text:style-name="P238">1793/4<text:tab/>Bengal and Madras</text:p>
          </text:list-item>
        </text:list>
        <text:p text:style-name="P82"><text:span text:style-name="Body_20_text_20__28_2_29__20__2b__20_Bold">L/MAR/B/364A </text:span><text:span text:style-name="T3">Journal 1 May 1794-25 Dec 1795, George Bowen, master</text:span></text:p>
        <text:p text:style-name="P236">Plymouth 22 Jun 1794 - 16 Nov Calcutta - 30 Jan 1795 Saugor - 4 Mar Madras - 24 May St Helena -</text:p>
        <text:p text:style-name="P236">26 Jun Simons Bay - 11 Jul St Helena - 5 Aug Simons Bay - 19 Sep Cape - 8 Oct St Helena - 23 Nov</text:p>
        <text:p text:style-name="P138">Downs</text:p>
        <text:list xml:id="list81817858251113" text:continue-numbering="true" text:style-name="WWNum29">
          <text:list-item>
            <text:p text:style-name="P238">1797/8<text:tab/>Madras and Bengal</text:p>
          </text:list-item>
        </text:list>
        <text:p text:style-name="P83"><text:span text:style-name="Body_20_text_20__28_2_29__20__2b__20_Bold">L/MAR/B/364B<text:tab/></text:span><text:span text:style-name="T3">Journal 13 Jul 1798-21 Jun 1800</text:span></text:p>
        <text:p text:style-name="P236">Capt John Cristall</text:p>
        <text:p text:style-name="P237">Portsmouth 4 Oct 1798 - 14 Jan 1799 Cape - 9 May Madras -17 Jun Coringa -13 Jul Calcutta - 3 Oct Culpee - 23 Oct Saugor -15 Jan 1800 Cape -12 Feb St Helena - 30 May Downs</text:p>
        <text:h text:style-name="P111" text:outline-level="2"><text:bookmark-start text:name="bookmark12"/>ORWELL<text:bookmark-end text:name="bookmark12"/></text:h>
        <text:p text:style-name="P27"><text:span text:style-name="T3">Built by Bayley at Ipswich, launched 1817, 3 decks, 4in bottom, length 166ft Sin, keel 134ft 2</text:span><text:span text:style-name="T4">3</text:span><text:span text:style-name="T3">/8in, breadth 43ft 3in, hold 17ft lin, wing transom 26ft lin, port cell 29ft 6in, waist 1ft 4in, between decks 6ft 6</text:span><text:span text:style-name="T4">3</text:span><text:span text:style-name="T3">/4in &amp; 6ft </text:span><text:span text:style-name="Body_20_text_20__28_2_29__20__2b__20_Italic">6</text:span><text:span text:style-name="Body_20_text_20__28_2_29__20__2b__20_Italic"><text:span text:style-name="T2">3</text:span></text:span><text:span text:style-name="Body_20_text_20__28_2_29__20__2b__20_Italic">Am,</text:span><text:span text:style-name="T3"> roundhouse 6ft 4</text:span><text:span text:style-name="T4">1</text:span><text:span text:style-name="T3">/</text:span><text:span text:style-name="T5">4</text:span><text:span text:style-name="T3">in, ports 14 middle &amp; 13 upper, deck range 98ft, 1335 tons Principal Managing Owners: 1-7 Matthew Isacke, 8 Robert M Isacke</text:span></text:p>
        <text:list xml:id="list2944402311" text:style-name="WWNum31">
          <text:list-item>
            <text:p text:style-name="P181">1817/8<text:tab/>China</text:p>
          </text:list-item>
        </text:list>
        <text:p text:style-name="P66"><text:span text:style-name="Body_20_text_20__28_2_29__20__2b__20_Bold">L/MAR/B/20A<text:tab/></text:span><text:span text:style-name="T3">Journal 21 Feb 1818-22 Jun 1819</text:span></text:p>
        <text:p text:style-name="P67"><text:span text:style-name="T3">L/MAR/B/20-I(l)<text:tab/></text:span><text:span text:style-name="Body_20_text_20__28_5_29__20__2b__20_Not_20_Bold"><text:span text:style-name="T7">Ledger</text:span></text:span></text:p>
        <text:p text:style-name="P67"><text:span text:style-name="T3">L/MAR/B/20-I(2)<text:tab/></text:span><text:span text:style-name="Body_20_text_20__28_5_29__20__2b__20_Not_20_Bold"><text:span text:style-name="T7">Pay Book</text:span></text:span></text:p>
        <text:p text:style-name="P164">Capt Thomas Watson Leech</text:p>
        <text:p text:style-name="P156">Downs 21 Apr 1818 - 7 May Tenerife - 14 Aug Whampoa - 27 Oct Second Bar - 9 Feb 1819 St Helena - 4 May Downs</text:p>
        <text:list xml:id="list81817567436654" text:continue-numbering="true" text:style-name="WWNum31">
          <text:list-item>
            <text:p text:style-name="P217">1819/20<text:tab/>China</text:p>
          </text:list-item>
        </text:list>
        <text:p text:style-name="P23"><text:span text:style-name="T3">L/MAR/B/20B<text:tab/></text:span><text:span text:style-name="Body_20_text_20__28_5_29__20__2b__20_Not_20_Bold"><text:span text:style-name="T7">Journal </text:span></text:span><text:span text:style-name="T3">1 </text:span><text:span text:style-name="Body_20_text_20__28_5_29__20__2b__20_Not_20_Bold"><text:span text:style-name="T7">Mar </text:span></text:span><text:span text:style-name="T3">1820-14 </text:span><text:span text:style-name="Body_20_text_20__28_5_29__20__2b__20_Not_20_Bold"><text:span text:style-name="T7">Jun </text:span></text:span><text:span text:style-name="T3">1821</text:span></text:p>
        <text:p text:style-name="P23"><text:span text:style-name="T3">L/MAR/B/20J(1)<text:tab/></text:span><text:span text:style-name="Body_20_text_20__28_5_29__20__2b__20_Not_20_Bold"><text:span text:style-name="T7">Ledger</text:span></text:span></text:p>
        <text:p text:style-name="P23"><text:span text:style-name="T3">L/MAR/B/20J(2)<text:tab/></text:span><text:span text:style-name="Body_20_text_20__28_5_29__20__2b__20_Not_20_Bold"><text:span text:style-name="T7">Pay Book</text:span></text:span></text:p>
        <text:p text:style-name="P207">Capt Thomas Sanders</text:p>
        <text:p text:style-name="P207">Downs 26 Apr 1820 - 28 Aug Whampoa - 6 Oct Second Bar - 1 Mar 1821 St Helena - 7 May Downs</text:p>
        <text:list xml:id="list81816771767857" text:continue-numbering="true" text:style-name="WWNum31">
          <text:list-item>
            <text:p text:style-name="P182">St Helena, Bombay and China</text:p>
          </text:list-item>
        </text:list>
        <text:p text:style-name="P183">L/MAR/B/20C<text:tab/>Journal 29 Nov 1821-7 Jul 1823, George Augustus Bond, Chief Mate</text:p>
        <text:p text:style-name="P67"><text:span text:style-name="T3">L/MAR/B/20K(1)<text:tab/></text:span><text:span text:style-name="Body_20_text_20__28_5_29__20__2b__20_Not_20_Bold"><text:span text:style-name="T7">Ledger</text:span></text:span></text:p>
        <text:p text:style-name="P67"><text:span text:style-name="T3">L/MAR/B/20K(2)<text:tab/></text:span><text:span text:style-name="Body_20_text_20__28_5_29__20__2b__20_Not_20_Bold"><text:span text:style-name="T7">Pay Book</text:span></text:span></text:p>
        <text:p text:style-name="P164">Capt Thomas Sanders</text:p>
        <text:p text:style-name="P156">Downs 26 Jan 1822 - 9 Apr St Helena -15 Jun Bombay - 31 Aug Singapore - 21 Sep Whampoa - 25 Dec Second Bar -17 Mar 1823 St Helena -11 May Downs</text:p>
        <text:list xml:id="list81818456720449" text:continue-numbering="true" text:style-name="WWNum31">
          <text:list-item>
            <text:p text:style-name="P181">1823/4<text:tab/>China</text:p>
          </text:list-item>
        </text:list>
        <text:p text:style-name="P68"><text:span text:style-name="Body_20_text_20__28_2_29__20__2b__20_Bold">L/MAR/B/20D<text:tab/></text:span><text:span text:style-name="T3">Journal 1 Mar 1824-16<text:tab/>Jul 1825</text:span></text:p>
        <text:p text:style-name="P67"><text:span text:style-name="T3">L/MAR/B/20L(1)<text:tab/></text:span><text:span text:style-name="Body_20_text_20__28_5_29__20__2b__20_Not_20_Bold"><text:span text:style-name="T7">Ledger</text:span></text:span></text:p>
        <text:p text:style-name="P67"><text:span text:style-name="T3">L/MAR/B/20L(2)<text:tab/></text:span><text:span text:style-name="Body_20_text_20__28_5_29__20__2b__20_Not_20_Bold"><text:span text:style-name="T7">Pay Book</text:span></text:span></text:p>
        <text:p text:style-name="P164">Capt William Elisha Farrer</text:p>
        <text:p text:style-name="P62"><text:span text:style-name="Body_20_text_20__28_2_29__20__2b__20_10_20_pt_2c_Bold">Downs </text:span><text:span text:style-name="T3">30 Apr 1824 - 30 Aug Whampoa - 7 Dec Second Bar - 7 Apr 1825 St Helena - 3 Jun Downs</text:span></text:p>
        <text:list xml:id="list81817299121052" text:continue-numbering="true" text:style-name="WWNum31">
          <text:list-item>
            <text:p text:style-name="P181">1825/6<text:tab/>China</text:p>
          </text:list-item>
        </text:list>
        <text:p text:style-name="P69"><text:span text:style-name="Body_20_text_20__28_2_29__20__2b__20_Bold">L/MAR/B/20E<text:tab/></text:span><text:span text:style-name="T3">Journal 7 Mar 1826-28<text:tab/>Jun<text:tab/>1827</text:span></text:p>
        <text:p text:style-name="P183">L/MAR/B/20M(1)<text:tab/>Ledger</text:p>
        <text:p text:style-name="P67"><text:span text:style-name="T3">L/MAR/B/20M(2)<text:tab/></text:span><text:span text:style-name="Body_20_text_20__28_5_29__20__2b__20_Not_20_Bold"><text:span text:style-name="T7">Pay Book</text:span></text:span></text:p>
      </text:section>
      <text:section text:style-name="Sect3" text:name="Bereich2">
        <text:p text:style-name="P139"><draw:frame draw:style-name="fr1" draw:name="Rahmen14" text:anchor-type="char" svg:x="16.404cm" svg:y="19.225cm" svg:width="2.676cm" draw:z-index="4"><draw:text-box fo:min-height="1.621cm"><text:p text:style-name="P6"><text:span text:style-name="Body_20_text_20__28_8_29__20_Exact">L/MAR/B/400Y (1) L/MAR/B/400V(2) L/MAR/B/400V(3) L/MAR/B/400V(4)</text:span></text:p></draw:text-box></draw:frame>Capt William Elisha Farrer</text:p>
        <text:p text:style-name="P243">Downs 3 May 1826 - 22 Aug Singapore - 23 Sep Whampoa - 28 Dec Second Bar - 1 Apr 1827 St Helena - 22 May Downs</text:p>
        <text:list xml:id="list81817365380255" text:continue-numbering="true" text:style-name="WWNum31">
          <text:list-item>
            <text:p text:style-name="P149">1827/8<text:tab/>China</text:p>
          </text:list-item>
        </text:list>
        <text:p text:style-name="P84"><text:span text:style-name="Body_20_text_20__28_2_29__20__2b__20_Bold">L/MAR/B/20F<text:tab/></text:span><text:span text:style-name="T3">Journal 1 Mar 1828-13 May 1829</text:span></text:p>
        <text:p text:style-name="P85"><text:span text:style-name="T3">L/MAM/B/20N (1)<text:tab/></text:span><text:span text:style-name="Body_20_text_20__28_5_29__20__2b__20_Not_20_Bold"><text:span text:style-name="T7">Ledger</text:span></text:span></text:p>
        <text:p text:style-name="P85"><text:span text:style-name="T3">L/MAM/B/20N(2)<text:tab/></text:span><text:span text:style-name="Body_20_text_20__28_5_29__20__2b__20_Not_20_Bold"><text:span text:style-name="T7">Pay Book</text:span></text:span></text:p>
        <text:p text:style-name="P236">Capt William Elisha Farrer</text:p>
        <text:p text:style-name="P143">Downs 19 Apr 1828 - 17 Sep Whampoa - 8 Feb 1829 Second Bar - 22 May St Helena - 8 Jul Downs</text:p>
        <text:list xml:id="list81817394805679" text:continue-numbering="true" text:style-name="WWNum31">
          <text:list-item>
            <text:p text:style-name="P218">1829/30<text:tab/>St Helena, Bombay and<text:tab/>China</text:p>
          </text:list-item>
        </text:list>
        <text:p text:style-name="P17"><text:span text:style-name="Body_20_text_20__28_2_29__20__2b__20_Bold">L/MAR/B/20G<text:tab/></text:span><text:span text:style-name="T3">Journal 3 Dec<text:tab/>1829-3 May<text:tab/>1831</text:span></text:p>
        <text:p text:style-name="P104"><text:span text:style-name="T3">L/MAR/B/20-O(l)<text:tab/></text:span><text:span text:style-name="Body_20_text_20__28_7_29__20__2b__20_Not_20_Bold"><text:span text:style-name="T7">Ledger</text:span></text:span></text:p>
        <text:p text:style-name="P24"><text:span text:style-name="T3">L/MAR/B/20-O(2)<text:tab/></text:span><text:span text:style-name="Body_20_text_20__28_5_29__20__2b__20_Not_20_Bold"><text:span text:style-name="T7">Pay Book</text:span></text:span></text:p>
        <text:p text:style-name="P207">Capt Robert M Isacke</text:p>
        <text:p text:style-name="P245">Downs 25 Jan 1830 - 16 Mar St Helena - 14 Jun Bombay -19 Sep Whampoa - 17 Nov Second Bar - 3 Feb 1831 St Helena - 3 Apr Downs</text:p>
        <text:list xml:id="list81817906398991" text:continue-numbering="true" text:style-name="WWNum31">
          <text:list-item>
            <text:p text:style-name="P184">1831/2<text:tab/>Bombay and China</text:p>
          </text:list-item>
        </text:list>
        <text:p text:style-name="P70"><text:span text:style-name="Body_20_text_20__28_2_29__20__2b__20_Bold">L/MAR/B/20H<text:tab/></text:span><text:span text:style-name="T3">Journal 12 Dec 1831-2 May 1833</text:span></text:p>
        <text:p text:style-name="P71"><text:span text:style-name="T3">L/MAR/B/20P(1)<text:tab/></text:span><text:span text:style-name="Body_20_text_20__28_5_29__20__2b__20_Not_20_Bold"><text:span text:style-name="T7">Ledger</text:span></text:span></text:p>
        <text:p text:style-name="P71"><text:span text:style-name="T3">L/MAR/B/20P(2)<text:tab/></text:span><text:span text:style-name="Body_20_text_20__28_5_29__20__2b__20_Not_20_Bold"><text:span text:style-name="T7">Pay Book</text:span></text:span></text:p>
        <text:p text:style-name="P164">Capt James Daliymple</text:p>
        <text:p text:style-name="P244">Downs 27 Jan 1832 - 13 May Bombay - 7 Aug Singapore - 25 Aug Whampoa - 15 Nov Second Bar - 26 Jan 1833 St Helena - 25 Mar Downs</text:p>
        <text:h text:style-name="P112" text:outline-level="2"><text:bookmark-start text:name="bookmark13"/>OSSORY<text:bookmark-end text:name="bookmark13"/></text:h>
        <text:p text:style-name="P151">1<text:tab/>1792</text:p>
        <text:p text:style-name="P100"><text:span text:style-name="Body_20_text_20__28_2_29__20__2b__20_Bold">L/MAR/B/736A </text:span><text:span text:style-name="T3">Fragment of log 15-20 May 1792, anon Capt John Tyrrell</text:span></text:p>
        <text:p text:style-name="P144">17 May 1792 ‘stood to sea from St Helena’ -19-20 May skirmish with the French fleet</text:p>
        <text:h text:style-name="P113" text:outline-level="2"><text:bookmark-start text:name="bookmark14"/>OSTERLEY (1)<text:bookmark-end text:name="bookmark14"/></text:h>
        <text:p text:style-name="P233">Built by Peny, launched 1758, 2 decks, 3in bottom, 642 tons Principal Managing Owner; Charles Raymond</text:p>
        <text:list xml:id="list2782588539" text:style-name="WWNum33">
          <text:list-item>
            <text:p text:style-name="P150">1757/8<text:tab/>China</text:p>
          </text:list-item>
        </text:list>
        <text:p text:style-name="P84"><text:span text:style-name="Body_20_text_20__28_2_29__20__2b__20_Bold">L/MAR/B/400A<text:tab/></text:span><text:span text:style-name="T3">Journal 13 Oct 1757-26 Mar 1760</text:span></text:p>
        <text:p text:style-name="P85"><text:span text:style-name="T3">L/MAR/B/400P(1)<text:tab/></text:span><text:span text:style-name="Body_20_text_20__28_5_29__20__2b__20_Not_20_Bold"><text:span text:style-name="T7">Ledger</text:span></text:span></text:p>
        <text:p text:style-name="P85"><text:span text:style-name="T3">L/MAR/B/400P(2)<text:tab/></text:span><text:span text:style-name="Body_20_text_20__28_5_29__20__2b__20_Not_20_Bold"><text:span text:style-name="T7">Pay Book</text:span></text:span></text:p>
        <text:p text:style-name="P236">Capt Frederick Vincent</text:p>
        <text:p text:style-name="P225">Portsmouth 25 Jan 1758 - 30 Jul Whampoa - 31 Dec Second Bar - 4 Feb 1759 Balambangan - 25 May Bahia - 26 Dec Kinsale - 12 Jan 1760 Cork - 12 Feb Downs</text:p>
        <text:list xml:id="list81817035434038" text:continue-numbering="true" text:style-name="WWNum33">
          <text:list-item>
            <text:p text:style-name="P150">1760/1<text:tab/>Benkulen, Madras and Bengal</text:p>
          </text:list-item>
        </text:list>
        <text:p text:style-name="P97"><text:span text:style-name="Body_20_text_20__28_2_29__20__2b__20_Bold">L/MAR/B/400B-C<text:tab/></text:span><text:span text:style-name="T3">Journal 23 Nov 1760-2 Jul 1764, John White, Chief Mate</text:span></text:p>
        <text:p text:style-name="P98"><text:span text:style-name="T3">L/MAR/B/400Q(1)<text:tab/></text:span><text:span text:style-name="Body_20_text_20__28_5_29__20__2b__20_Not_20_Bold"><text:span text:style-name="T7">Ledger</text:span></text:span></text:p>
        <text:p text:style-name="P98"><text:span text:style-name="T3">L/MAR/B/400Q(2)<text:tab/></text:span><text:span text:style-name="Body_20_text_20__28_5_29__20__2b__20_Not_20_Bold"><text:span text:style-name="T7">Pay Book</text:span></text:span></text:p>
        <text:p text:style-name="P154">Capt Frederick Vincent</text:p>
        <text:p text:style-name="P240">Plymouth 15 Mar 1761 - 22 Jun Benkulen - 1 Nov Madras - 26 Feb 1762 Benkulen - 17 Apr Manna - 2 May Benkulen - 5 Jul Madras - 21 Aug Malacca - 25 Sep Manila - 7 Dec Malacca - 8 Jan 1763 Madras - 24 Jan Cuddalore - 4 Feb Madras - 24 Feb Balassore - 3 Mar Ingeli - 26 May Calcutta - 29 Nov Fultah - 9 Mar 1764 Cape - 4 Apr St Helena - 13 Jun Downs</text:p>
        <text:list xml:id="list81816729405135" text:continue-numbering="true" text:style-name="WWNum33">
          <text:list-item>
            <text:p text:style-name="P219">1765/6<text:tab/>Bombay and China</text:p>
          </text:list-item>
        </text:list>
        <text:p text:style-name="P18"><text:span text:style-name="Body_20_text_20__28_2_29__20__2b__20_Bold">L/MAR/B/400D<text:tab/></text:span><text:span text:style-name="T3">Journal 10 Jan 1766-31<text:tab/>May<text:tab/>1768</text:span></text:p>
        <text:p text:style-name="P25"><text:span text:style-name="T3">L/MAR/B/400R(1)<text:tab/></text:span><text:span text:style-name="Body_20_text_20__28_5_29__20__2b__20_Not_20_Bold"><text:span text:style-name="T7">Ledger</text:span></text:span></text:p>
        <text:p text:style-name="P25"><text:span text:style-name="T3">L/MAR/B/400R(2)<text:tab/></text:span><text:span text:style-name="Body_20_text_20__28_5_29__20__2b__20_Not_20_Bold"><text:span text:style-name="T7">Pay Book</text:span></text:span></text:p>
        <text:p text:style-name="P207">Capt Frederick Vincent</text:p>
        <text:p text:style-name="P198">Downs 17 Mar 1766 - 3 Apr Cadiz -13 Jun San Savadore - 22 Dec Anjengo -12 Jan 1767 Bombay - 27 Feb Surat -16 Mar Bombay -12 Jun Malacca - 20 Jul Whampoa - 22 Dec Second Bar - 23 Feb 1768 Cape -18 Mar St Helena - 29 May Downs</text:p>
        <text:list xml:id="list81818219385397" text:continue-numbering="true" text:style-name="WWNum33">
          <text:list-item>
            <text:p text:style-name="P220">1768/9<text:tab/>Madras and China</text:p>
          </text:list-item>
        </text:list>
        <text:p text:style-name="P19"><text:span text:style-name="Body_20_text_20__28_2_29__20__2b__20_Bold">L/MAR/B/400E<text:tab/></text:span><text:span text:style-name="T3">Journal 12 Nov<text:tab/>1768-4<text:tab/>Sep<text:tab/>1770, Francis Fortescue, Chief Mate</text:span></text:p>
        <text:p text:style-name="P25"><text:span text:style-name="T3">L/MAR/B/400S(1)<text:tab/></text:span><text:span text:style-name="Body_20_text_20__28_5_29__20__2b__20_Not_20_Bold"><text:span text:style-name="T7">Ledger</text:span></text:span></text:p>
        <text:p text:style-name="P25"><text:span text:style-name="T3">L/MAR/B/400S(2)<text:tab/></text:span><text:span text:style-name="Body_20_text_20__28_5_29__20__2b__20_Not_20_Bold"><text:span text:style-name="T7">Pay Book</text:span></text:span></text:p>
        <text:p text:style-name="P207">Capt David Welch</text:p>
        <text:p text:style-name="P201">Plymouth 8 Feb 1769 - 20 Jun Madras - 22 Aug Malacca - 26 Sep Whampoa - 17 Jan 1770 Second Bar -15 May St Helena - 27 Jul Downs</text:p>
        <text:h text:style-name="P114" text:outline-level="2"><text:bookmark-start text:name="bookmark15"/>OSTERLEY (2)<text:bookmark-end text:name="bookmark15"/></text:h>
        <text:p text:style-name="P28"><text:span text:style-name="T3">Built by Wells, launched 1771, 3 decks, 4in bottom, length 138ft lOV^in, keel 111ft 4</text:span><text:span text:style-name="T4">3</text:span><text:span text:style-name="T3">/4in, breadth 36ft 214m, hold 14ft 5in, wing transom 23ft </text:span><text:span text:style-name="Body_20_text_20__28_2_29__20__2b__20_9_20_pt_2c_Italic">I'Ain,</text:span><text:span text:style-name="Body_20_text_20__28_2_29__20__2b__20_9_20_pt"> </text:span><text:span text:style-name="T3">port cell 24ft 4!/</text:span><text:span text:style-name="T5">2</text:span><text:span text:style-name="T3">in, between decks 5ft IPAin, round­house 5ft 11 ^in, 775 tons Principal Managing Owner: William Dent</text:span></text:p>
        <text:list xml:id="list2597903127" text:style-name="WWNum35">
          <text:list-item>
            <text:p text:style-name="P185">1771/2<text:tab/>Benkulen and China</text:p>
          </text:list-item>
        </text:list>
        <text:p text:style-name="P72"><text:span text:style-name="Body_20_text_20__28_2_29__20__2b__20_Bold">L/MAR/B/400F<text:tab/></text:span><text:span text:style-name="T3">Journal 14<text:tab/>Oct<text:tab/>1771-24 May<text:tab/>1773</text:span></text:p>
        <text:p text:style-name="P79"><text:span text:style-name="T3">L/MAR/B/400T(1)<text:tab/></text:span><text:span text:style-name="Body_20_text_20__28_5_29__20__2b__20_Not_20_Bold"><text:span text:style-name="T7">Ledger</text:span></text:span></text:p>
        <text:p text:style-name="P79"><text:span text:style-name="T3">L/MAR/B/400T(2)<text:tab/></text:span><text:span text:style-name="Body_20_text_20__28_5_29__20__2b__20_Not_20_Bold"><text:span text:style-name="T7">Pay Book</text:span></text:span></text:p>
        <text:p text:style-name="P164">Capt Francis Fortescue</text:p>
        <text:p text:style-name="P155">Downs 29 Dec 1771 -18 May 1772 Benkulen -1 Aug Whampoa -1 Dec Second Bar - 23 Feb 1773 Cape - 13 Mar St Helena - 23 Mar Ascension - 26 May Downs</text:p>
        <text:list xml:id="list81817286607566" text:continue-numbering="true" text:style-name="WWNum35">
          <text:list-item>
            <text:p text:style-name="P185">1774/5<text:tab/>St Helena and Benkulen</text:p>
          </text:list-item>
        </text:list>
        <text:p text:style-name="P73"><text:span text:style-name="Body_20_text_20__28_2_29__20__2b__20_Bold">L/MAR/B/400G<text:tab/></text:span><text:span text:style-name="T3">Journal 19<text:tab/>Oct<text:tab/>1774-8 Oct<text:tab/>1776,<text:tab/>Samuel Rogers, Chief Mate</text:span></text:p>
        <text:p text:style-name="P79"><text:span text:style-name="T3">L/MAR/B/400U (1)<text:tab/></text:span><text:span text:style-name="Body_20_text_20__28_5_29__20__2b__20_Not_20_Bold"><text:span text:style-name="T7">Ledger</text:span></text:span></text:p>
        <text:p text:style-name="P79"><text:span text:style-name="T3">L/MAR/B/400U(2)<text:tab/></text:span><text:span text:style-name="Body_20_text_20__28_5_29__20__2b__20_Not_20_Bold"><text:span text:style-name="T7">Pay Book</text:span></text:span></text:p>
        <text:p text:style-name="P164">Capt Francis Fortescue</text:p>
        <text:p text:style-name="P155">Downs 26 Dec 1774 -31 Mar 1775 St Helena - 19 May Simons Bay - 5 Aug Benkulen - 10 Nov Manna - 27 Nov Pring - 24 Dec Benkulen -12 May 1776 St Helena - 17 Aug Downs</text:p>
        <text:list xml:id="list81818332485819" text:continue-numbering="true" text:style-name="WWNum35">
          <text:list-item>
            <text:p text:style-name="P185">1777/8<text:tab/>Madras and Bengal</text:p>
          </text:list-item>
        </text:list>
        <text:p text:style-name="P164">Capt Samuel Rogers</text:p>
        <text:p text:style-name="P144">Plymouth 9 Feb 1778 - captured by the French 22 Feb 1779</text:p>
        <text:h text:style-name="P114" text:outline-level="2"><text:bookmark-start text:name="bookmark16"/>OSTERLEY (3)<text:bookmark-end text:name="bookmark16"/></text:h>
        <text:p text:style-name="P27"><text:span text:style-name="T3">Built by Wells, launched 1780, 3 decks, 4in bottom, length 139ft 4in, keel 111ft 9in, breadth 36ft </text:span><text:span text:style-name="Body_20_text_20__28_2_29__20__2b__20_Italic">VAin,</text:span><text:span text:style-name="T3"> hold 15ft, wing transom 23ft 9in, port cell 26ft 7in, between decks 6ft 2</text:span><text:span text:style-name="T4">3</text:span><text:span text:style-name="T3">/4in &amp; 6ft 5in, round­house 6ft 5</text:span><text:span text:style-name="T4">3</text:span><text:span text:style-name="T3">/</text:span><text:span text:style-name="T5">4</text:span><text:span text:style-name="T3">in, 775 tons</text:span></text:p>
        <text:p text:style-name="P210">Principal Managing Owners: 1-6 William Dent, 7 John Atkins</text:p>
        <text:p text:style-name="P246">1<text:tab/>1780/1 Bombay and China</text:p>
        <text:p text:style-name="P247">L/MAR/B/400H-I Journal 1 Oct 1780-5 Nov 1783 Ledger Pay Book Imprest Book Absence Book</text:p>
        <text:p text:style-name="P202">Capt Samuel Rogers</text:p>
        <text:p text:style-name="P199">Portsmouth 13 Mar 1781 -10 Apr Sao Tiago - 21 Jul Cape - 2 Sep Johanna - 4 Mar 1782 Bombay - 5 Oct Whampoa - 4 Jan 1783 Bocca Tigris -18 Jun St Helena - 22 Sep Downs</text:p>
        <text:list xml:id="list81817483313865" text:continue-list="list394130474" text:style-name="WWNum27">
          <text:list-item>
            <text:p text:style-name="P161">1784/5<text:tab/>Madras and China</text:p>
          </text:list-item>
        </text:list>
        <text:p text:style-name="P74"><text:span text:style-name="Body_20_text_20__28_2_29__20__2b__20_Bold">L/MAR/B/400J<text:tab/></text:span><text:span text:style-name="T3">Journal 15 Oct 1784-14 Aug 1786, Joseph Clarkson, Chief Mate</text:span></text:p>
        <text:p text:style-name="P186">L/MAM/B/400W(1)<text:tab/>Ledger</text:p>
        <text:p text:style-name="P186">L/MAR/B/400W(2)<text:tab/>Pay Book</text:p>
        <text:p text:style-name="P164">Capt Samuel Rogers</text:p>
        <text:p text:style-name="P167">Downs 22 Dec 1784 - 7 Jan 1785 Madeira - 30 Apr Johanna - 6 Jun Madras - 31 Jul Malacca -1 Sep Whampoa -1 Jan 1786 Second Bar - 4 May St Helena - 8 Jul Downs</text:p>
        <text:list xml:id="list81818312274549" text:continue-numbering="true" text:style-name="WWNum27">
          <text:list-item>
            <text:p text:style-name="P187">1786/7<text:tab/>Madras and China</text:p>
          </text:list-item>
        </text:list>
        <text:p text:style-name="P186">L/MAR/B/400K<text:tab/>Journal 20 Nov 1786-27 Oct 1788</text:p>
        <text:p text:style-name="P74"><text:span text:style-name="T3">L/MAR/B/</text:span><text:span text:style-name="Body_20_text_20__28_2_29__20__2b__20_Bold">400X(1)<text:tab/></text:span><text:span text:style-name="T3">Ledger</text:span></text:p>
        <text:p text:style-name="P186">L/MAR/B/400X(2)<text:tab/>Pay Book</text:p>
        <text:p text:style-name="P164">Capt Joseph Clarkson</text:p>
        <text:p text:style-name="P164">Downs 22 Jan 1787 - 21 May Johanna - 22 Jun Madras -10 Oct Whampoa -18 Feb 1788 Second Bar</text:p>
        <text:list xml:id="list581425195" text:style-name="WWNum37">
          <text:list-item>
            <text:p text:style-name="P152">13 Jul St Helena - 23 Sep Downs</text:p>
          </text:list-item>
        </text:list>
        <text:list xml:id="list81818134775812" text:continue-list="list81818312274549" text:style-name="WWNum27">
          <text:list-item>
            <text:p text:style-name="P221">1789/90<text:tab/>Bombay and China</text:p>
          </text:list-item>
        </text:list>
        <text:p text:style-name="P222">L/MAR/B/400L<text:tab/>Journal 2 Dec<text:tab/>1789-29<text:tab/>Jun<text:tab/>1791</text:p>
        <text:p text:style-name="P207">L/MAR/B/400Y (1) Ledger</text:p>
        <text:p text:style-name="P203">L/MAR/B/400Y(2) Pay Book Capt Joseph Clarkson</text:p>
        <text:p text:style-name="P199">Torbay 7 Feb 1790 - 3 Jun Bombay - 29 Aug Whampoa -18 Dec Second Bar - 9 Apr 1791 Cape - 28 Apr St Helena - 27 Jun Downs</text:p>
        <text:list xml:id="list81816665193423" text:continue-numbering="true" text:style-name="WWNum27">
          <text:list-item>
            <text:p text:style-name="P188">1792/3<text:tab/>China</text:p>
          </text:list-item>
        </text:list>
        <text:p text:style-name="P156">L/MAR/B/400M Journal 11 Feb 1793-26 Nov 1794 L/MAR/B/400Z(1) Ledger L/MAR/B/400Z(2) Pay Book Capt James Foy</text:p>
        <text:p text:style-name="P155">Portsmouth 22 May 1793 - 10 Nov Manila - 20 Dec Whampoa - 2 Sep 1794 Second Bar -18 Jun St Helena -16 Sep Downs</text:p>
        <text:list xml:id="list81816962488270" text:continue-numbering="true" text:style-name="WWNum27">
          <text:list-item>
            <text:p text:style-name="P188">1794/5<text:tab/>China</text:p>
          </text:list-item>
        </text:list>
        <text:p text:style-name="P156">L/MAR/B/400N Journal 23 Feb 1795-27 Mar 1797 L/MAR/B/400AA(1) Ledger L/MAR/B/400AA(2) Pay Book Capt James Foy</text:p>
        <text:p text:style-name="P162">Portsmouth 24 May 1795 - 6 Jul San Salvadore - 3 Sep Cape - 7 Mar 1796 Whampoa - 21 Jun Second Bar - 20 Nov St Helena -<text:tab/>9 Feb<text:tab/>1797 Downs</text:p>
        <text:list xml:id="list81818249261251" text:continue-numbering="true" text:style-name="WWNum27">
          <text:list-item>
            <text:p text:style-name="P189">1797/8<text:tab/>Madras<text:tab/>and Bengal</text:p>
          </text:list-item>
        </text:list>
        <text:p text:style-name="P186">L/MAR/B/400-0<text:tab/>Journal 12 Mar 1798-27 Jun 1800</text:p>
        <text:p text:style-name="P164">Capt John Wintersgill</text:p>
        <text:p text:style-name="P87"><text:span text:style-name="T3">Portsmouth 8 Jun 1798 - 1 Oct Madras - 27 Oct Trincomalee - 23 Dec Madras -13 Feb 1799 Tranquebar - 24 Feb captured by French ship </text:span><text:span text:style-name="Body_20_text_20__28_2_29__20__2b__20_Italic">La Forte</text:span><text:span text:style-name="T3"> of 54 guns, badly damaged, allowed to proceed</text:span></text:p>
        <text:list xml:id="list81818179602749" text:continue-list="list581425195" text:style-name="WWNum37">
          <text:list-item>
            <text:p text:style-name="P248"><text:span text:style-name="T3">2 Mar Diamond Harbour - 7 Mar reclaimed as a prize by </text:span><text:span text:style-name="Body_20_text_20__28_2_29__20__2b__20_Italic">La Sybille,</text:span><text:span text:style-name="T3"> allowed to proceed - 3 Apr Calcutta - 25 Aug Saugor - 26 Jan 1800 St Helena - 30 May Downs</text:span></text:p>
          </text:list-item>
        </text:list>
        <text:p text:style-name="P236">Capt Thomas Stevens</text:p>
        <text:p text:style-name="P236">Portsmouth 2 Mar 1747 - 13 Mar Madeira - 30 Aug Vizagapatam - 18 Sep Fultah - 6 Oct Kedgeree -</text:p>
        <text:list text:style-name="WWNum39">
          <text:list-item>
            <text:p text:style-name="P241">Jan 1748 Fort St David - 29 Mar Benkulen - 21 May Batavia - 16 Aug Fort St David - 23 Oct Point de Galle - 3 Jan 1749 Anjengo - 24 Jan Tellicheny -13 Feb Anjengo -10 Jun St Helena -</text:p>
          </text:list-item>
          <text:list-item>
            <text:p text:style-name="P239">Sep Downs</text:p>
          </text:list-item>
        </text:list>
        <text:list xml:id="list81818206884422" text:continue-list="list1233318691" text:style-name="WWNum21">
          <text:list-item>
            <text:p text:style-name="P190">1751/2<text:tab/>Madras and Bengal</text:p>
          </text:list-item>
        </text:list>
        <text:p text:style-name="P75"><text:span text:style-name="Body_20_text_20__28_2_29__20__2b__20_Bold">L/MAM/B/588B<text:tab/></text:span><text:span text:style-name="T3">Journal 9 Oct 1751-19 Mar 1754</text:span></text:p>
        <text:p text:style-name="P76"><text:span text:style-name="T3">L/MAR/B/588F(1)<text:tab/></text:span><text:span text:style-name="Body_20_text_20__28_5_29__20__2b__20_Not_20_Bold"><text:span text:style-name="T7">Ledger</text:span></text:span></text:p>
        <text:p text:style-name="P76"><text:span text:style-name="T3">L/MAR/B/588F(2)<text:tab/></text:span><text:span text:style-name="Body_20_text_20__28_5_29__20__2b__20_Not_20_Bold"><text:span text:style-name="T7">Pay Book</text:span></text:span></text:p>
        <text:p text:style-name="P164">Capt Thomas Stevens</text:p>
        <text:p text:style-name="P199">Downs 7 Dec 1751 - 29 Dec Madeira - 22 May 1752 St Augustine’s Bay - 23 Jul Fort St David - 28 Jul Madras - 20 Aug Vizagapatam - 16 Sep Culpee -11 Feb 1753 Kedgeree -10 May Mauritius - 6 Aug St Augustine’s Bay -11 Nov St Helena - 21 Feb 1754 Downs</text:p>
        <text:list xml:id="list81817568037030" text:continue-numbering="true" text:style-name="WWNum21">
          <text:list-item>
            <text:p text:style-name="P190">1755/6<text:tab/>St Helena and Benkulen</text:p>
          </text:list-item>
        </text:list>
        <text:p text:style-name="P75"><text:span text:style-name="Body_20_text_20__28_2_29__20__2b__20_Bold">L/MAR/B/588C<text:tab/></text:span><text:span text:style-name="T3">Journal 21 Oct 1755-22 Dec 1757</text:span></text:p>
        <text:p text:style-name="P76"><text:span text:style-name="T3">L/MAR/B/588G(1)<text:tab/></text:span><text:span text:style-name="Body_20_text_20__28_5_29__20__2b__20_Not_20_Bold"><text:span text:style-name="T7">Ledger</text:span></text:span></text:p>
        <text:p text:style-name="P76"><text:span text:style-name="T3">L/MAR/B/588G(2)<text:tab/></text:span><text:span text:style-name="Body_20_text_20__28_5_29__20__2b__20_Not_20_Bold"><text:span text:style-name="T7">Pay Book</text:span></text:span></text:p>
        <text:p text:style-name="P138">Capt Thomas Stevens</text:p>
        <text:p text:style-name="P223">Downs 27 Jan 1756 - 19 May St Helena - 23 Sep Batavia - 7 Nov Benkulen - 4 Dec Moco Moco - 13 Dec Bantal -19 Dec Ipoh -18 Jan 1757 Benkulen - 4 Feb Manna - 21 Jun St Helena - 17 Aug Ascension - 27 Aug Fernando de Noronha - 29 Nov Downs</text:p>
        <text:list xml:id="list81818149993889" text:continue-numbering="true" text:style-name="WWNum21">
          <text:list-item>
            <text:p text:style-name="P191">1758/9 Madras, Bengal and China</text:p>
          </text:list-item>
        </text:list>
        <text:p text:style-name="P75"><text:span text:style-name="Body_20_text_20__28_2_29__20__2b__20_Bold">L/MAM/B/588D<text:tab/></text:span><text:span text:style-name="T3">Journal 4 Oct 1758-20 Nov 1761</text:span></text:p>
        <text:p text:style-name="P192">L/MAR/B/588H(1)<text:tab/>Ledger</text:p>
        <text:p text:style-name="P76"><text:span text:style-name="T3">L/MAR/B/588H(2)<text:tab/></text:span><text:span text:style-name="Body_20_text_20__28_5_29__20__2b__20_Not_20_Bold"><text:span text:style-name="T7">Pay Book</text:span></text:span></text:p>
        <text:p text:style-name="P236">Capt William Webber jun</text:p>
        <text:p text:style-name="P240">Portsmouth 15 Feb 1759 - 10 Jun Mozamibique -15 Jul Trincomalee - 29 Jun Negapatam - 25 Aug Madras - 21 Sep Masulipatam -12 Oct Madras - 26 Nov Culpee - 30 Jan 1760 Ingeli - 26 Mar Madras -18 Jul Manila - 27 Sep Whampoa - 26 Dec Second Bar - 6 Jun 1761 St Helena - 20 Sep Downs</text:p>
        <text:p text:style-name="P236">* 26 Nov 1759 engaged in capture of three Dutch ships and two sloops</text:p>
      </text:section>
      <text:section text:style-name="Sect1" text:name="Bereich3">
        <text:p text:style-name="P108"/>
      </text:section>
      <text:section text:style-name="Sect1" text:name="Bereich4">
        <text:h text:style-name="P112" text:outline-level="2"><text:bookmark-start text:name="bookmark17"/>OXFORD<text:bookmark-end text:name="bookmark17"/></text:h>
        <text:p text:style-name="P145">Rated at 499 tons, 99 crew, 28 guns</text:p>
        <text:p text:style-name="P193">1<text:tab/>1746/7<text:tab/>Madras and Bengal</text:p>
        <text:p text:style-name="P77"><text:span text:style-name="Body_20_text_20__28_2_29__20__2b__20_Bold">L/MAR/B/588A<text:tab/></text:span><text:span text:style-name="T3">Journal 20 Nov 1746-18<text:tab/>Aug 1749</text:span></text:p>
        <text:p text:style-name="P80"><text:span text:style-name="T3">L/MAR/B/588E(1)<text:tab/></text:span><text:span text:style-name="Body_20_text_20__28_5_29__20__2b__20_Not_20_Bold"><text:span text:style-name="T7">Ledger</text:span></text:span></text:p>
        <text:p text:style-name="P80"><text:span text:style-name="T3">L/MAR/B/588E(2)<text:tab/></text:span><text:span text:style-name="Body_20_text_20__28_5_29__20__2b__20_Not_20_Bold"><text:span text:style-name="T7">Pay Book</text:span></text:span></text:p>
      </text:section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Standard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en" fo:country="US" style:letter-kerning="false" style:font-name-asian="Times New Roman1" style:font-size-asian="12pt" style:language-asian="en" style:country-asian="US" style:font-name-complex="Times New Roman1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Times New Roman" fo:font-size="12pt" fo:language="en" fo:country="US" style:letter-kerning="false" style:font-name-asian="Times New Roman1" style:font-size-asian="12pt" style:language-asian="en" style:country-asian="US" style:font-name-complex="Times New Roman1" style:font-size-complex="12pt" style:language-complex="en" style:country-complex="US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keep-with-next="auto" style:writing-mode="lr-tb"/>
      <style:text-properties fo:color="#000000" loext:opacity="100%" style:font-name="Times New Roman" fo:font-family="'Times New Roman'" style:font-family-generic="roman" style:font-pitch="variable" fo:font-size="12pt" fo:letter-spacing="normal" fo:language="en" fo:country="US" style:font-name-asian="Times New Roman1" style:font-family-asian="'Times New Roman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en" style:country-complex="US" style:text-scale="10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Body_20_text_20__28_2_29_" style:display-name="Body text (2)" style:family="paragraph" style:parent-style-name="Standard" loext:linked-style-name="Body_20_text_20__28_2_29__5f_">
      <loext:graphic-properties draw:fill="solid" draw:fill-color="#ffffff"/>
      <style:paragraph-properties fo:line-height="0.369cm" fo:text-align="justify" style:justify-single-word="false" fo:orphans="0" fo:widows="0" fo:background-color="#ffffff"/>
      <style:text-properties fo:font-variant="normal" fo:text-transform="none" style:text-line-through-style="none" style:text-line-through-type="none" fo:font-size="8.5pt" fo:font-style="normal" style:text-underline-style="none" fo:font-weight="normal" style:font-size-asian="8.5pt" style:font-style-asian="normal" style:font-weight-asian="normal" style:font-size-complex="8.5pt" style:font-style-complex="normal" style:font-weight-complex="normal"/>
    </style:style>
    <style:style style:name="Heading_20__23_1" style:display-name="Heading #1" style:family="paragraph" style:parent-style-name="Standard" loext:linked-style-name="Heading_20__23_1_5f_" style:default-outline-level="1" style:list-style-name="">
      <loext:graphic-properties draw:fill="solid" draw:fill-color="#ffffff"/>
      <style:paragraph-properties fo:margin-top="0cm" fo:margin-bottom="0.141cm" style:contextual-spacing="false" fo:line-height="0.409cm" fo:text-align="justify" style:justify-single-word="false" fo:orphans="0" fo:widows="0" fo:background-color="#ffffff"/>
      <style:text-properties fo:font-variant="normal" fo:text-transform="none" style:text-line-through-style="none" style:text-line-through-type="none" fo:font-size="10.5pt" fo:font-style="normal" style:text-underline-style="none" fo:font-weight="bold" style:font-size-asian="10.5pt" style:font-style-asian="normal" style:font-weight-asian="bold" style:font-size-complex="10.5pt" style:font-style-complex="normal" style:font-weight-complex="bold"/>
    </style:style>
    <style:style style:name="Body_20_text_20__28_3_29_" style:display-name="Body text (3)" style:family="paragraph" style:parent-style-name="Standard" loext:linked-style-name="Body_20_text_20__28_3_29__20_Exact">
      <loext:graphic-properties draw:fill="solid" draw:fill-color="#ffffff"/>
      <style:paragraph-properties fo:margin-top="0cm" fo:margin-bottom="0.176cm" style:contextual-spacing="false" fo:line-height="0.392cm" fo:text-align="justify" style:justify-single-word="false" fo:orphans="0" fo:widows="0" fo:background-color="#ffffff"/>
      <style:text-properties fo:font-variant="normal" fo:text-transform="none" style:text-line-through-style="none" style:text-line-through-type="none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Heading_20__23_2_20__28_2_29_" style:display-name="Heading #2 (2)" style:family="paragraph" style:parent-style-name="Standard" loext:linked-style-name="Heading_20__23_2_20__28_2_29__20_Exact" style:default-outline-level="2" style:list-style-name="">
      <loext:graphic-properties draw:fill="solid" draw:fill-color="#ffffff"/>
      <style:paragraph-properties fo:margin-top="0cm" fo:margin-bottom="0.176cm" style:contextual-spacing="false" fo:line-height="0.392cm" fo:text-align="justify" style:justify-single-word="false" fo:orphans="0" fo:widows="0" fo:background-color="#ffffff"/>
      <style:text-properties fo:font-variant="normal" fo:text-transform="none" style:text-line-through-style="none" style:text-line-through-type="none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Body_20_text_20__28_4_29_" style:display-name="Body text (4)" style:family="paragraph" style:parent-style-name="Standard" loext:linked-style-name="Body_20_text_20__28_4_29__20_Exact">
      <loext:graphic-properties draw:fill="solid" draw:fill-color="#ffffff"/>
      <style:paragraph-properties fo:margin-top="0cm" fo:margin-bottom="0.212cm" style:contextual-spacing="false" fo:line-height="0.409cm" fo:orphans="0" fo:widows="0" fo:background-color="#ffffff"/>
      <style:text-properties fo:font-variant="normal" fo:text-transform="none" style:text-line-through-style="none" style:text-line-through-type="none" fo:font-size="10.5pt" fo:font-style="normal" style:text-underline-style="none" fo:font-weight="bold" style:font-size-asian="10.5pt" style:font-style-asian="normal" style:font-weight-asian="bold" style:font-size-complex="10.5pt" style:font-style-complex="normal" style:font-weight-complex="bold"/>
    </style:style>
    <style:style style:name="Body_20_text_20__28_5_29_" style:display-name="Body text (5)" style:family="paragraph" style:parent-style-name="Standard" loext:linked-style-name="Body_20_text_20__28_5_29__5f_">
      <loext:graphic-properties draw:fill="solid" draw:fill-color="#ffffff"/>
      <style:paragraph-properties fo:line-height="0.369cm" fo:text-align="justify" style:justify-single-word="false" fo:orphans="0" fo:widows="0" fo:background-color="#ffffff"/>
      <style:text-properties fo:font-variant="normal" fo:text-transform="none" style:text-line-through-style="none" style:text-line-through-type="none" fo:font-size="8.5pt" fo:font-style="normal" style:text-underline-style="none" fo:font-weight="bold" style:font-size-asian="8.5pt" style:font-style-asian="normal" style:font-weight-asian="bold" style:font-size-complex="8.5pt" style:font-style-complex="normal" style:font-weight-complex="bold"/>
    </style:style>
    <style:style style:name="Body_20_text_20__28_6_29_" style:display-name="Body text (6)" style:family="paragraph" style:parent-style-name="Standard" loext:linked-style-name="Body_20_text_20__28_6_29__5f_">
      <loext:graphic-properties draw:fill="solid" draw:fill-color="#ffffff"/>
      <style:paragraph-properties fo:margin-top="0cm" fo:margin-bottom="0.176cm" style:contextual-spacing="false" fo:line-height="0.392cm" fo:text-align="justify" style:justify-single-word="false" fo:orphans="0" fo:widows="0" fo:background-color="#ffffff"/>
      <style:text-properties fo:font-variant="normal" fo:text-transform="none" style:text-line-through-style="none" style:text-line-through-type="none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Body_20_text_20__28_8_29_" style:display-name="Body text (8)" style:family="paragraph" style:parent-style-name="Standard" loext:linked-style-name="Body_20_text_20__28_8_29__5f_">
      <loext:graphic-properties draw:fill="solid" draw:fill-color="#ffffff"/>
      <style:paragraph-properties fo:line-height="0.372cm" fo:text-align="justify" style:justify-single-word="false" fo:orphans="0" fo:widows="0" fo:background-color="#ffffff"/>
      <style:text-properties fo:font-variant="normal" fo:text-transform="none" style:text-line-through-style="none" style:text-line-through-type="none" fo:font-size="8.5pt" fo:font-style="normal" style:text-underline-style="none" fo:font-weight="normal" style:font-size-asian="8.5pt" style:font-style-asian="normal" style:font-weight-asian="normal" style:font-size-complex="8.5pt" style:font-style-complex="normal" style:font-weight-complex="normal"/>
    </style:style>
    <style:style style:name="Header_20_or_20_footer" style:display-name="Header or footer" style:family="paragraph" style:parent-style-name="Standard" loext:linked-style-name="Header_20_or_20_footer_5f_">
      <loext:graphic-properties draw:fill="solid" draw:fill-color="#ffffff"/>
      <style:paragraph-properties fo:line-height="0.37cm" fo:orphans="0" fo:widows="0" fo:background-color="#ffffff"/>
      <style:text-properties fo:font-variant="normal" fo:text-transform="none" style:text-line-through-style="none" style:text-line-through-type="none" fo:font-size="9.5pt" fo:font-style="normal" style:text-underline-style="none" fo:font-weight="normal" style:font-size-asian="9.5pt" style:font-style-asian="normal" style:font-weight-asian="normal" style:font-size-complex="9.5pt" style:font-style-complex="normal" style:font-weight-complex="normal"/>
    </style:style>
    <style:style style:name="Body_20_text_20__28_7_29_" style:display-name="Body text (7)" style:family="paragraph" style:parent-style-name="Standard" loext:linked-style-name="Body_20_text_20__28_7_29__5f_">
      <loext:graphic-properties draw:fill="solid" draw:fill-color="#ffffff"/>
      <style:paragraph-properties fo:line-height="0.372cm" fo:text-align="justify" style:justify-single-word="false" fo:orphans="0" fo:widows="0" fo:background-color="#ffffff"/>
      <style:text-properties fo:font-variant="normal" fo:text-transform="none" style:text-line-through-style="none" style:text-line-through-type="none" fo:font-size="8.5pt" fo:font-style="normal" style:text-underline-style="none" fo:font-weight="bold" style:font-size-asian="8.5pt" style:font-style-asian="normal" style:font-weight-asian="bold" style:font-size-complex="8.5pt" style:font-style-complex="normal" style:font-weight-complex="bold"/>
    </style:style>
    <style:style style:name="Heading_20__23_2" style:display-name="Heading #2" style:family="paragraph" style:parent-style-name="Standard" loext:linked-style-name="Heading_20__23_2_5f_" style:default-outline-level="2" style:list-style-name="">
      <loext:graphic-properties draw:fill="solid" draw:fill-color="#ffffff"/>
      <style:paragraph-properties fo:margin-top="0.776cm" fo:margin-bottom="0cm" style:contextual-spacing="false" fo:line-height="0.559cm" fo:text-align="justify" style:justify-single-word="false" fo:orphans="0" fo:widows="0" fo:background-color="#ffffff"/>
      <style:text-properties fo:font-variant="normal" fo:text-transform="none" style:text-line-through-style="none" style:text-line-through-type="none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/>
    <style:style style:name="Footer" style:family="paragraph" style:parent-style-name="Header_20_and_20_Footer" style:class="extra"/>
    <style:style style:name="Default_20_Paragraph_20_Font" style:display-name="Default Paragraph Font" style:family="text">
      <style:text-properties fo:color="#000000" loext:opacity="100%" style:font-name="Times New Roman" fo:font-family="'Times New Roman'" style:font-family-generic="roman" style:font-pitch="variable" fo:font-size="12pt" fo:letter-spacing="normal" fo:language="en" fo:country="US" style:font-name-asian="Times New Roman1" style:font-family-asian="'Times New Roman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en" style:country-complex="US" style:text-scale="100%"/>
    </style:style>
    <style:style style:name="Body_20_text_20__28_2_29__20_Exact" style:display-name="Body text (2) Exact" style:family="text" style:parent-style-name="Default_20_Paragraph_20_Font">
      <style:text-properties fo:font-variant="normal" fo:text-transform="none" style:text-line-through-style="none" style:text-line-through-type="none" fo:font-size="8.5pt" fo:font-style="normal" style:text-underline-style="none" fo:font-weight="normal" style:font-size-asian="8.5pt" style:font-style-asian="normal" style:font-weight-asian="normal" style:font-size-complex="8.5pt" style:font-style-complex="normal" style:font-weight-complex="normal"/>
    </style:style>
    <style:style style:name="Body_20_text_20__28_2_29__20__2b__20_Bold_20_Exact" style:display-name="Body text (2) + Bold Exact" style:family="text" style:parent-style-name="Body_20_text_20__28_2_29__5f_">
      <style:text-properties fo:font-weight="bold" style:font-weight-asian="bold" style:font-weight-complex="bold"/>
    </style:style>
    <style:style style:name="Heading_20__23_1_20_Exact" style:display-name="Heading #1 Exact" style:family="text" style:parent-style-name="Default_20_Paragraph_20_Font">
      <style:text-properties fo:font-variant="normal" fo:text-transform="none" style:text-line-through-style="none" style:text-line-through-type="none" fo:font-size="10.5pt" fo:font-style="normal" style:text-underline-style="none" fo:font-weight="bold" style:font-size-asian="10.5pt" style:font-style-asian="normal" style:font-weight-asian="bold" style:font-size-complex="10.5pt" style:font-style-complex="normal" style:font-weight-complex="bold"/>
    </style:style>
    <style:style style:name="Body_20_text_20__28_3_29__20_Exact" style:display-name="Body text (3) Exact" style:family="text" style:parent-style-name="Default_20_Paragraph_20_Font" loext:linked-style-name="Body_20_text_20__28_3_29_">
      <style:text-properties fo:font-variant="normal" fo:text-transform="none" style:text-line-through-style="none" style:text-line-through-type="none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Body_20_text_20__28_2_29__20__2b__20_9_20_pt_2c_Italic_20_Exact" style:display-name="Body text (2) + 9 pt,Italic Exact" style:family="text" style:parent-style-name="Body_20_text_20__28_2_29__5f_">
      <style:text-properties fo:font-size="9pt" fo:font-style="italic" style:font-size-asian="9pt" style:font-style-asian="italic" style:font-size-complex="9pt" style:font-style-complex="italic"/>
    </style:style>
    <style:style style:name="Body_20_text_20__28_2_29__20__2b__20_9_20_pt_20_Exact" style:display-name="Body text (2) + 9 pt Exact" style:family="text" style:parent-style-name="Body_20_text_20__28_2_29__5f_">
      <style:text-properties fo:font-size="9pt" style:font-size-asian="9pt" style:font-size-complex="9pt"/>
    </style:style>
    <style:style style:name="Body_20_text_20__28_2_29__20__2b__20_Italic_20_Exact" style:display-name="Body text (2) + Italic Exact" style:family="text" style:parent-style-name="Body_20_text_20__28_2_29__5f_">
      <style:text-properties fo:font-style="italic" style:font-style-asian="italic" style:font-style-complex="italic"/>
    </style:style>
    <style:style style:name="Heading_20__23_2_20__28_2_29__20_Exact" style:display-name="Heading #2 (2) Exact" style:family="text" style:parent-style-name="Default_20_Paragraph_20_Font" loext:linked-style-name="Heading_20__23_2_20__28_2_29_">
      <style:text-properties fo:font-variant="normal" fo:text-transform="none" style:text-line-through-style="none" style:text-line-through-type="none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Body_20_text_20__28_4_29__20_Exact" style:display-name="Body text (4) Exact" style:family="text" style:parent-style-name="Default_20_Paragraph_20_Font" loext:linked-style-name="Body_20_text_20__28_4_29_">
      <style:text-properties fo:font-variant="normal" fo:text-transform="none" style:text-line-through-style="none" style:text-line-through-type="none" fo:font-size="10.5pt" fo:font-style="normal" style:text-underline-style="none" fo:font-weight="bold" style:font-size-asian="10.5pt" style:font-style-asian="normal" style:font-weight-asian="bold" style:font-size-complex="10.5pt" style:font-style-complex="normal" style:font-weight-complex="bold"/>
    </style:style>
    <style:style style:name="Body_20_text_20__28_5_29__20_Exact" style:display-name="Body text (5) Exact" style:family="text" style:parent-style-name="Default_20_Paragraph_20_Font">
      <style:text-properties fo:font-variant="normal" fo:text-transform="none" style:text-line-through-style="none" style:text-line-through-type="none" fo:font-size="8.5pt" fo:font-style="normal" style:text-underline-style="none" fo:font-weight="bold" style:font-size-asian="8.5pt" style:font-style-asian="normal" style:font-weight-asian="bold" style:font-size-complex="8.5pt" style:font-style-complex="normal" style:font-weight-complex="bold"/>
    </style:style>
    <style:style style:name="Body_20_text_20__28_5_29__20__2b__20_Not_20_Bold_20_Exact" style:display-name="Body text (5) + Not Bold Exact" style:family="text" style:parent-style-name="Body_20_text_20__28_5_29__5f_">
      <style:text-properties fo:font-weight="bold" style:font-weight-asian="bold" style:font-weight-complex="bold"/>
    </style:style>
    <style:style style:name="Body_20_text_20__28_6_29__20_Exact" style:display-name="Body text (6) Exact" style:family="text" style:parent-style-name="Default_20_Paragraph_20_Font">
      <style:text-properties fo:font-variant="normal" fo:text-transform="none" style:text-line-through-style="none" style:text-line-through-type="none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Body_20_text_20__28_8_29__20_Exact" style:display-name="Body text (8) Exact" style:family="text" style:parent-style-name="Default_20_Paragraph_20_Font">
      <style:text-properties fo:font-variant="normal" fo:text-transform="none" style:text-line-through-style="none" style:text-line-through-type="none" fo:font-size="8.5pt" fo:font-style="normal" style:text-underline-style="none" fo:font-weight="normal" style:font-size-asian="8.5pt" style:font-style-asian="normal" style:font-weight-asian="normal" style:font-size-complex="8.5pt" style:font-style-complex="normal" style:font-weight-complex="normal"/>
    </style:style>
    <style:style style:name="Heading_20__23_1_5f_" style:display-name="Heading #1_" style:family="text" style:parent-style-name="Default_20_Paragraph_20_Font" loext:linked-style-name="Heading_20__23_1">
      <style:text-properties fo:font-variant="normal" fo:text-transform="none" style:text-line-through-style="none" style:text-line-through-type="none" fo:font-size="10.5pt" fo:font-style="normal" style:text-underline-style="none" fo:font-weight="bold" style:font-size-asian="10.5pt" style:font-style-asian="normal" style:font-weight-asian="bold" style:font-size-complex="10.5pt" style:font-style-complex="normal" style:font-weight-complex="bold"/>
    </style:style>
    <style:style style:name="Header_20_or_20_footer_5f_" style:display-name="Header or footer_" style:family="text" style:parent-style-name="Default_20_Paragraph_20_Font" loext:linked-style-name="Header_20_or_20_footer">
      <style:text-properties fo:font-variant="normal" fo:text-transform="none" style:text-line-through-style="none" style:text-line-through-type="none" fo:font-size="9.5pt" fo:font-style="normal" style:text-underline-style="none" fo:font-weight="normal" style:font-size-asian="9.5pt" style:font-style-asian="normal" style:font-weight-asian="normal" style:font-size-complex="9.5pt" style:font-style-complex="normal" style:font-weight-complex="normal"/>
    </style:style>
    <style:style style:name="Header_20_or_20_footer" style:display-name="Header or footer" style:family="text" style:parent-style-name="Header_20_or_20_footer_5f_">
      <style:text-properties fo:color="#000000" loext:opacity="100%" style:font-name="Times New Roman" fo:font-family="'Times New Roman'" style:font-family-generic="roman" style:font-pitch="variable" fo:letter-spacing="normal" fo:language="en" fo:country="US" style:font-name-asian="Times New Roman1" style:font-family-asian="'Times New Roman'" style:font-family-generic-asian="system" style:font-pitch-asian="variable" style:language-asian="en" style:country-asian="US" style:font-name-complex="Times New Roman1" style:font-family-complex="'Times New Roman'" style:font-family-generic-complex="system" style:font-pitch-complex="variable" style:language-complex="en" style:country-complex="US" style:text-scale="100%"/>
    </style:style>
    <style:style style:name="Body_20_text_20__28_2_29__5f_" style:display-name="Body text (2)_" style:family="text" style:parent-style-name="Default_20_Paragraph_20_Font" loext:linked-style-name="Body_20_text_20__28_2_29_">
      <style:text-properties fo:font-variant="normal" fo:text-transform="none" style:text-line-through-style="none" style:text-line-through-type="none" fo:font-size="8.5pt" fo:font-style="normal" style:text-underline-style="none" fo:font-weight="normal" style:font-size-asian="8.5pt" style:font-style-asian="normal" style:font-weight-asian="normal" style:font-size-complex="8.5pt" style:font-style-complex="normal" style:font-weight-complex="normal"/>
    </style:style>
    <style:style style:name="Body_20_text_20__28_2_29__20__2b__20_Bold" style:display-name="Body text (2) + Bold" style:family="text" style:parent-style-name="Body_20_text_20__28_2_29__5f_">
      <style:text-properties fo:color="#000000" loext:opacity="100%" style:font-name="Times New Roman" fo:font-family="'Times New Roman'" style:font-family-generic="roman" style:font-pitch="variable" fo:letter-spacing="normal" fo:language="en" fo:country="US" fo:font-weight="bold" style:font-name-asian="Times New Roman1" style:font-family-asian="'Times New Roman'" style:font-family-generic-asian="system" style:font-pitch-asian="variable" style:language-asian="en" style:country-asian="US" style:font-weight-asian="bold" style:font-name-complex="Times New Roman1" style:font-family-complex="'Times New Roman'" style:font-family-generic-complex="system" style:font-pitch-complex="variable" style:language-complex="en" style:country-complex="US" style:font-weight-complex="bold" style:text-scale="100%"/>
    </style:style>
    <style:style style:name="Body_20_text_20__28_2_29__20__2b__20_10_20_pt_2c_Bold" style:display-name="Body text (2) + 10 pt,Bold" style:family="text" style:parent-style-name="Body_20_text_20__28_2_29__5f_">
      <style:text-properties fo:color="#000000" loext:opacity="100%" style:font-name="Times New Roman" fo:font-family="'Times New Roman'" style:font-family-generic="roman" style:font-pitch="variable" fo:font-size="10pt" fo:letter-spacing="normal" fo:language="en" fo:country="US" fo:font-weight="bold" style:font-name-asian="Times New Roman1" style:font-family-asian="'Times New Roman'" style:font-family-generic-asian="system" style:font-pitch-asian="variable" style:font-size-asian="10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0pt" style:language-complex="en" style:country-complex="US" style:font-weight-complex="bold" style:text-scale="100%"/>
    </style:style>
    <style:style style:name="Body_20_text_20__28_5_29__5f_" style:display-name="Body text (5)_" style:family="text" style:parent-style-name="Default_20_Paragraph_20_Font" loext:linked-style-name="Body_20_text_20__28_5_29_">
      <style:text-properties fo:font-variant="normal" fo:text-transform="none" style:text-line-through-style="none" style:text-line-through-type="none" fo:font-size="8.5pt" fo:font-style="normal" style:text-underline-style="none" fo:font-weight="bold" style:font-size-asian="8.5pt" style:font-style-asian="normal" style:font-weight-asian="bold" style:font-size-complex="8.5pt" style:font-style-complex="normal" style:font-weight-complex="bold"/>
    </style:style>
    <style:style style:name="Body_20_text_20__28_5_29__20__2b__20_Not_20_Bold" style:display-name="Body text (5) + Not Bold" style:family="text" style:parent-style-name="Body_20_text_20__28_5_29__5f_">
      <style:text-properties fo:color="#000000" loext:opacity="100%" style:font-name="Times New Roman" fo:font-family="'Times New Roman'" style:font-family-generic="roman" style:font-pitch="variable" fo:letter-spacing="normal" fo:language="en" fo:country="US" fo:font-weight="bold" style:font-name-asian="Times New Roman1" style:font-family-asian="'Times New Roman'" style:font-family-generic-asian="system" style:font-pitch-asian="variable" style:language-asian="en" style:country-asian="US" style:font-weight-asian="bold" style:font-name-complex="Times New Roman1" style:font-family-complex="'Times New Roman'" style:font-family-generic-complex="system" style:font-pitch-complex="variable" style:language-complex="en" style:country-complex="US" style:font-weight-complex="bold" style:text-scale="100%"/>
    </style:style>
    <style:style style:name="Body_20_text_20__28_7_29__5f_" style:display-name="Body text (7)_" style:family="text" style:parent-style-name="Default_20_Paragraph_20_Font" loext:linked-style-name="Body_20_text_20__28_7_29_">
      <style:text-properties fo:font-variant="normal" fo:text-transform="none" style:text-line-through-style="none" style:text-line-through-type="none" fo:font-size="8.5pt" fo:font-style="normal" style:text-underline-style="none" fo:font-weight="bold" style:font-size-asian="8.5pt" style:font-style-asian="normal" style:font-weight-asian="bold" style:font-size-complex="8.5pt" style:font-style-complex="normal" style:font-weight-complex="bold"/>
    </style:style>
    <style:style style:name="Body_20_text_20__28_7_29__20__2b__20_Not_20_Bold" style:display-name="Body text (7) + Not Bold" style:family="text" style:parent-style-name="Body_20_text_20__28_7_29__5f_">
      <style:text-properties fo:color="#000000" loext:opacity="100%" style:font-name="Times New Roman" fo:font-family="'Times New Roman'" style:font-family-generic="roman" style:font-pitch="variable" fo:letter-spacing="normal" fo:language="en" fo:country="US" fo:font-weight="bold" style:font-name-asian="Times New Roman1" style:font-family-asian="'Times New Roman'" style:font-family-generic-asian="system" style:font-pitch-asian="variable" style:language-asian="en" style:country-asian="US" style:font-weight-asian="bold" style:font-name-complex="Times New Roman1" style:font-family-complex="'Times New Roman'" style:font-family-generic-complex="system" style:font-pitch-complex="variable" style:language-complex="en" style:country-complex="US" style:font-weight-complex="bold" style:text-scale="100%"/>
    </style:style>
    <style:style style:name="Heading_20__23_2_5f_" style:display-name="Heading #2_" style:family="text" style:parent-style-name="Default_20_Paragraph_20_Font" loext:linked-style-name="Heading_20__23_2">
      <style:text-properties fo:font-variant="normal" fo:text-transform="none" style:text-line-through-style="none" style:text-line-through-type="none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Body_20_text_20__28_6_29__5f_" style:display-name="Body text (6)_" style:family="text" style:parent-style-name="Default_20_Paragraph_20_Font" loext:linked-style-name="Body_20_text_20__28_6_29_">
      <style:text-properties fo:font-variant="normal" fo:text-transform="none" style:text-line-through-style="none" style:text-line-through-type="none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Body_20_text_20__28_8_29__5f_" style:display-name="Body text (8)_" style:family="text" style:parent-style-name="Default_20_Paragraph_20_Font" loext:linked-style-name="Body_20_text_20__28_8_29_">
      <style:text-properties fo:font-variant="normal" fo:text-transform="none" style:text-line-through-style="none" style:text-line-through-type="none" fo:font-size="8.5pt" fo:font-style="normal" style:text-underline-style="none" fo:font-weight="normal" style:font-size-asian="8.5pt" style:font-style-asian="normal" style:font-weight-asian="normal" style:font-size-complex="8.5pt" style:font-style-complex="normal" style:font-weight-complex="normal"/>
    </style:style>
    <style:style style:name="Body_20_text_20__28_2_29__20__2b__20_Italic" style:display-name="Body text (2) + Italic" style:family="text" style:parent-style-name="Body_20_text_20__28_2_29__5f_">
      <style:text-properties fo:color="#000000" loext:opacity="100%" style:font-name="Times New Roman" fo:font-family="'Times New Roman'" style:font-family-generic="roman" style:font-pitch="variable" fo:letter-spacing="normal" fo:language="en" fo:country="US" fo:font-style="italic" style:font-name-asian="Times New Roman1" style:font-family-asian="'Times New Roman'" style:font-family-generic-asian="system" style:font-pitch-asian="variable" style:language-asian="en" style:country-asian="US" style:font-style-asian="italic" style:font-name-complex="Times New Roman1" style:font-family-complex="'Times New Roman'" style:font-family-generic-complex="system" style:font-pitch-complex="variable" style:language-complex="en" style:country-complex="US" style:font-style-complex="italic" style:text-scale="100%"/>
    </style:style>
    <style:style style:name="Body_20_text_20__28_2_29__20__2b__20_9_20_pt_2c_Italic" style:display-name="Body text (2) + 9 pt,Italic" style:family="text" style:parent-style-name="Body_20_text_20__28_2_29__5f_">
      <style:text-properties fo:color="#000000" loext:opacity="100%" style:font-name="Times New Roman" fo:font-family="'Times New Roman'" style:font-family-generic="roman" style:font-pitch="variable" fo:font-size="9pt" fo:letter-spacing="normal" fo:language="en" fo:country="US" fo:font-style="italic" style:font-name-asian="Times New Roman1" style:font-family-asian="'Times New Roman'" style:font-family-generic-asian="system" style:font-pitch-asian="variable" style:font-size-asian="9pt" style:language-asian="en" style:country-asian="US" style:font-style-asian="italic" style:font-name-complex="Times New Roman1" style:font-family-complex="'Times New Roman'" style:font-family-generic-complex="system" style:font-pitch-complex="variable" style:font-size-complex="9pt" style:language-complex="en" style:country-complex="US" style:font-style-complex="italic" style:text-scale="100%"/>
    </style:style>
    <style:style style:name="Body_20_text_20__28_2_29__20__2b__20_9_20_pt" style:display-name="Body text (2) + 9 pt" style:family="text" style:parent-style-name="Body_20_text_20__28_2_29__5f_">
      <style:text-properties fo:color="#000000" loext:opacity="100%" style:font-name="Times New Roman" fo:font-family="'Times New Roman'" style:font-family-generic="roman" style:font-pitch="variable" fo:font-size="9pt" fo:letter-spacing="normal" fo:language="en" fo:country="US" style:font-name-asian="Times New Roman1" style:font-family-asian="'Times New Roman'" style:font-family-generic-asian="system" style:font-pitch-asian="variable" style:font-size-asian="9pt" style:language-asian="en" style:country-asian="US" style:font-name-complex="Times New Roman1" style:font-family-complex="'Times New Roman'" style:font-family-generic-complex="system" style:font-pitch-complex="variable" style:font-size-complex="9pt" style:language-complex="en" style:country-complex="US" style:text-scale="100%"/>
    </style:style>
    <style:style style:name="ListLabel_20_1" style:display-name="ListLabel 1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2" style:display-name="ListLabel 2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3" style:display-name="ListLabel 3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4" style:display-name="ListLabel 4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5" style:display-name="ListLabel 5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6" style:display-name="ListLabel 6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7" style:display-name="ListLabel 7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8" style:display-name="ListLabel 8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9" style:display-name="ListLabel 9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10" style:display-name="ListLabel 10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11" style:display-name="ListLabel 11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12" style:display-name="ListLabel 12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13" style:display-name="ListLabel 13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14" style:display-name="ListLabel 14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15" style:display-name="ListLabel 15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16" style:display-name="ListLabel 16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17" style:display-name="ListLabel 17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18" style:display-name="ListLabel 18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19" style:display-name="ListLabel 19" style:family="text">
      <style:text-properties fo:font-variant="normal" fo:text-transform="none" fo:color="#000000" loext:opacity="100%" style:text-line-through-style="none" style:text-line-through-type="non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20" style:display-name="ListLabel 20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2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4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5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6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text:style-name="ListLabel_20_7" loext:num-list-format="%1%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8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text:style-name="ListLabel_20_9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10" loext:num-list-format="%1%" style:num-format="1" text:start-value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text:style-name="ListLabel_20_1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text:style-name="ListLabel_20_12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text:style-name="ListLabel_20_13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text:style-name="ListLabel_20_14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text:style-name="ListLabel_20_15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number text:level="1" text:style-name="ListLabel_20_16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number text:level="1" text:style-name="ListLabel_20_17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number text:level="1" text:style-name="ListLabel_20_18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">
      <text:list-level-style-bullet text:level="1" text:style-name="ListLabel_20_19" loext:num-list-format="-" style:num-suffix="-" text:bullet-char="-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2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">
      <text:list-level-style-number text:level="1" text:style-name="ListLabel_20_20" loext:num-list-format="%1%" style:num-format="1" text:start-value="1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orphans="0" fo:widows="0"/>
      <style:text-properties fo:font-size="1pt" style:font-size-asian="1pt" style:font-size-complex="1pt"/>
    </style:style>
    <style:style style:name="MP2" style:family="paragraph" style:parent-style-name="Header_20_or_20_footer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16.9cm" style:type="right"/>
        </style:tab-stops>
      </style:paragraph-properties>
    </style:style>
    <style:style style:name="MP3" style:family="paragraph">
      <loext:graphic-properties draw:fill="none"/>
    </style:style>
    <style:style style:name="MP4" style:family="paragraph" style:parent-style-name="Header_20_or_20_footer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MP5" style:family="paragraph" style:parent-style-name="Standard">
      <style:paragraph-properties fo:orphans="0" fo:widows="0"/>
    </style:style>
    <style:style style:name="MT1" style:family="text"/>
    <style:style style:name="Mfr1" style:family="graphic" style:parent-style-name="Frame">
      <style:graphic-properties fo:margin-left="0.176cm" fo:margin-right="0.176cm" style:run-through="background" style:wrap="run-through" style:number-wrapped-paragraphs="no-limit" style:vertical-pos="from-top" style:vertical-rel="page" style:horizontal-pos="from-left" style:horizontal-rel="page" draw:opacity="0%" fo:padding="0cm" fo:border="none" style:writing-mode="lr-tb" draw:wrap-influence-on-position="once-concurrent" loext:allow-overlap="true" draw:textarea-vertical-align="top"/>
    </style:style>
    <style:style style:name="Mfr2" style:family="graphic" style:parent-style-name="Frame">
      <style:graphic-properties style:run-through="background" style:wrap="run-through" style:number-wrapped-paragraphs="no-limit" style:vertical-pos="from-top" style:vertical-rel="page" style:horizontal-pos="from-left" style:horizontal-rel="page" draw:opacity="0%" fo:padding="0.15cm" fo:border="none" style:writing-mode="lr-tb" draw:textarea-vertical-align="top"/>
    </style:style>
    <style:style style:name="Mgr1" style:family="graphic" style:parent-style-name="Frame">
      <style:graphic-properties draw:stroke="none" svg:stroke-width="0cm" draw:fill="none" loext:fill-use-slide-background="false" draw:textarea-vertical-align="top" draw:auto-grow-height="true" fo:min-height="0cm" fo:min-width="0cm" fo:padding-top="0cm" fo:padding-bottom="0cm" fo:padding-left="0cm" fo:padding-right="0cm" fo:margin-left="0.176cm" fo:margin-right="0.176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Mgr2" style:family="graphic" style:parent-style-name="Frame">
      <style:graphic-properties draw:stroke="none" svg:stroke-width="0cm" draw:fill="none" loext:fill-use-slide-background="false" draw:textarea-vertical-align="top" draw:auto-grow-height="true" fo:min-height="0cm" fo:min-width="0cm" fo:padding-top="0cm" fo:padding-bottom="0cm" fo:padding-left="0cm" fo:padding-right="0cm" fo:wrap-option="no-wrap" fo:margin-left="0.176cm" fo:margin-right="0.176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page-layout style:name="Mpm1">
      <style:page-layout-properties fo:page-width="42cm" fo:page-height="29.7cm" style:num-format="1" style:print-orientation="landscape" fo:margin-top="4.969cm" fo:margin-bottom="4.724cm" fo:margin-left="5.551cm" fo:margin-right="7.297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42cm" fo:page-height="29.7cm" style:num-format="1" style:print-orientation="landscape" fo:margin-top="5.069cm" fo:margin-bottom="0.005cm" fo:margin-left="5.519cm" fo:margin-right="7.31cm" style:writing-mode="lr-tb" style:layout-grid-color="#c0c0c0" style:layout-grid-lines="33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3.297cm" fo:margin-left="0cm" fo:margin-right="0cm" fo:margin-top="3.196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Converted1" style:page-layout-name="Mpm2" draw:style-name="Mdp1">
      <style:footer>
        <text:p text:style-name="MP1"><draw:custom-shape text:anchor-type="char" draw:z-index="6" draw:name="Form1" draw:style-name="Mgr1" draw:text-style-name="MP3" svg:width="16.911cm" svg:height="0.387cm" svg:x="11.712cm" svg:y="27.317cm"><text:p text:style-name="MP2"><text:span text:style-name="Header_20_or_20_footer">490<text:tab/>491</text:span></text:p><draw:enhanced-geometry draw:type="0"/></draw:custom-shape></text:p>
      </style:footer>
      <style:footer-left>
        <text:p text:style-name="Footer"/>
      </style:footer-left>
    </style:master-page>
    <style:master-page style:name="Converted2" style:page-layout-name="Mpm2" draw:style-name="Mdp1" style:next-style-name="Converted1">
      <style:footer>
        <text:p text:style-name="MP1"><draw:custom-shape text:anchor-type="char" draw:z-index="7" draw:name="Form2" draw:style-name="Mgr2" draw:text-style-name="MP3" svg:width="0.488cm" svg:height="0.773cm" svg:x="11.483cm" svg:y="27.377cm"><text:p text:style-name="MP4"><text:span text:style-name="Header_20_or_20_footer">488</text:span></text:p><draw:enhanced-geometry draw:type="0"/></draw:custom-shape></text:p>
      </style:footer>
    </style:master-page>
    <style:master-page style:name="Converted3" style:page-layout-name="Mpm2" draw:style-name="Mdp1">
      <style:footer>
        <text:p text:style-name="MP1"><draw:custom-shape text:anchor-type="char" draw:z-index="0" draw:name="Form3" draw:style-name="Mgr2" draw:text-style-name="MP3" svg:width="0.498cm" svg:height="0.773cm" svg:x="28.231cm" svg:y="27.317cm"><text:p text:style-name="MP4"><text:span text:style-name="Header_20_or_20_footer">497</text:span></text:p><draw:enhanced-geometry draw:type="0"/></draw:custom-shape><draw:frame draw:style-name="Mfr1" draw:name="Rahmen3" text:anchor-type="char" svg:x="28.231cm" svg:y="27.317cm" svg:width="0.499cm" draw:z-index="0"><draw:text-box fo:min-height="0cm"><text:p text:style-name="MP4"><text:span text:style-name="Header_20_or_20_footer">497</text:span></text:p></draw:text-box></draw:frame><draw:frame draw:style-name="Mfr2" draw:name="Rahmen16" text:anchor-type="char" svg:x="28.231cm" svg:y="27.317cm" svg:width="0.494cm" draw:z-index="0"><draw:text-box fo:min-height="0.041cm"><text:p text:style-name="MP4"><text:span text:style-name="Header_20_or_20_footer">497</text:span></text:p></draw:text-box></draw:frame></text:p>
      </style:footer>
      <style:footer-left>
        <text:p text:style-name="MP1"><draw:custom-shape text:anchor-type="char" draw:z-index="5" draw:name="Form4" draw:style-name="Mgr2" draw:text-style-name="MP3" svg:width="0.498cm" svg:height="0.773cm" svg:x="28.231cm" svg:y="27.317cm"><text:p text:style-name="MP4"><text:span text:style-name="Header_20_or_20_footer">497</text:span></text:p><draw:enhanced-geometry draw:type="0"/></draw:custom-shape></text:p>
      </style:footer-left>
    </style:master-page>
    <style:master-page style:name="Converted4" style:page-layout-name="Mpm2" draw:style-name="Mdp1" style:next-style-name="Converted3"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4.5.1$Windows_X86_64 LibreOffice_project/9c0871452b3918c1019dde9bfac75448afc4b57f</meta:generator>
    <dc:date>2023-03-15T08:18:15.898000000</dc:date>
    <meta:editing-duration>PT7M17S</meta:editing-duration>
    <meta:editing-cycles>1</meta:editing-cycles>
    <meta:document-statistic meta:table-count="0" meta:image-count="0" meta:object-count="0" meta:page-count="6" meta:paragraph-count="404" meta:word-count="4307" meta:character-count="22166" meta:non-whitespace-character-count="18331"/>
  </office:meta>
</office:document-meta>
</file>